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414" calcext:value-type="float">
            <text:p>414</text:p>
          </table:table-cell>
          <table:table-cell office:value-type="float" office:value="214" calcext:value-type="float">
            <text:p>214</text:p>
          </table:table-cell>
          <table:table-cell office:value-type="float" office:value="422" calcext:value-type="float">
            <text:p>422</text:p>
          </table:table-cell>
          <table:table-cell office:value-type="float" office:value="639" calcext:value-type="float">
            <text:p>639</text:p>
          </table:table-cell>
          <table:table-cell office:value-type="float" office:value="871" calcext:value-type="float">
            <text:p>871</text:p>
          </table:table-cell>
          <table:table-cell office:value-type="float" office:value="1108" calcext:value-type="float">
            <text:p>1108</text:p>
          </table:table-cell>
          <table:table-cell office:value-type="float" office:value="1343" calcext:value-type="float">
            <text:p>1343</text:p>
          </table:table-cell>
          <table:table-cell office:value-type="float" office:value="1580" calcext:value-type="float">
            <text:p>1580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880" calcext:value-type="float">
            <text:p>880</text:p>
          </table:table-cell>
          <table:table-cell office:value-type="float" office:value="1356" calcext:value-type="float">
            <text:p>1356</text:p>
          </table:table-cell>
          <table:table-cell office:value-type="float" office:value="1828" calcext:value-type="float">
            <text:p>1828</text:p>
          </table:table-cell>
          <table:table-cell table:number-columns-repeated="4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414" calcext:value-type="float">
            <text:p>414</text:p>
          </table:table-cell>
          <table:table-cell office:value-type="float" office:value="647" calcext:value-type="float">
            <text:p>647</text:p>
          </table:table-cell>
          <table:table-cell office:value-type="float" office:value="1360" calcext:value-type="float">
            <text:p>1360</text:p>
          </table:table-cell>
          <table:table-cell office:value-type="float" office:value="2054" calcext:value-type="float">
            <text:p>2054</text:p>
          </table:table-cell>
          <table:table-cell table:number-columns-repeated="5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5171" calcext:value-type="float">
            <text:p>5171</text:p>
          </table:table-cell>
          <table:table-cell office:value-type="float" office:value="3212" calcext:value-type="float">
            <text:p>3212</text:p>
          </table:table-cell>
          <table:table-cell office:value-type="float" office:value="6336" calcext:value-type="float">
            <text:p>6336</text:p>
          </table:table-cell>
          <table:table-cell office:value-type="float" office:value="9650" calcext:value-type="float">
            <text:p>9650</text:p>
          </table:table-cell>
          <table:table-cell office:value-type="float" office:value="12974" calcext:value-type="float">
            <text:p>12974</text:p>
          </table:table-cell>
          <table:table-cell office:value-type="float" office:value="16384" calcext:value-type="float">
            <text:p>16384</text:p>
          </table:table-cell>
          <table:table-cell office:value-type="float" office:value="19987" calcext:value-type="float">
            <text:p>19987</text:p>
          </table:table-cell>
          <table:table-cell office:value-type="float" office:value="23789" calcext:value-type="float">
            <text:p>23789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5171" calcext:value-type="float">
            <text:p>5171</text:p>
          </table:table-cell>
          <table:table-cell office:value-type="float" office:value="5121" calcext:value-type="float">
            <text:p>5121</text:p>
          </table:table-cell>
          <table:table-cell office:value-type="float" office:value="10443" calcext:value-type="float">
            <text:p>10443</text:p>
          </table:table-cell>
          <table:table-cell office:value-type="float" office:value="15887" calcext:value-type="float">
            <text:p>15887</text:p>
          </table:table-cell>
          <table:table-cell office:value-type="float" office:value="21772" calcext:value-type="float">
            <text:p>21772</text:p>
          </table:table-cell>
          <table:table-cell office:value-type="float" office:value="28253" calcext:value-type="float">
            <text:p>28253</text:p>
          </table:table-cell>
          <table:table-cell office:value-type="float" office:value="35390" calcext:value-type="float">
            <text:p>35390</text:p>
          </table:table-cell>
          <table:table-cell office:value-type="float" office:value="43139" calcext:value-type="float">
            <text:p>43139</text:p>
          </table:table-cell>
          <table:table-cell office:value-type="float" office:value="51612" calcext:value-type="float">
            <text:p>516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5171" calcext:value-type="float">
            <text:p>5171</text:p>
          </table:table-cell>
          <table:table-cell office:value-type="float" office:value="7120" calcext:value-type="float">
            <text:p>7120</text:p>
          </table:table-cell>
          <table:table-cell office:value-type="float" office:value="14578" calcext:value-type="float">
            <text:p>14578</text:p>
          </table:table-cell>
          <table:table-cell office:value-type="float" office:value="22683" calcext:value-type="float">
            <text:p>22683</text:p>
          </table:table-cell>
          <table:table-cell office:value-type="float" office:value="31961" calcext:value-type="float">
            <text:p>31961</text:p>
          </table:table-cell>
          <table:table-cell office:value-type="float" office:value="42429" calcext:value-type="float">
            <text:p>42429</text:p>
          </table:table-cell>
          <table:table-cell office:value-type="float" office:value="54245" calcext:value-type="float">
            <text:p>54245</text:p>
          </table:table-cell>
          <table:table-cell table:number-columns-repeated="2" office:value-type="float" office:value="65187" calcext:value-type="float">
            <text:p>65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81646" calcext:value-type="float">
            <text:p>181646</text:p>
          </table:table-cell>
          <table:table-cell office:value-type="float" office:value="117305" calcext:value-type="float">
            <text:p>117305</text:p>
          </table:table-cell>
          <table:table-cell office:value-type="float" office:value="234791" calcext:value-type="float">
            <text:p>234791</text:p>
          </table:table-cell>
          <table:table-cell office:value-type="float" office:value="353926" calcext:value-type="float">
            <text:p>353926</text:p>
          </table:table-cell>
          <table:table-cell office:value-type="float" office:value="474357" calcext:value-type="float">
            <text:p>474357</text:p>
          </table:table-cell>
          <table:table-cell office:value-type="float" office:value="596901" calcext:value-type="float">
            <text:p>596901</text:p>
          </table:table-cell>
          <table:table-cell office:value-type="float" office:value="721869" calcext:value-type="float">
            <text:p>721869</text:p>
          </table:table-cell>
          <table:table-cell office:value-type="float" office:value="850074" calcext:value-type="float">
            <text:p>850074</text:p>
          </table:table-cell>
          <table:table-cell office:value-type="float" office:value="981205" calcext:value-type="float">
            <text:p>9812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81646" calcext:value-type="float">
            <text:p>181646</text:p>
          </table:table-cell>
          <table:table-cell office:value-type="float" office:value="187320" calcext:value-type="float">
            <text:p>187320</text:p>
          </table:table-cell>
          <table:table-cell office:value-type="float" office:value="376947" calcext:value-type="float">
            <text:p>376947</text:p>
          </table:table-cell>
          <table:table-cell office:value-type="float" office:value="570738" calcext:value-type="float">
            <text:p>570738</text:p>
          </table:table-cell>
          <table:table-cell office:value-type="float" office:value="770651" calcext:value-type="float">
            <text:p>770651</text:p>
          </table:table-cell>
          <table:table-cell office:value-type="float" office:value="978482" calcext:value-type="float">
            <text:p>978482</text:p>
          </table:table-cell>
          <table:table-cell office:value-type="float" office:value="1193782" calcext:value-type="float">
            <text:p>1193782</text:p>
          </table:table-cell>
          <table:table-cell office:value-type="float" office:value="1413959" calcext:value-type="float">
            <text:p>1413959</text:p>
          </table:table-cell>
          <table:table-cell office:value-type="float" office:value="1636911" calcext:value-type="float">
            <text:p>16369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81646" calcext:value-type="float">
            <text:p>181646</text:p>
          </table:table-cell>
          <table:table-cell office:value-type="float" office:value="257385" calcext:value-type="float">
            <text:p>257385</text:p>
          </table:table-cell>
          <table:table-cell office:value-type="float" office:value="521162" calcext:value-type="float">
            <text:p>521162</text:p>
          </table:table-cell>
          <table:table-cell office:value-type="float" office:value="795252" calcext:value-type="float">
            <text:p>795252</text:p>
          </table:table-cell>
          <table:table-cell office:value-type="float" office:value="1083917" calcext:value-type="float">
            <text:p>1083917</text:p>
          </table:table-cell>
          <table:table-cell office:value-type="float" office:value="1384499" calcext:value-type="float">
            <text:p>1384499</text:p>
          </table:table-cell>
          <table:table-cell office:value-type="float" office:value="1690853" calcext:value-type="float">
            <text:p>1690853</text:p>
          </table:table-cell>
          <table:table-cell office:value-type="float" office:value="2001963" calcext:value-type="float">
            <text:p>2001963</text:p>
          </table:table-cell>
          <table:table-cell office:value-type="float" office:value="2317706" calcext:value-type="float">
            <text:p>23177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50337" calcext:value-type="float">
            <text:p>50337</text:p>
          </table:table-cell>
          <table:table-cell office:value-type="float" office:value="40675" calcext:value-type="float">
            <text:p>40675</text:p>
          </table:table-cell>
          <table:table-cell office:value-type="float" office:value="84179" calcext:value-type="float">
            <text:p>84179</text:p>
          </table:table-cell>
          <table:table-cell office:value-type="float" office:value="130660" calcext:value-type="float">
            <text:p>130660</text:p>
          </table:table-cell>
          <table:table-cell office:value-type="float" office:value="181565" calcext:value-type="float">
            <text:p>181565</text:p>
          </table:table-cell>
          <table:table-cell office:value-type="float" office:value="236484" calcext:value-type="float">
            <text:p>236484</text:p>
          </table:table-cell>
          <table:table-cell office:value-type="float" office:value="296832" calcext:value-type="float">
            <text:p>296832</text:p>
          </table:table-cell>
          <table:table-cell office:value-type="float" office:value="360030" calcext:value-type="float">
            <text:p>360030</text:p>
          </table:table-cell>
          <table:table-cell office:value-type="float" office:value="424438" calcext:value-type="float">
            <text:p>4244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50337" calcext:value-type="float">
            <text:p>50337</text:p>
          </table:table-cell>
          <table:table-cell office:value-type="float" office:value="47698" calcext:value-type="float">
            <text:p>47698</text:p>
          </table:table-cell>
          <table:table-cell office:value-type="float" office:value="99336" calcext:value-type="float">
            <text:p>99336</text:p>
          </table:table-cell>
          <table:table-cell office:value-type="float" office:value="159742" calcext:value-type="float">
            <text:p>159742</text:p>
          </table:table-cell>
          <table:table-cell office:value-type="float" office:value="231144" calcext:value-type="float">
            <text:p>231144</text:p>
          </table:table-cell>
          <table:table-cell office:value-type="float" office:value="310207" calcext:value-type="float">
            <text:p>310207</text:p>
          </table:table-cell>
          <table:table-cell office:value-type="float" office:value="392808" calcext:value-type="float">
            <text:p>392808</text:p>
          </table:table-cell>
          <table:table-cell office:value-type="float" office:value="484200" calcext:value-type="float">
            <text:p>484200</text:p>
          </table:table-cell>
          <table:table-cell office:value-type="float" office:value="587555" calcext:value-type="float">
            <text:p>5875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50337" calcext:value-type="float">
            <text:p>50337</text:p>
          </table:table-cell>
          <table:table-cell office:value-type="float" office:value="54788" calcext:value-type="float">
            <text:p>54788</text:p>
          </table:table-cell>
          <table:table-cell office:value-type="float" office:value="117809" calcext:value-type="float">
            <text:p>117809</text:p>
          </table:table-cell>
          <table:table-cell office:value-type="float" office:value="198746" calcext:value-type="float">
            <text:p>198746</text:p>
          </table:table-cell>
          <table:table-cell office:value-type="float" office:value="294179" calcext:value-type="float">
            <text:p>294179</text:p>
          </table:table-cell>
          <table:table-cell office:value-type="float" office:value="402340" calcext:value-type="float">
            <text:p>402340</text:p>
          </table:table-cell>
          <table:table-cell office:value-type="float" office:value="528558" calcext:value-type="float">
            <text:p>528558</text:p>
          </table:table-cell>
          <table:table-cell office:value-type="float" office:value="680890" calcext:value-type="float">
            <text:p>680890</text:p>
          </table:table-cell>
          <table:table-cell office:value-type="float" office:value="918172" calcext:value-type="float">
            <text:p>9181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98" calcext:value-type="float">
            <text:p>198</text:p>
          </table:table-cell>
          <table:table-cell office:value-type="float" office:value="131" calcext:value-type="float">
            <text:p>131</text:p>
          </table:table-cell>
          <table:table-cell office:value-type="float" office:value="257" calcext:value-type="float">
            <text:p>257</text:p>
          </table:table-cell>
          <table:table-cell office:value-type="float" office:value="388" calcext:value-type="float">
            <text:p>388</text:p>
          </table:table-cell>
          <table:table-cell office:value-type="float" office:value="887" calcext:value-type="float">
            <text:p>887</text:p>
          </table:table-cell>
          <table:table-cell table:number-columns-repeated="4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425" calcext:value-type="float">
            <text:p>425</text:p>
          </table:table-cell>
          <table:table-cell office:value-type="float" office:value="1747" calcext:value-type="float">
            <text:p>1747</text:p>
          </table:table-cell>
          <table:table-cell table:number-columns-repeated="5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1202" calcext:value-type="float">
            <text:p>1202</text:p>
          </table:table-cell>
          <table:table-cell table:number-columns-repeated="6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8977" calcext:value-type="float">
            <text:p>8977</text:p>
          </table:table-cell>
          <table:table-cell office:value-type="float" office:value="5363" calcext:value-type="float">
            <text:p>5363</text:p>
          </table:table-cell>
          <table:table-cell office:value-type="float" office:value="12108" calcext:value-type="float">
            <text:p>12108</text:p>
          </table:table-cell>
          <table:table-cell office:value-type="float" office:value="19656" calcext:value-type="float">
            <text:p>19656</text:p>
          </table:table-cell>
          <table:table-cell office:value-type="float" office:value="28963" calcext:value-type="float">
            <text:p>28963</text:p>
          </table:table-cell>
          <table:table-cell office:value-type="float" office:value="40321" calcext:value-type="float">
            <text:p>40321</text:p>
          </table:table-cell>
          <table:table-cell office:value-type="float" office:value="55575" calcext:value-type="float">
            <text:p>55575</text:p>
          </table:table-cell>
          <table:table-cell office:value-type="float" office:value="74533" calcext:value-type="float">
            <text:p>74533</text:p>
          </table:table-cell>
          <table:table-cell office:value-type="float" office:value="96881" calcext:value-type="float">
            <text:p>968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8977" calcext:value-type="float">
            <text:p>8977</text:p>
          </table:table-cell>
          <table:table-cell office:value-type="float" office:value="7102" calcext:value-type="float">
            <text:p>7102</text:p>
          </table:table-cell>
          <table:table-cell office:value-type="float" office:value="16108" calcext:value-type="float">
            <text:p>16108</text:p>
          </table:table-cell>
          <table:table-cell office:value-type="float" office:value="29100" calcext:value-type="float">
            <text:p>29100</text:p>
          </table:table-cell>
          <table:table-cell office:value-type="float" office:value="48575" calcext:value-type="float">
            <text:p>48575</text:p>
          </table:table-cell>
          <table:table-cell office:value-type="float" office:value="75322" calcext:value-type="float">
            <text:p>75322</text:p>
          </table:table-cell>
          <table:table-cell office:value-type="float" office:value="109491" calcext:value-type="float">
            <text:p>109491</text:p>
          </table:table-cell>
          <table:table-cell office:value-type="float" office:value="159325" calcext:value-type="float">
            <text:p>159325</text:p>
          </table:table-cell>
          <table:table-cell office:value-type="float" office:value="236407" calcext:value-type="float">
            <text:p>2364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8977" calcext:value-type="float">
            <text:p>8977</text:p>
          </table:table-cell>
          <table:table-cell office:value-type="float" office:value="8889" calcext:value-type="float">
            <text:p>8889</text:p>
          </table:table-cell>
          <table:table-cell office:value-type="float" office:value="22008" calcext:value-type="float">
            <text:p>22008</text:p>
          </table:table-cell>
          <table:table-cell office:value-type="float" office:value="45169" calcext:value-type="float">
            <text:p>45169</text:p>
          </table:table-cell>
          <table:table-cell office:value-type="float" office:value="80856" calcext:value-type="float">
            <text:p>80856</text:p>
          </table:table-cell>
          <table:table-cell office:value-type="float" office:value="135864" calcext:value-type="float">
            <text:p>135864</text:p>
          </table:table-cell>
          <table:table-cell office:value-type="float" office:value="229594" calcext:value-type="float">
            <text:p>229594</text:p>
          </table:table-cell>
          <table:table-cell office:value-type="float" office:value="380961" calcext:value-type="float">
            <text:p>380961</text:p>
          </table:table-cell>
          <table:table-cell office:value-type="float" office:value="682117" calcext:value-type="float">
            <text:p>6821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52772" calcext:value-type="float">
            <text:p>152772</text:p>
          </table:table-cell>
          <table:table-cell office:value-type="float" office:value="123315" calcext:value-type="float">
            <text:p>123315</text:p>
          </table:table-cell>
          <table:table-cell office:value-type="float" office:value="240531" calcext:value-type="float">
            <text:p>240531</text:p>
          </table:table-cell>
          <table:table-cell office:value-type="float" office:value="353323" calcext:value-type="float">
            <text:p>353323</text:p>
          </table:table-cell>
          <table:table-cell office:value-type="float" office:value="467361" calcext:value-type="float">
            <text:p>467361</text:p>
          </table:table-cell>
          <table:table-cell office:value-type="float" office:value="582987" calcext:value-type="float">
            <text:p>582987</text:p>
          </table:table-cell>
          <table:table-cell office:value-type="float" office:value="702986" calcext:value-type="float">
            <text:p>702986</text:p>
          </table:table-cell>
          <table:table-cell office:value-type="float" office:value="826697" calcext:value-type="float">
            <text:p>826697</text:p>
          </table:table-cell>
          <table:table-cell office:value-type="float" office:value="952951" calcext:value-type="float">
            <text:p>9529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52772" calcext:value-type="float">
            <text:p>152772</text:p>
          </table:table-cell>
          <table:table-cell office:value-type="float" office:value="171605" calcext:value-type="float">
            <text:p>171605</text:p>
          </table:table-cell>
          <table:table-cell office:value-type="float" office:value="329653" calcext:value-type="float">
            <text:p>329653</text:p>
          </table:table-cell>
          <table:table-cell office:value-type="float" office:value="490387" calcext:value-type="float">
            <text:p>490387</text:p>
          </table:table-cell>
          <table:table-cell office:value-type="float" office:value="657517" calcext:value-type="float">
            <text:p>657517</text:p>
          </table:table-cell>
          <table:table-cell office:value-type="float" office:value="832067" calcext:value-type="float">
            <text:p>832067</text:p>
          </table:table-cell>
          <table:table-cell office:value-type="float" office:value="1011920" calcext:value-type="float">
            <text:p>1011920</text:p>
          </table:table-cell>
          <table:table-cell office:value-type="float" office:value="1200667" calcext:value-type="float">
            <text:p>1200667</text:p>
          </table:table-cell>
          <table:table-cell office:value-type="float" office:value="1403355" calcext:value-type="float">
            <text:p>1403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52772" calcext:value-type="float">
            <text:p>152772</text:p>
          </table:table-cell>
          <table:table-cell office:value-type="float" office:value="216952" calcext:value-type="float">
            <text:p>216952</text:p>
          </table:table-cell>
          <table:table-cell office:value-type="float" office:value="421117" calcext:value-type="float">
            <text:p>421117</text:p>
          </table:table-cell>
          <table:table-cell office:value-type="float" office:value="634847" calcext:value-type="float">
            <text:p>634847</text:p>
          </table:table-cell>
          <table:table-cell office:value-type="float" office:value="861189" calcext:value-type="float">
            <text:p>861189</text:p>
          </table:table-cell>
          <table:table-cell office:value-type="float" office:value="1100935" calcext:value-type="float">
            <text:p>1100935</text:p>
          </table:table-cell>
          <table:table-cell office:value-type="float" office:value="1359553" calcext:value-type="float">
            <text:p>1359553</text:p>
          </table:table-cell>
          <table:table-cell office:value-type="float" office:value="1649419" calcext:value-type="float">
            <text:p>1649419</text:p>
          </table:table-cell>
          <table:table-cell office:value-type="float" office:value="2024842" calcext:value-type="float">
            <text:p>20248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11480" calcext:value-type="float">
            <text:p>11480</text:p>
          </table:table-cell>
          <table:table-cell office:value-type="float" office:value="6296" calcext:value-type="float">
            <text:p>6296</text:p>
          </table:table-cell>
          <table:table-cell office:value-type="float" office:value="13587" calcext:value-type="float">
            <text:p>13587</text:p>
          </table:table-cell>
          <table:table-cell office:value-type="float" office:value="21842" calcext:value-type="float">
            <text:p>21842</text:p>
          </table:table-cell>
          <table:table-cell office:value-type="float" office:value="31735" calcext:value-type="float">
            <text:p>31735</text:p>
          </table:table-cell>
          <table:table-cell office:value-type="float" office:value="43209" calcext:value-type="float">
            <text:p>43209</text:p>
          </table:table-cell>
          <table:table-cell office:value-type="float" office:value="57558" calcext:value-type="float">
            <text:p>57558</text:p>
          </table:table-cell>
          <table:table-cell office:value-type="float" office:value="74061" calcext:value-type="float">
            <text:p>74061</text:p>
          </table:table-cell>
          <table:table-cell office:value-type="float" office:value="92340" calcext:value-type="float">
            <text:p>923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11480" calcext:value-type="float">
            <text:p>11480</text:p>
          </table:table-cell>
          <table:table-cell office:value-type="float" office:value="10135" calcext:value-type="float">
            <text:p>10135</text:p>
          </table:table-cell>
          <table:table-cell office:value-type="float" office:value="22617" calcext:value-type="float">
            <text:p>22617</text:p>
          </table:table-cell>
          <table:table-cell office:value-type="float" office:value="39138" calcext:value-type="float">
            <text:p>39138</text:p>
          </table:table-cell>
          <table:table-cell office:value-type="float" office:value="61016" calcext:value-type="float">
            <text:p>61016</text:p>
          </table:table-cell>
          <table:table-cell office:value-type="float" office:value="88097" calcext:value-type="float">
            <text:p>88097</text:p>
          </table:table-cell>
          <table:table-cell office:value-type="float" office:value="120846" calcext:value-type="float">
            <text:p>120846</text:p>
          </table:table-cell>
          <table:table-cell table:number-columns-repeated="2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11480" calcext:value-type="float">
            <text:p>11480</text:p>
          </table:table-cell>
          <table:table-cell office:value-type="float" office:value="14294" calcext:value-type="float">
            <text:p>14294</text:p>
          </table:table-cell>
          <table:table-cell office:value-type="float" office:value="33948" calcext:value-type="float">
            <text:p>33948</text:p>
          </table:table-cell>
          <table:table-cell office:value-type="float" office:value="62760" calcext:value-type="float">
            <text:p>62760</text:p>
          </table:table-cell>
          <table:table-cell office:value-type="float" office:value="101396" calcext:value-type="float">
            <text:p>101396</text:p>
          </table:table-cell>
          <table:table-cell table:number-columns-repeated="4" office:value-type="float" office:value="133895" calcext:value-type="float">
            <text:p>133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471" calcext:value-type="float">
            <text:p>471</text:p>
          </table:table-cell>
          <table:table-cell office:value-type="float" office:value="229" calcext:value-type="float">
            <text:p>229</text:p>
          </table:table-cell>
          <table:table-cell office:value-type="float" office:value="532" calcext:value-type="float">
            <text:p>532</text:p>
          </table:table-cell>
          <table:table-cell office:value-type="float" office:value="812" calcext:value-type="float">
            <text:p>812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471" calcext:value-type="float">
            <text:p>471</text:p>
          </table:table-cell>
          <table:table-cell office:value-type="float" office:value="541" calcext:value-type="float">
            <text:p>541</text:p>
          </table:table-cell>
          <table:table-cell office:value-type="float" office:value="1100" calcext:value-type="float">
            <text:p>1100</text:p>
          </table:table-cell>
          <table:table-cell table:number-columns-repeated="6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471" calcext:value-type="float">
            <text:p>471</text:p>
          </table:table-cell>
          <table:table-cell office:value-type="float" office:value="828" calcext:value-type="float">
            <text:p>828</text:p>
          </table:table-cell>
          <table:table-cell table:number-columns-repeated="7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1479" calcext:value-type="float">
            <text:p>1479</text:p>
          </table:table-cell>
          <table:table-cell office:value-type="float" office:value="650" calcext:value-type="float">
            <text:p>650</text:p>
          </table:table-cell>
          <table:table-cell office:value-type="float" office:value="1305" calcext:value-type="float">
            <text:p>1305</text:p>
          </table:table-cell>
          <table:table-cell office:value-type="float" office:value="1926" calcext:value-type="float">
            <text:p>1926</text:p>
          </table:table-cell>
          <table:table-cell office:value-type="float" office:value="3211" calcext:value-type="float">
            <text:p>3211</text:p>
          </table:table-cell>
          <table:table-cell office:value-type="float" office:value="5247" calcext:value-type="float">
            <text:p>5247</text:p>
          </table:table-cell>
          <table:table-cell office:value-type="float" office:value="9316" calcext:value-type="float">
            <text:p>9316</text:p>
          </table:table-cell>
          <table:table-cell office:value-type="float" office:value="15788" calcext:value-type="float">
            <text:p>15788</text:p>
          </table:table-cell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1479" calcext:value-type="float">
            <text:p>1479</text:p>
          </table:table-cell>
          <table:table-cell office:value-type="float" office:value="1789" calcext:value-type="float">
            <text:p>1789</text:p>
          </table:table-cell>
          <table:table-cell office:value-type="float" office:value="3485" calcext:value-type="float">
            <text:p>3485</text:p>
          </table:table-cell>
          <table:table-cell office:value-type="float" office:value="7092" calcext:value-type="float">
            <text:p>7092</text:p>
          </table:table-cell>
          <table:table-cell office:value-type="float" office:value="15613" calcext:value-type="float">
            <text:p>15613</text:p>
          </table:table-cell>
          <table:table-cell table:number-columns-repeated="4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1479" calcext:value-type="float">
            <text:p>1479</text:p>
          </table:table-cell>
          <table:table-cell office:value-type="float" office:value="2876" calcext:value-type="float">
            <text:p>2876</text:p>
          </table:table-cell>
          <table:table-cell office:value-type="float" office:value="6929" calcext:value-type="float">
            <text:p>6929</text:p>
          </table:table-cell>
          <table:table-cell office:value-type="float" office:value="19526" calcext:value-type="float">
            <text:p>19526</text:p>
          </table:table-cell>
          <table:table-cell table:number-columns-repeated="5" office:value-type="float" office:value="20789" calcext:value-type="float">
            <text:p>20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2710" calcext:value-type="float">
            <text:p>2710</text:p>
          </table:table-cell>
          <table:table-cell office:value-type="float" office:value="1979" calcext:value-type="float">
            <text:p>1979</text:p>
          </table:table-cell>
          <table:table-cell office:value-type="float" office:value="3614" calcext:value-type="float">
            <text:p>3614</text:p>
          </table:table-cell>
          <table:table-cell office:value-type="float" office:value="5098" calcext:value-type="float">
            <text:p>5098</text:p>
          </table:table-cell>
          <table:table-cell table:number-columns-repeated="5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2710" calcext:value-type="float">
            <text:p>2710</text:p>
          </table:table-cell>
          <table:table-cell office:value-type="float" office:value="2709" calcext:value-type="float">
            <text:p>2709</text:p>
          </table:table-cell>
          <table:table-cell office:value-type="float" office:value="4866" calcext:value-type="float">
            <text:p>4866</text:p>
          </table:table-cell>
          <table:table-cell table:number-columns-repeated="6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2710" calcext:value-type="float">
            <text:p>2710</text:p>
          </table:table-cell>
          <table:table-cell office:value-type="float" office:value="3377" calcext:value-type="float">
            <text:p>3377</text:p>
          </table:table-cell>
          <table:table-cell table:number-columns-repeated="7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5106" calcext:value-type="float">
            <text:p>55106</text:p>
          </table:table-cell>
          <table:table-cell office:value-type="float" office:value="40222" calcext:value-type="float">
            <text:p>40222</text:p>
          </table:table-cell>
          <table:table-cell office:value-type="float" office:value="75907" calcext:value-type="float">
            <text:p>75907</text:p>
          </table:table-cell>
          <table:table-cell office:value-type="float" office:value="113703" calcext:value-type="float">
            <text:p>113703</text:p>
          </table:table-cell>
          <table:table-cell office:value-type="float" office:value="155060" calcext:value-type="float">
            <text:p>155060</text:p>
          </table:table-cell>
          <table:table-cell office:value-type="float" office:value="211032" calcext:value-type="float">
            <text:p>211032</text:p>
          </table:table-cell>
          <table:table-cell table:number-columns-repeated="3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5106" calcext:value-type="float">
            <text:p>55106</text:p>
          </table:table-cell>
          <table:table-cell office:value-type="float" office:value="60302" calcext:value-type="float">
            <text:p>60302</text:p>
          </table:table-cell>
          <table:table-cell office:value-type="float" office:value="118680" calcext:value-type="float">
            <text:p>118680</text:p>
          </table:table-cell>
          <table:table-cell office:value-type="float" office:value="196917" calcext:value-type="float">
            <text:p>196917</text:p>
          </table:table-cell>
          <table:table-cell table:number-columns-repeated="5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5106" calcext:value-type="float">
            <text:p>55106</text:p>
          </table:table-cell>
          <table:table-cell office:value-type="float" office:value="80486" calcext:value-type="float">
            <text:p>80486</text:p>
          </table:table-cell>
          <table:table-cell office:value-type="float" office:value="167544" calcext:value-type="float">
            <text:p>167544</text:p>
          </table:table-cell>
          <table:table-cell table:number-columns-repeated="6" office:value-type="float" office:value="258249" calcext:value-type="float">
            <text:p>258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34932" calcext:value-type="float">
            <text:p>234932</text:p>
          </table:table-cell>
          <table:table-cell office:value-type="float" office:value="176054" calcext:value-type="float">
            <text:p>176054</text:p>
          </table:table-cell>
          <table:table-cell office:value-type="float" office:value="354671" calcext:value-type="float">
            <text:p>354671</text:p>
          </table:table-cell>
          <table:table-cell office:value-type="float" office:value="536994" calcext:value-type="float">
            <text:p>536994</text:p>
          </table:table-cell>
          <table:table-cell office:value-type="float" office:value="728380" calcext:value-type="float">
            <text:p>728380</text:p>
          </table:table-cell>
          <table:table-cell office:value-type="float" office:value="928100" calcext:value-type="float">
            <text:p>928100</text:p>
          </table:table-cell>
          <table:table-cell office:value-type="float" office:value="1141755" calcext:value-type="float">
            <text:p>1141755</text:p>
          </table:table-cell>
          <table:table-cell office:value-type="float" office:value="1370213" calcext:value-type="float">
            <text:p>1370213</text:p>
          </table:table-cell>
          <table:table-cell office:value-type="float" office:value="1613392" calcext:value-type="float">
            <text:p>16133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34932" calcext:value-type="float">
            <text:p>234932</text:p>
          </table:table-cell>
          <table:table-cell office:value-type="float" office:value="225299" calcext:value-type="float">
            <text:p>225299</text:p>
          </table:table-cell>
          <table:table-cell office:value-type="float" office:value="454899" calcext:value-type="float">
            <text:p>454899</text:p>
          </table:table-cell>
          <table:table-cell office:value-type="float" office:value="698038" calcext:value-type="float">
            <text:p>698038</text:p>
          </table:table-cell>
          <table:table-cell office:value-type="float" office:value="958326" calcext:value-type="float">
            <text:p>958326</text:p>
          </table:table-cell>
          <table:table-cell office:value-type="float" office:value="1241555" calcext:value-type="float">
            <text:p>1241555</text:p>
          </table:table-cell>
          <table:table-cell office:value-type="float" office:value="1549491" calcext:value-type="float">
            <text:p>1549491</text:p>
          </table:table-cell>
          <table:table-cell office:value-type="float" office:value="1887156" calcext:value-type="float">
            <text:p>1887156</text:p>
          </table:table-cell>
          <table:table-cell office:value-type="float" office:value="2257217" calcext:value-type="float">
            <text:p>2257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34932" calcext:value-type="float">
            <text:p>234932</text:p>
          </table:table-cell>
          <table:table-cell office:value-type="float" office:value="274598" calcext:value-type="float">
            <text:p>274598</text:p>
          </table:table-cell>
          <table:table-cell office:value-type="float" office:value="559576" calcext:value-type="float">
            <text:p>559576</text:p>
          </table:table-cell>
          <table:table-cell office:value-type="float" office:value="869952" calcext:value-type="float">
            <text:p>869952</text:p>
          </table:table-cell>
          <table:table-cell office:value-type="float" office:value="1212115" calcext:value-type="float">
            <text:p>1212115</text:p>
          </table:table-cell>
          <table:table-cell office:value-type="float" office:value="1596782" calcext:value-type="float">
            <text:p>1596782</text:p>
          </table:table-cell>
          <table:table-cell office:value-type="float" office:value="2031482" calcext:value-type="float">
            <text:p>2031482</text:p>
          </table:table-cell>
          <table:table-cell office:value-type="float" office:value="2523348" calcext:value-type="float">
            <text:p>2523348</text:p>
          </table:table-cell>
          <table:table-cell office:value-type="float" office:value="2820755" calcext:value-type="float">
            <text:p>2820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2562" calcext:value-type="float">
            <text:p>2562</text:p>
          </table:table-cell>
          <table:table-cell office:value-type="float" office:value="1900" calcext:value-type="float">
            <text:p>1900</text:p>
          </table:table-cell>
          <table:table-cell office:value-type="float" office:value="4114" calcext:value-type="float">
            <text:p>4114</text:p>
          </table:table-cell>
          <table:table-cell office:value-type="float" office:value="6240" calcext:value-type="float">
            <text:p>6240</text:p>
          </table:table-cell>
          <table:table-cell office:value-type="float" office:value="8849" calcext:value-type="float">
            <text:p>8849</text:p>
          </table:table-cell>
          <table:table-cell office:value-type="float" office:value="11859" calcext:value-type="float">
            <text:p>11859</text:p>
          </table:table-cell>
          <table:table-cell office:value-type="float" office:value="15936" calcext:value-type="float">
            <text:p>15936</text:p>
          </table:table-cell>
          <table:table-cell table:number-columns-repeated="2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2562" calcext:value-type="float">
            <text:p>2562</text:p>
          </table:table-cell>
          <table:table-cell office:value-type="float" office:value="2582" calcext:value-type="float">
            <text:p>2582</text:p>
          </table:table-cell>
          <table:table-cell office:value-type="float" office:value="5394" calcext:value-type="float">
            <text:p>5394</text:p>
          </table:table-cell>
          <table:table-cell office:value-type="float" office:value="9349" calcext:value-type="float">
            <text:p>9349</text:p>
          </table:table-cell>
          <table:table-cell office:value-type="float" office:value="14945" calcext:value-type="float">
            <text:p>14945</text:p>
          </table:table-cell>
          <table:table-cell table:number-columns-repeated="4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2562" calcext:value-type="float">
            <text:p>2562</text:p>
          </table:table-cell>
          <table:table-cell office:value-type="float" office:value="3259" calcext:value-type="float">
            <text:p>3259</text:p>
          </table:table-cell>
          <table:table-cell office:value-type="float" office:value="7440" calcext:value-type="float">
            <text:p>7440</text:p>
          </table:table-cell>
          <table:table-cell office:value-type="float" office:value="14463" calcext:value-type="float">
            <text:p>14463</text:p>
          </table:table-cell>
          <table:table-cell table:number-columns-repeated="5" office:value-type="float" office:value="19432" calcext:value-type="float">
            <text:p>194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4454" calcext:value-type="float">
            <text:p>14454</text:p>
          </table:table-cell>
          <table:table-cell office:value-type="float" office:value="10219" calcext:value-type="float">
            <text:p>10219</text:p>
          </table:table-cell>
          <table:table-cell office:value-type="float" office:value="20603" calcext:value-type="float">
            <text:p>20603</text:p>
          </table:table-cell>
          <table:table-cell office:value-type="float" office:value="33581" calcext:value-type="float">
            <text:p>33581</text:p>
          </table:table-cell>
          <table:table-cell table:number-columns-repeated="5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4454" calcext:value-type="float">
            <text:p>14454</text:p>
          </table:table-cell>
          <table:table-cell office:value-type="float" office:value="15342" calcext:value-type="float">
            <text:p>15342</text:p>
          </table:table-cell>
          <table:table-cell office:value-type="float" office:value="34019" calcext:value-type="float">
            <text:p>34019</text:p>
          </table:table-cell>
          <table:table-cell table:number-columns-repeated="6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4454" calcext:value-type="float">
            <text:p>14454</text:p>
          </table:table-cell>
          <table:table-cell office:value-type="float" office:value="20885" calcext:value-type="float">
            <text:p>20885</text:p>
          </table:table-cell>
          <table:table-cell table:number-columns-repeated="7" office:value-type="float" office:value="42484" calcext:value-type="float">
            <text:p>424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40506" calcext:value-type="float">
            <text:p>440506</text:p>
          </table:table-cell>
          <table:table-cell office:value-type="float" office:value="430674" calcext:value-type="float">
            <text:p>430674</text:p>
          </table:table-cell>
          <table:table-cell office:value-type="float" office:value="838030" calcext:value-type="float">
            <text:p>838030</text:p>
          </table:table-cell>
          <table:table-cell office:value-type="float" office:value="1246985" calcext:value-type="float">
            <text:p>1246985</text:p>
          </table:table-cell>
          <table:table-cell office:value-type="float" office:value="1677384" calcext:value-type="float">
            <text:p>1677384</text:p>
          </table:table-cell>
          <table:table-cell office:value-type="float" office:value="2127532" calcext:value-type="float">
            <text:p>2127532</text:p>
          </table:table-cell>
          <table:table-cell office:value-type="float" office:value="2588729" calcext:value-type="float">
            <text:p>2588729</text:p>
          </table:table-cell>
          <table:table-cell office:value-type="float" office:value="3064887" calcext:value-type="float">
            <text:p>3064887</text:p>
          </table:table-cell>
          <table:table-cell office:value-type="float" office:value="3556099" calcext:value-type="float">
            <text:p>35560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40506" calcext:value-type="float">
            <text:p>440506</text:p>
          </table:table-cell>
          <table:table-cell office:value-type="float" office:value="513552" calcext:value-type="float">
            <text:p>513552</text:p>
          </table:table-cell>
          <table:table-cell office:value-type="float" office:value="1001331" calcext:value-type="float">
            <text:p>1001331</text:p>
          </table:table-cell>
          <table:table-cell office:value-type="float" office:value="1507445" calcext:value-type="float">
            <text:p>1507445</text:p>
          </table:table-cell>
          <table:table-cell office:value-type="float" office:value="2050416" calcext:value-type="float">
            <text:p>2050416</text:p>
          </table:table-cell>
          <table:table-cell office:value-type="float" office:value="2611441" calcext:value-type="float">
            <text:p>2611441</text:p>
          </table:table-cell>
          <table:table-cell office:value-type="float" office:value="3193698" calcext:value-type="float">
            <text:p>3193698</text:p>
          </table:table-cell>
          <table:table-cell office:value-type="float" office:value="3805928" calcext:value-type="float">
            <text:p>3805928</text:p>
          </table:table-cell>
          <table:table-cell office:value-type="float" office:value="4451637" calcext:value-type="float">
            <text:p>44516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40506" calcext:value-type="float">
            <text:p>440506</text:p>
          </table:table-cell>
          <table:table-cell office:value-type="float" office:value="595512" calcext:value-type="float">
            <text:p>595512</text:p>
          </table:table-cell>
          <table:table-cell office:value-type="float" office:value="1168323" calcext:value-type="float">
            <text:p>1168323</text:p>
          </table:table-cell>
          <table:table-cell office:value-type="float" office:value="1784386" calcext:value-type="float">
            <text:p>1784386</text:p>
          </table:table-cell>
          <table:table-cell office:value-type="float" office:value="2438846" calcext:value-type="float">
            <text:p>2438846</text:p>
          </table:table-cell>
          <table:table-cell office:value-type="float" office:value="3126149" calcext:value-type="float">
            <text:p>3126149</text:p>
          </table:table-cell>
          <table:table-cell office:value-type="float" office:value="3861350" calcext:value-type="float">
            <text:p>3861350</text:p>
          </table:table-cell>
          <table:table-cell office:value-type="float" office:value="4655435" calcext:value-type="float">
            <text:p>4655435</text:p>
          </table:table-cell>
          <table:table-cell office:value-type="float" office:value="5574743" calcext:value-type="float">
            <text:p>55747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826" calcext:value-type="float">
            <text:p>826</text:p>
          </table:table-cell>
          <table:table-cell table:number-columns-repeated="6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5177" calcext:value-type="float">
            <text:p>15177</text:p>
          </table:table-cell>
          <table:table-cell office:value-type="float" office:value="11863" calcext:value-type="float">
            <text:p>11863</text:p>
          </table:table-cell>
          <table:table-cell office:value-type="float" office:value="22258" calcext:value-type="float">
            <text:p>22258</text:p>
          </table:table-cell>
          <table:table-cell office:value-type="float" office:value="32527" calcext:value-type="float">
            <text:p>32527</text:p>
          </table:table-cell>
          <table:table-cell office:value-type="float" office:value="43815" calcext:value-type="float">
            <text:p>43815</text:p>
          </table:table-cell>
          <table:table-cell office:value-type="float" office:value="56387" calcext:value-type="float">
            <text:p>56387</text:p>
          </table:table-cell>
          <table:table-cell office:value-type="float" office:value="71666" calcext:value-type="float">
            <text:p>71666</text:p>
          </table:table-cell>
          <table:table-cell office:value-type="float" office:value="89563" calcext:value-type="float">
            <text:p>89563</text:p>
          </table:table-cell>
          <table:table-cell office:value-type="float" office:value="111129" calcext:value-type="float">
            <text:p>111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5177" calcext:value-type="float">
            <text:p>15177</text:p>
          </table:table-cell>
          <table:table-cell office:value-type="float" office:value="15514" calcext:value-type="float">
            <text:p>15514</text:p>
          </table:table-cell>
          <table:table-cell office:value-type="float" office:value="29382" calcext:value-type="float">
            <text:p>29382</text:p>
          </table:table-cell>
          <table:table-cell office:value-type="float" office:value="45563" calcext:value-type="float">
            <text:p>45563</text:p>
          </table:table-cell>
          <table:table-cell office:value-type="float" office:value="66053" calcext:value-type="float">
            <text:p>66053</text:p>
          </table:table-cell>
          <table:table-cell office:value-type="float" office:value="91762" calcext:value-type="float">
            <text:p>91762</text:p>
          </table:table-cell>
          <table:table-cell office:value-type="float" office:value="126108" calcext:value-type="float">
            <text:p>126108</text:p>
          </table:table-cell>
          <table:table-cell table:number-columns-repeated="2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5177" calcext:value-type="float">
            <text:p>15177</text:p>
          </table:table-cell>
          <table:table-cell office:value-type="float" office:value="19110" calcext:value-type="float">
            <text:p>19110</text:p>
          </table:table-cell>
          <table:table-cell office:value-type="float" office:value="37921" calcext:value-type="float">
            <text:p>37921</text:p>
          </table:table-cell>
          <table:table-cell office:value-type="float" office:value="63303" calcext:value-type="float">
            <text:p>63303</text:p>
          </table:table-cell>
          <table:table-cell office:value-type="float" office:value="97752" calcext:value-type="float">
            <text:p>97752</text:p>
          </table:table-cell>
          <table:table-cell office:value-type="float" office:value="151005" calcext:value-type="float">
            <text:p>151005</text:p>
          </table:table-cell>
          <table:table-cell table:number-columns-repeated="3" office:value-type="float" office:value="162365" calcext:value-type="float">
            <text:p>1623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437" calcext:value-type="float">
            <text:p>437</text:p>
          </table:table-cell>
          <table:table-cell office:value-type="float" office:value="976" calcext:value-type="float">
            <text:p>976</text:p>
          </table:table-cell>
          <table:table-cell office:value-type="float" office:value="2097" calcext:value-type="float">
            <text:p>2097</text:p>
          </table:table-cell>
          <table:table-cell table:number-columns-repeated="3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525" calcext:value-type="float">
            <text:p>525</text:p>
          </table:table-cell>
          <table:table-cell office:value-type="float" office:value="1874" calcext:value-type="float">
            <text:p>1874</text:p>
          </table:table-cell>
          <table:table-cell table:number-columns-repeated="5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246" calcext:value-type="float">
            <text:p>246</text:p>
          </table:table-cell>
          <table:table-cell office:value-type="float" office:value="382" calcext:value-type="float">
            <text:p>382</text:p>
          </table:table-cell>
          <table:table-cell office:value-type="float" office:value="1412" calcext:value-type="float">
            <text:p>1412</text:p>
          </table:table-cell>
          <table:table-cell table:number-columns-repeated="6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27" calcext:value-type="float">
            <text:p>1127</text:p>
          </table:table-cell>
          <table:table-cell office:value-type="float" office:value="619" calcext:value-type="float">
            <text:p>619</text:p>
          </table:table-cell>
          <table:table-cell office:value-type="float" office:value="1343" calcext:value-type="float">
            <text:p>1343</text:p>
          </table:table-cell>
          <table:table-cell office:value-type="float" office:value="1910" calcext:value-type="float">
            <text:p>1910</text:p>
          </table:table-cell>
          <table:table-cell table:number-columns-repeated="5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27" calcext:value-type="float">
            <text:p>1127</text:p>
          </table:table-cell>
          <table:table-cell office:value-type="float" office:value="1285" calcext:value-type="float">
            <text:p>1285</text:p>
          </table:table-cell>
          <table:table-cell office:value-type="float" office:value="2243" calcext:value-type="float">
            <text:p>2243</text:p>
          </table:table-cell>
          <table:table-cell table:number-columns-repeated="6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27" calcext:value-type="float">
            <text:p>1127</text:p>
          </table:table-cell>
          <table:table-cell office:value-type="float" office:value="1819" calcext:value-type="float">
            <text:p>1819</text:p>
          </table:table-cell>
          <table:table-cell table:number-columns-repeated="7"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2327" calcext:value-type="float">
            <text:p>2327</text:p>
          </table:table-cell>
          <table:table-cell office:value-type="float" office:value="723" calcext:value-type="float">
            <text:p>723</text:p>
          </table:table-cell>
          <table:table-cell office:value-type="float" office:value="1695" calcext:value-type="float">
            <text:p>1695</text:p>
          </table:table-cell>
          <table:table-cell office:value-type="float" office:value="2834" calcext:value-type="float">
            <text:p>2834</text:p>
          </table:table-cell>
          <table:table-cell office:value-type="float" office:value="4984" calcext:value-type="float">
            <text:p>4984</text:p>
          </table:table-cell>
          <table:table-cell office:value-type="float" office:value="8584" calcext:value-type="float">
            <text:p>8584</text:p>
          </table:table-cell>
          <table:table-cell office:value-type="float" office:value="15158" calcext:value-type="float">
            <text:p>15158</text:p>
          </table:table-cell>
          <table:table-cell office:value-type="float" office:value="24304" calcext:value-type="float">
            <text:p>24304</text:p>
          </table:table-cell>
          <table:table-cell office:value-type="float" office:value="35558" calcext:value-type="float">
            <text:p>355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2327" calcext:value-type="float">
            <text:p>2327</text:p>
          </table:table-cell>
          <table:table-cell office:value-type="float" office:value="1966" calcext:value-type="float">
            <text:p>1966</text:p>
          </table:table-cell>
          <table:table-cell office:value-type="float" office:value="4756" calcext:value-type="float">
            <text:p>4756</text:p>
          </table:table-cell>
          <table:table-cell office:value-type="float" office:value="10834" calcext:value-type="float">
            <text:p>10834</text:p>
          </table:table-cell>
          <table:table-cell office:value-type="float" office:value="23062" calcext:value-type="float">
            <text:p>23062</text:p>
          </table:table-cell>
          <table:table-cell office:value-type="float" office:value="42119" calcext:value-type="float">
            <text:p>42119</text:p>
          </table:table-cell>
          <table:table-cell table:number-columns-repeated="3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2327" calcext:value-type="float">
            <text:p>2327</text:p>
          </table:table-cell>
          <table:table-cell office:value-type="float" office:value="3446" calcext:value-type="float">
            <text:p>3446</text:p>
          </table:table-cell>
          <table:table-cell office:value-type="float" office:value="10225" calcext:value-type="float">
            <text:p>10225</text:p>
          </table:table-cell>
          <table:table-cell office:value-type="float" office:value="27340" calcext:value-type="float">
            <text:p>27340</text:p>
          </table:table-cell>
          <table:table-cell table:number-columns-repeated="5" office:value-type="float" office:value="52564" calcext:value-type="float">
            <text:p>52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5716" calcext:value-type="float">
            <text:p>5716</text:p>
          </table:table-cell>
          <table:table-cell office:value-type="float" office:value="2798" calcext:value-type="float">
            <text:p>2798</text:p>
          </table:table-cell>
          <table:table-cell office:value-type="float" office:value="5831" calcext:value-type="float">
            <text:p>5831</text:p>
          </table:table-cell>
          <table:table-cell office:value-type="float" office:value="9117" calcext:value-type="float">
            <text:p>9117</text:p>
          </table:table-cell>
          <table:table-cell office:value-type="float" office:value="13318" calcext:value-type="float">
            <text:p>13318</text:p>
          </table:table-cell>
          <table:table-cell office:value-type="float" office:value="18703" calcext:value-type="float">
            <text:p>18703</text:p>
          </table:table-cell>
          <table:table-cell office:value-type="float" office:value="26253" calcext:value-type="float">
            <text:p>26253</text:p>
          </table:table-cell>
          <table:table-cell office:value-type="float" office:value="35616" calcext:value-type="float">
            <text:p>35616</text:p>
          </table:table-cell>
          <table:table-cell office:value-type="float" office:value="46415" calcext:value-type="float">
            <text:p>46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5716" calcext:value-type="float">
            <text:p>5716</text:p>
          </table:table-cell>
          <table:table-cell office:value-type="float" office:value="6287" calcext:value-type="float">
            <text:p>6287</text:p>
          </table:table-cell>
          <table:table-cell office:value-type="float" office:value="13832" calcext:value-type="float">
            <text:p>13832</text:p>
          </table:table-cell>
          <table:table-cell office:value-type="float" office:value="24827" calcext:value-type="float">
            <text:p>24827</text:p>
          </table:table-cell>
          <table:table-cell office:value-type="float" office:value="41039" calcext:value-type="float">
            <text:p>41039</text:p>
          </table:table-cell>
          <table:table-cell office:value-type="float" office:value="62591" calcext:value-type="float">
            <text:p>62591</text:p>
          </table:table-cell>
          <table:table-cell office:value-type="float" office:value="90113" calcext:value-type="float">
            <text:p>90113</text:p>
          </table:table-cell>
          <table:table-cell table:number-columns-repeated="2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5716" calcext:value-type="float">
            <text:p>5716</text:p>
          </table:table-cell>
          <table:table-cell office:value-type="float" office:value="10117" calcext:value-type="float">
            <text:p>10117</text:p>
          </table:table-cell>
          <table:table-cell office:value-type="float" office:value="24844" calcext:value-type="float">
            <text:p>24844</text:p>
          </table:table-cell>
          <table:table-cell office:value-type="float" office:value="49205" calcext:value-type="float">
            <text:p>49205</text:p>
          </table:table-cell>
          <table:table-cell office:value-type="float" office:value="85317" calcext:value-type="float">
            <text:p>85317</text:p>
          </table:table-cell>
          <table:table-cell table:number-columns-repeated="4" office:value-type="float" office:value="103004" calcext:value-type="float">
            <text:p>1030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23697" calcext:value-type="float">
            <text:p>123697</text:p>
          </table:table-cell>
          <table:table-cell office:value-type="float" office:value="106109" calcext:value-type="float">
            <text:p>106109</text:p>
          </table:table-cell>
          <table:table-cell office:value-type="float" office:value="197059" calcext:value-type="float">
            <text:p>197059</text:p>
          </table:table-cell>
          <table:table-cell office:value-type="float" office:value="289299" calcext:value-type="float">
            <text:p>289299</text:p>
          </table:table-cell>
          <table:table-cell office:value-type="float" office:value="391566" calcext:value-type="float">
            <text:p>391566</text:p>
          </table:table-cell>
          <table:table-cell office:value-type="float" office:value="505943" calcext:value-type="float">
            <text:p>505943</text:p>
          </table:table-cell>
          <table:table-cell office:value-type="float" office:value="631858" calcext:value-type="float">
            <text:p>631858</text:p>
          </table:table-cell>
          <table:table-cell office:value-type="float" office:value="765554" calcext:value-type="float">
            <text:p>765554</text:p>
          </table:table-cell>
          <table:table-cell office:value-type="float" office:value="903801" calcext:value-type="float">
            <text:p>9038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23697" calcext:value-type="float">
            <text:p>123697</text:p>
          </table:table-cell>
          <table:table-cell office:value-type="float" office:value="129735" calcext:value-type="float">
            <text:p>129735</text:p>
          </table:table-cell>
          <table:table-cell office:value-type="float" office:value="242614" calcext:value-type="float">
            <text:p>242614</text:p>
          </table:table-cell>
          <table:table-cell office:value-type="float" office:value="368250" calcext:value-type="float">
            <text:p>368250</text:p>
          </table:table-cell>
          <table:table-cell office:value-type="float" office:value="516676" calcext:value-type="float">
            <text:p>516676</text:p>
          </table:table-cell>
          <table:table-cell office:value-type="float" office:value="683183" calcext:value-type="float">
            <text:p>683183</text:p>
          </table:table-cell>
          <table:table-cell office:value-type="float" office:value="860056" calcext:value-type="float">
            <text:p>860056</text:p>
          </table:table-cell>
          <table:table-cell office:value-type="float" office:value="1051362" calcext:value-type="float">
            <text:p>1051362</text:p>
          </table:table-cell>
          <table:table-cell office:value-type="float" office:value="1262379" calcext:value-type="float">
            <text:p>1262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23697" calcext:value-type="float">
            <text:p>123697</text:p>
          </table:table-cell>
          <table:table-cell office:value-type="float" office:value="152759" calcext:value-type="float">
            <text:p>152759</text:p>
          </table:table-cell>
          <table:table-cell office:value-type="float" office:value="292118" calcext:value-type="float">
            <text:p>292118</text:p>
          </table:table-cell>
          <table:table-cell office:value-type="float" office:value="461303" calcext:value-type="float">
            <text:p>461303</text:p>
          </table:table-cell>
          <table:table-cell office:value-type="float" office:value="661916" calcext:value-type="float">
            <text:p>661916</text:p>
          </table:table-cell>
          <table:table-cell office:value-type="float" office:value="885989" calcext:value-type="float">
            <text:p>885989</text:p>
          </table:table-cell>
          <table:table-cell office:value-type="float" office:value="1137825" calcext:value-type="float">
            <text:p>1137825</text:p>
          </table:table-cell>
          <table:table-cell table:number-columns-repeated="2" office:value-type="float" office:value="1341636" calcext:value-type="float">
            <text:p>13416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63099" calcext:value-type="float">
            <text:p>63099</text:p>
          </table:table-cell>
          <table:table-cell office:value-type="float" office:value="17257" calcext:value-type="float">
            <text:p>17257</text:p>
          </table:table-cell>
          <table:table-cell office:value-type="float" office:value="34022" calcext:value-type="float">
            <text:p>34022</text:p>
          </table:table-cell>
          <table:table-cell office:value-type="float" office:value="50008" calcext:value-type="float">
            <text:p>50008</text:p>
          </table:table-cell>
          <table:table-cell office:value-type="float" office:value="67445" calcext:value-type="float">
            <text:p>67445</text:p>
          </table:table-cell>
          <table:table-cell office:value-type="float" office:value="86176" calcext:value-type="float">
            <text:p>86176</text:p>
          </table:table-cell>
          <table:table-cell office:value-type="float" office:value="107841" calcext:value-type="float">
            <text:p>107841</text:p>
          </table:table-cell>
          <table:table-cell office:value-type="float" office:value="131484" calcext:value-type="float">
            <text:p>131484</text:p>
          </table:table-cell>
          <table:table-cell office:value-type="float" office:value="156065" calcext:value-type="float">
            <text:p>156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63099" calcext:value-type="float">
            <text:p>63099</text:p>
          </table:table-cell>
          <table:table-cell office:value-type="float" office:value="57704" calcext:value-type="float">
            <text:p>57704</text:p>
          </table:table-cell>
          <table:table-cell office:value-type="float" office:value="111937" calcext:value-type="float">
            <text:p>111937</text:p>
          </table:table-cell>
          <table:table-cell office:value-type="float" office:value="169864" calcext:value-type="float">
            <text:p>169864</text:p>
          </table:table-cell>
          <table:table-cell office:value-type="float" office:value="234177" calcext:value-type="float">
            <text:p>234177</text:p>
          </table:table-cell>
          <table:table-cell office:value-type="float" office:value="304543" calcext:value-type="float">
            <text:p>304543</text:p>
          </table:table-cell>
          <table:table-cell office:value-type="float" office:value="380940" calcext:value-type="float">
            <text:p>380940</text:p>
          </table:table-cell>
          <table:table-cell office:value-type="float" office:value="465432" calcext:value-type="float">
            <text:p>465432</text:p>
          </table:table-cell>
          <table:table-cell office:value-type="float" office:value="565917" calcext:value-type="float">
            <text:p>5659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63099" calcext:value-type="float">
            <text:p>63099</text:p>
          </table:table-cell>
          <table:table-cell office:value-type="float" office:value="96456" calcext:value-type="float">
            <text:p>96456</text:p>
          </table:table-cell>
          <table:table-cell office:value-type="float" office:value="191612" calcext:value-type="float">
            <text:p>191612</text:p>
          </table:table-cell>
          <table:table-cell office:value-type="float" office:value="299249" calcext:value-type="float">
            <text:p>299249</text:p>
          </table:table-cell>
          <table:table-cell office:value-type="float" office:value="421875" calcext:value-type="float">
            <text:p>421875</text:p>
          </table:table-cell>
          <table:table-cell office:value-type="float" office:value="559540" calcext:value-type="float">
            <text:p>559540</text:p>
          </table:table-cell>
          <table:table-cell office:value-type="float" office:value="726776" calcext:value-type="float">
            <text:p>726776</text:p>
          </table:table-cell>
          <table:table-cell office:value-type="float" office:value="929636" calcext:value-type="float">
            <text:p>929636</text:p>
          </table:table-cell>
          <table:table-cell office:value-type="float" office:value="1225721" calcext:value-type="float">
            <text:p>12257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11018" calcext:value-type="float">
            <text:p>11018</text:p>
          </table:table-cell>
          <table:table-cell office:value-type="float" office:value="9427" calcext:value-type="float">
            <text:p>9427</text:p>
          </table:table-cell>
          <table:table-cell office:value-type="float" office:value="18510" calcext:value-type="float">
            <text:p>18510</text:p>
          </table:table-cell>
          <table:table-cell office:value-type="float" office:value="27567" calcext:value-type="float">
            <text:p>27567</text:p>
          </table:table-cell>
          <table:table-cell office:value-type="float" office:value="37725" calcext:value-type="float">
            <text:p>37725</text:p>
          </table:table-cell>
          <table:table-cell office:value-type="float" office:value="49223" calcext:value-type="float">
            <text:p>49223</text:p>
          </table:table-cell>
          <table:table-cell office:value-type="float" office:value="63469" calcext:value-type="float">
            <text:p>63469</text:p>
          </table:table-cell>
          <table:table-cell office:value-type="float" office:value="79808" calcext:value-type="float">
            <text:p>79808</text:p>
          </table:table-cell>
          <table:table-cell office:value-type="float" office:value="97807" calcext:value-type="float">
            <text:p>978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11018" calcext:value-type="float">
            <text:p>11018</text:p>
          </table:table-cell>
          <table:table-cell office:value-type="float" office:value="12110" calcext:value-type="float">
            <text:p>12110</text:p>
          </table:table-cell>
          <table:table-cell office:value-type="float" office:value="23863" calcext:value-type="float">
            <text:p>23863</text:p>
          </table:table-cell>
          <table:table-cell office:value-type="float" office:value="38171" calcext:value-type="float">
            <text:p>38171</text:p>
          </table:table-cell>
          <table:table-cell office:value-type="float" office:value="56970" calcext:value-type="float">
            <text:p>56970</text:p>
          </table:table-cell>
          <table:table-cell office:value-type="float" office:value="80200" calcext:value-type="float">
            <text:p>80200</text:p>
          </table:table-cell>
          <table:table-cell office:value-type="float" office:value="107182" calcext:value-type="float">
            <text:p>107182</text:p>
          </table:table-cell>
          <table:table-cell office:value-type="float" office:value="143493" calcext:value-type="float">
            <text:p>143493</text:p>
          </table:table-cell>
          <table:table-cell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11018" calcext:value-type="float">
            <text:p>11018</text:p>
          </table:table-cell>
          <table:table-cell office:value-type="float" office:value="14799" calcext:value-type="float">
            <text:p>14799</text:p>
          </table:table-cell>
          <table:table-cell office:value-type="float" office:value="30780" calcext:value-type="float">
            <text:p>30780</text:p>
          </table:table-cell>
          <table:table-cell office:value-type="float" office:value="53780" calcext:value-type="float">
            <text:p>53780</text:p>
          </table:table-cell>
          <table:table-cell office:value-type="float" office:value="84486" calcext:value-type="float">
            <text:p>84486</text:p>
          </table:table-cell>
          <table:table-cell office:value-type="float" office:value="126092" calcext:value-type="float">
            <text:p>126092</text:p>
          </table:table-cell>
          <table:table-cell table:number-columns-repeated="3" office:value-type="float" office:value="164630" calcext:value-type="float">
            <text:p>1646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6918" calcext:value-type="float">
            <text:p>6918</text:p>
          </table:table-cell>
          <table:table-cell office:value-type="float" office:value="2554" calcext:value-type="float">
            <text:p>2554</text:p>
          </table:table-cell>
          <table:table-cell office:value-type="float" office:value="6287" calcext:value-type="float">
            <text:p>6287</text:p>
          </table:table-cell>
          <table:table-cell office:value-type="float" office:value="10918" calcext:value-type="float">
            <text:p>10918</text:p>
          </table:table-cell>
          <table:table-cell office:value-type="float" office:value="17477" calcext:value-type="float">
            <text:p>17477</text:p>
          </table:table-cell>
          <table:table-cell office:value-type="float" office:value="26114" calcext:value-type="float">
            <text:p>26114</text:p>
          </table:table-cell>
          <table:table-cell office:value-type="float" office:value="38123" calcext:value-type="float">
            <text:p>38123</text:p>
          </table:table-cell>
          <table:table-cell office:value-type="float" office:value="52704" calcext:value-type="float">
            <text:p>52704</text:p>
          </table:table-cell>
          <table:table-cell office:value-type="float" office:value="69169" calcext:value-type="float">
            <text:p>691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6918" calcext:value-type="float">
            <text:p>6918</text:p>
          </table:table-cell>
          <table:table-cell office:value-type="float" office:value="4455" calcext:value-type="float">
            <text:p>4455</text:p>
          </table:table-cell>
          <table:table-cell office:value-type="float" office:value="11324" calcext:value-type="float">
            <text:p>11324</text:p>
          </table:table-cell>
          <table:table-cell office:value-type="float" office:value="22893" calcext:value-type="float">
            <text:p>22893</text:p>
          </table:table-cell>
          <table:table-cell office:value-type="float" office:value="41073" calcext:value-type="float">
            <text:p>41073</text:p>
          </table:table-cell>
          <table:table-cell office:value-type="float" office:value="65273" calcext:value-type="float">
            <text:p>65273</text:p>
          </table:table-cell>
          <table:table-cell office:value-type="float" office:value="93963" calcext:value-type="float">
            <text:p>93963</text:p>
          </table:table-cell>
          <table:table-cell office:value-type="float" office:value="132033" calcext:value-type="float">
            <text:p>132033</text:p>
          </table:table-cell>
          <table:table-cell office:value-type="float" office:value="183411" calcext:value-type="float">
            <text:p>1834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6918" calcext:value-type="float">
            <text:p>6918</text:p>
          </table:table-cell>
          <table:table-cell office:value-type="float" office:value="6616" calcext:value-type="float">
            <text:p>6616</text:p>
          </table:table-cell>
          <table:table-cell office:value-type="float" office:value="18988" calcext:value-type="float">
            <text:p>18988</text:p>
          </table:table-cell>
          <table:table-cell office:value-type="float" office:value="42569" calcext:value-type="float">
            <text:p>42569</text:p>
          </table:table-cell>
          <table:table-cell office:value-type="float" office:value="77188" calcext:value-type="float">
            <text:p>77188</text:p>
          </table:table-cell>
          <table:table-cell office:value-type="float" office:value="124642" calcext:value-type="float">
            <text:p>124642</text:p>
          </table:table-cell>
          <table:table-cell office:value-type="float" office:value="191139" calcext:value-type="float">
            <text:p>191139</text:p>
          </table:table-cell>
          <table:table-cell table:number-columns-repeated="2" office:value-type="float" office:value="212282" calcext:value-type="float">
            <text:p>212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236" calcext:value-type="float">
            <text:p>236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71" calcext:value-type="float">
            <text:p>171</text:p>
          </table:table-cell>
          <table:table-cell office:value-type="float" office:value="276" calcext:value-type="float">
            <text:p>276</text:p>
          </table:table-cell>
          <table:table-cell office:value-type="float" office:value="1304" calcext:value-type="float">
            <text:p>1304</text:p>
          </table:table-cell>
          <table:table-cell table:number-columns-repeated="6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32" calcext:value-type="float">
            <text:p>17732</text:p>
          </table:table-cell>
          <table:table-cell office:value-type="float" office:value="9829" calcext:value-type="float">
            <text:p>9829</text:p>
          </table:table-cell>
          <table:table-cell office:value-type="float" office:value="17900" calcext:value-type="float">
            <text:p>17900</text:p>
          </table:table-cell>
          <table:table-cell office:value-type="float" office:value="27318" calcext:value-type="float">
            <text:p>27318</text:p>
          </table:table-cell>
          <table:table-cell table:number-columns-repeated="5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32" calcext:value-type="float">
            <text:p>17732</text:p>
          </table:table-cell>
          <table:table-cell office:value-type="float" office:value="14967" calcext:value-type="float">
            <text:p>14967</text:p>
          </table:table-cell>
          <table:table-cell office:value-type="float" office:value="31211" calcext:value-type="float">
            <text:p>31211</text:p>
          </table:table-cell>
          <table:table-cell table:number-columns-repeated="6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32" calcext:value-type="float">
            <text:p>17732</text:p>
          </table:table-cell>
          <table:table-cell office:value-type="float" office:value="20574" calcext:value-type="float">
            <text:p>20574</text:p>
          </table:table-cell>
          <table:table-cell table:number-columns-repeated="7" office:value-type="float" office:value="33408" calcext:value-type="float">
            <text:p>334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98345" calcext:value-type="float">
            <text:p>198345</text:p>
          </table:table-cell>
          <table:table-cell office:value-type="float" office:value="190474" calcext:value-type="float">
            <text:p>190474</text:p>
          </table:table-cell>
          <table:table-cell office:value-type="float" office:value="383603" calcext:value-type="float">
            <text:p>383603</text:p>
          </table:table-cell>
          <table:table-cell office:value-type="float" office:value="591212" calcext:value-type="float">
            <text:p>591212</text:p>
          </table:table-cell>
          <table:table-cell office:value-type="float" office:value="798325" calcext:value-type="float">
            <text:p>798325</text:p>
          </table:table-cell>
          <table:table-cell office:value-type="float" office:value="1006990" calcext:value-type="float">
            <text:p>100699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470445" calcext:value-type="float">
            <text:p>1470445</text:p>
          </table:table-cell>
          <table:table-cell office:value-type="float" office:value="1724358" calcext:value-type="float">
            <text:p>1724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98345" calcext:value-type="float">
            <text:p>198345</text:p>
          </table:table-cell>
          <table:table-cell office:value-type="float" office:value="216069" calcext:value-type="float">
            <text:p>216069</text:p>
          </table:table-cell>
          <table:table-cell office:value-type="float" office:value="439888" calcext:value-type="float">
            <text:p>439888</text:p>
          </table:table-cell>
          <table:table-cell office:value-type="float" office:value="676744" calcext:value-type="float">
            <text:p>676744</text:p>
          </table:table-cell>
          <table:table-cell office:value-type="float" office:value="911950" calcext:value-type="float">
            <text:p>911950</text:p>
          </table:table-cell>
          <table:table-cell office:value-type="float" office:value="1158513" calcext:value-type="float">
            <text:p>1158513</text:p>
          </table:table-cell>
          <table:table-cell office:value-type="float" office:value="1427151" calcext:value-type="float">
            <text:p>1427151</text:p>
          </table:table-cell>
          <table:table-cell office:value-type="float" office:value="1714392" calcext:value-type="float">
            <text:p>1714392</text:p>
          </table:table-cell>
          <table:table-cell office:value-type="float" office:value="2016035" calcext:value-type="float">
            <text:p>2016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98345" calcext:value-type="float">
            <text:p>198345</text:p>
          </table:table-cell>
          <table:table-cell office:value-type="float" office:value="241880" calcext:value-type="float">
            <text:p>241880</text:p>
          </table:table-cell>
          <table:table-cell office:value-type="float" office:value="497137" calcext:value-type="float">
            <text:p>497137</text:p>
          </table:table-cell>
          <table:table-cell office:value-type="float" office:value="762043" calcext:value-type="float">
            <text:p>762043</text:p>
          </table:table-cell>
          <table:table-cell office:value-type="float" office:value="1028295" calcext:value-type="float">
            <text:p>1028295</text:p>
          </table:table-cell>
          <table:table-cell office:value-type="float" office:value="1318284" calcext:value-type="float">
            <text:p>1318284</text:p>
          </table:table-cell>
          <table:table-cell office:value-type="float" office:value="1633616" calcext:value-type="float">
            <text:p>1633616</text:p>
          </table:table-cell>
          <table:table-cell office:value-type="float" office:value="1968712" calcext:value-type="float">
            <text:p>1968712</text:p>
          </table:table-cell>
          <table:table-cell office:value-type="float" office:value="2316250" calcext:value-type="float">
            <text:p>23162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5661" calcext:value-type="float">
            <text:p>5661</text:p>
          </table:table-cell>
          <table:table-cell office:value-type="float" office:value="3972" calcext:value-type="float">
            <text:p>3972</text:p>
          </table:table-cell>
          <table:table-cell office:value-type="float" office:value="9110" calcext:value-type="float">
            <text:p>9110</text:p>
          </table:table-cell>
          <table:table-cell office:value-type="float" office:value="15086" calcext:value-type="float">
            <text:p>15086</text:p>
          </table:table-cell>
          <table:table-cell office:value-type="float" office:value="21620" calcext:value-type="float">
            <text:p>21620</text:p>
          </table:table-cell>
          <table:table-cell office:value-type="float" office:value="28567" calcext:value-type="float">
            <text:p>28567</text:p>
          </table:table-cell>
          <table:table-cell office:value-type="float" office:value="35986" calcext:value-type="float">
            <text:p>35986</text:p>
          </table:table-cell>
          <table:table-cell office:value-type="float" office:value="43972" calcext:value-type="float">
            <text:p>43972</text:p>
          </table:table-cell>
          <table:table-cell office:value-type="float" office:value="52607" calcext:value-type="float">
            <text:p>526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5661" calcext:value-type="float">
            <text:p>5661</text:p>
          </table:table-cell>
          <table:table-cell office:value-type="float" office:value="5268" calcext:value-type="float">
            <text:p>5268</text:p>
          </table:table-cell>
          <table:table-cell office:value-type="float" office:value="12277" calcext:value-type="float">
            <text:p>12277</text:p>
          </table:table-cell>
          <table:table-cell office:value-type="float" office:value="20395" calcext:value-type="float">
            <text:p>20395</text:p>
          </table:table-cell>
          <table:table-cell office:value-type="float" office:value="29210" calcext:value-type="float">
            <text:p>29210</text:p>
          </table:table-cell>
          <table:table-cell office:value-type="float" office:value="38802" calcext:value-type="float">
            <text:p>38802</text:p>
          </table:table-cell>
          <table:table-cell office:value-type="float" office:value="49367" calcext:value-type="float">
            <text:p>49367</text:p>
          </table:table-cell>
          <table:table-cell office:value-type="float" office:value="61033" calcext:value-type="float">
            <text:p>61033</text:p>
          </table:table-cell>
          <table:table-cell office:value-type="float" office:value="73915" calcext:value-type="float">
            <text:p>739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5661" calcext:value-type="float">
            <text:p>5661</text:p>
          </table:table-cell>
          <table:table-cell office:value-type="float" office:value="6647" calcext:value-type="float">
            <text:p>6647</text:p>
          </table:table-cell>
          <table:table-cell office:value-type="float" office:value="15651" calcext:value-type="float">
            <text:p>15651</text:p>
          </table:table-cell>
          <table:table-cell office:value-type="float" office:value="25973" calcext:value-type="float">
            <text:p>25973</text:p>
          </table:table-cell>
          <table:table-cell office:value-type="float" office:value="37371" calcext:value-type="float">
            <text:p>37371</text:p>
          </table:table-cell>
          <table:table-cell office:value-type="float" office:value="50151" calcext:value-type="float">
            <text:p>50151</text:p>
          </table:table-cell>
          <table:table-cell office:value-type="float" office:value="64570" calcext:value-type="float">
            <text:p>64570</text:p>
          </table:table-cell>
          <table:table-cell office:value-type="float" office:value="80782" calcext:value-type="float">
            <text:p>80782</text:p>
          </table:table-cell>
          <table:table-cell office:value-type="float" office:value="99201" calcext:value-type="float">
            <text:p>992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178" calcext:value-type="float">
            <text:p>3178</text:p>
          </table:table-cell>
          <table:table-cell office:value-type="float" office:value="2273" calcext:value-type="float">
            <text:p>2273</text:p>
          </table:table-cell>
          <table:table-cell office:value-type="float" office:value="5084" calcext:value-type="float">
            <text:p>5084</text:p>
          </table:table-cell>
          <table:table-cell office:value-type="float" office:value="8068" calcext:value-type="float">
            <text:p>8068</text:p>
          </table:table-cell>
          <table:table-cell office:value-type="float" office:value="11094" calcext:value-type="float">
            <text:p>11094</text:p>
          </table:table-cell>
          <table:table-cell office:value-type="float" office:value="14207" calcext:value-type="float">
            <text:p>14207</text:p>
          </table:table-cell>
          <table:table-cell office:value-type="float" office:value="17480" calcext:value-type="float">
            <text:p>17480</text:p>
          </table:table-cell>
          <table:table-cell office:value-type="float" office:value="20841" calcext:value-type="float">
            <text:p>20841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178" calcext:value-type="float">
            <text:p>3178</text:p>
          </table:table-cell>
          <table:table-cell office:value-type="float" office:value="3612" calcext:value-type="float">
            <text:p>3612</text:p>
          </table:table-cell>
          <table:table-cell office:value-type="float" office:value="8010" calcext:value-type="float">
            <text:p>8010</text:p>
          </table:table-cell>
          <table:table-cell office:value-type="float" office:value="12548" calcext:value-type="float">
            <text:p>12548</text:p>
          </table:table-cell>
          <table:table-cell office:value-type="float" office:value="17353" calcext:value-type="float">
            <text:p>17353</text:p>
          </table:table-cell>
          <table:table-cell office:value-type="float" office:value="22370" calcext:value-type="float">
            <text:p>22370</text:p>
          </table:table-cell>
          <table:table-cell office:value-type="float" office:value="27551" calcext:value-type="float">
            <text:p>27551</text:p>
          </table:table-cell>
          <table:table-cell office:value-type="float" office:value="33230" calcext:value-type="float">
            <text:p>33230</text:p>
          </table:table-cell>
          <table:table-cell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178" calcext:value-type="float">
            <text:p>3178</text:p>
          </table:table-cell>
          <table:table-cell office:value-type="float" office:value="5028" calcext:value-type="float">
            <text:p>5028</text:p>
          </table:table-cell>
          <table:table-cell office:value-type="float" office:value="10978" calcext:value-type="float">
            <text:p>10978</text:p>
          </table:table-cell>
          <table:table-cell office:value-type="float" office:value="17290" calcext:value-type="float">
            <text:p>17290</text:p>
          </table:table-cell>
          <table:table-cell office:value-type="float" office:value="23969" calcext:value-type="float">
            <text:p>23969</text:p>
          </table:table-cell>
          <table:table-cell office:value-type="float" office:value="31143" calcext:value-type="float">
            <text:p>31143</text:p>
          </table:table-cell>
          <table:table-cell table:number-columns-repeated="3" office:value-type="float" office:value="38487" calcext:value-type="float">
            <text:p>384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217" calcext:value-type="float">
            <text:p>217</text:p>
          </table:table-cell>
          <table:table-cell office:value-type="float" office:value="306" calcext:value-type="float">
            <text:p>306</text:p>
          </table:table-cell>
          <table:table-cell office:value-type="float" office:value="401" calcext:value-type="float">
            <text:p>401</text:p>
          </table:table-cell>
          <table:table-cell office:value-type="float" office:value="498" calcext:value-type="float">
            <text:p>498</text:p>
          </table:table-cell>
          <table:table-cell office:value-type="float" office:value="598" calcext:value-type="float">
            <text:p>59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375" calcext:value-type="float">
            <text:p>375</text:p>
          </table:table-cell>
          <table:table-cell office:value-type="float" office:value="529" calcext:value-type="float">
            <text:p>529</text:p>
          </table:table-cell>
          <table:table-cell office:value-type="float" office:value="687" calcext:value-type="float">
            <text:p>687</text:p>
          </table:table-cell>
          <table:table-cell office:value-type="float" office:value="844" calcext:value-type="float">
            <text:p>844</text:p>
          </table:table-cell>
          <table:table-cell office:value-type="float" office:value="1005" calcext:value-type="float">
            <text:p>1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4050" calcext:value-type="float">
            <text:p>4050</text:p>
          </table:table-cell>
          <table:table-cell office:value-type="float" office:value="2374" calcext:value-type="float">
            <text:p>2374</text:p>
          </table:table-cell>
          <table:table-cell office:value-type="float" office:value="5110" calcext:value-type="float">
            <text:p>5110</text:p>
          </table:table-cell>
          <table:table-cell office:value-type="float" office:value="8043" calcext:value-type="float">
            <text:p>8043</text:p>
          </table:table-cell>
          <table:table-cell office:value-type="float" office:value="11134" calcext:value-type="float">
            <text:p>11134</text:p>
          </table:table-cell>
          <table:table-cell office:value-type="float" office:value="14420" calcext:value-type="float">
            <text:p>14420</text:p>
          </table:table-cell>
          <table:table-cell office:value-type="float" office:value="17939" calcext:value-type="float">
            <text:p>17939</text:p>
          </table:table-cell>
          <table:table-cell office:value-type="float" office:value="21769" calcext:value-type="float">
            <text:p>21769</text:p>
          </table:table-cell>
          <table:table-cell office:value-type="float" office:value="26166" calcext:value-type="float">
            <text:p>261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4050" calcext:value-type="float">
            <text:p>4050</text:p>
          </table:table-cell>
          <table:table-cell office:value-type="float" office:value="4025" calcext:value-type="float">
            <text:p>4025</text:p>
          </table:table-cell>
          <table:table-cell office:value-type="float" office:value="8717" calcext:value-type="float">
            <text:p>8717</text:p>
          </table:table-cell>
          <table:table-cell office:value-type="float" office:value="13867" calcext:value-type="float">
            <text:p>13867</text:p>
          </table:table-cell>
          <table:table-cell office:value-type="float" office:value="19603" calcext:value-type="float">
            <text:p>19603</text:p>
          </table:table-cell>
          <table:table-cell office:value-type="float" office:value="26452" calcext:value-type="float">
            <text:p>26452</text:p>
          </table:table-cell>
          <table:table-cell table:number-columns-repeated="3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4050" calcext:value-type="float">
            <text:p>4050</text:p>
          </table:table-cell>
          <table:table-cell office:value-type="float" office:value="5743" calcext:value-type="float">
            <text:p>5743</text:p>
          </table:table-cell>
          <table:table-cell office:value-type="float" office:value="12580" calcext:value-type="float">
            <text:p>12580</text:p>
          </table:table-cell>
          <table:table-cell office:value-type="float" office:value="20465" calcext:value-type="float">
            <text:p>20465</text:p>
          </table:table-cell>
          <table:table-cell office:value-type="float" office:value="30615" calcext:value-type="float">
            <text:p>30615</text:p>
          </table:table-cell>
          <table:table-cell table:number-columns-repeated="4" office:value-type="float" office:value="31512" calcext:value-type="float">
            <text:p>315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9978" calcext:value-type="float">
            <text:p>39978</text:p>
          </table:table-cell>
          <table:table-cell office:value-type="float" office:value="21560" calcext:value-type="float">
            <text:p>21560</text:p>
          </table:table-cell>
          <table:table-cell office:value-type="float" office:value="49656" calcext:value-type="float">
            <text:p>49656</text:p>
          </table:table-cell>
          <table:table-cell office:value-type="float" office:value="80670" calcext:value-type="float">
            <text:p>80670</text:p>
          </table:table-cell>
          <table:table-cell office:value-type="float" office:value="113065" calcext:value-type="float">
            <text:p>113065</text:p>
          </table:table-cell>
          <table:table-cell office:value-type="float" office:value="147082" calcext:value-type="float">
            <text:p>147082</text:p>
          </table:table-cell>
          <table:table-cell office:value-type="float" office:value="182652" calcext:value-type="float">
            <text:p>182652</text:p>
          </table:table-cell>
          <table:table-cell office:value-type="float" office:value="219599" calcext:value-type="float">
            <text:p>219599</text:p>
          </table:table-cell>
          <table:table-cell office:value-type="float" office:value="257699" calcext:value-type="float">
            <text:p>2576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9978" calcext:value-type="float">
            <text:p>39978</text:p>
          </table:table-cell>
          <table:table-cell office:value-type="float" office:value="32520" calcext:value-type="float">
            <text:p>32520</text:p>
          </table:table-cell>
          <table:table-cell office:value-type="float" office:value="75064" calcext:value-type="float">
            <text:p>75064</text:p>
          </table:table-cell>
          <table:table-cell office:value-type="float" office:value="120865" calcext:value-type="float">
            <text:p>120865</text:p>
          </table:table-cell>
          <table:table-cell office:value-type="float" office:value="169873" calcext:value-type="float">
            <text:p>169873</text:p>
          </table:table-cell>
          <table:table-cell office:value-type="float" office:value="221765" calcext:value-type="float">
            <text:p>221765</text:p>
          </table:table-cell>
          <table:table-cell office:value-type="float" office:value="275901" calcext:value-type="float">
            <text:p>275901</text:p>
          </table:table-cell>
          <table:table-cell office:value-type="float" office:value="332191" calcext:value-type="float">
            <text:p>332191</text:p>
          </table:table-cell>
          <table:table-cell office:value-type="float" office:value="391081" calcext:value-type="float">
            <text:p>391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9978" calcext:value-type="float">
            <text:p>39978</text:p>
          </table:table-cell>
          <table:table-cell office:value-type="float" office:value="44387" calcext:value-type="float">
            <text:p>44387</text:p>
          </table:table-cell>
          <table:table-cell office:value-type="float" office:value="101420" calcext:value-type="float">
            <text:p>101420</text:p>
          </table:table-cell>
          <table:table-cell office:value-type="float" office:value="163561" calcext:value-type="float">
            <text:p>163561</text:p>
          </table:table-cell>
          <table:table-cell office:value-type="float" office:value="230626" calcext:value-type="float">
            <text:p>230626</text:p>
          </table:table-cell>
          <table:table-cell office:value-type="float" office:value="301333" calcext:value-type="float">
            <text:p>301333</text:p>
          </table:table-cell>
          <table:table-cell office:value-type="float" office:value="376065" calcext:value-type="float">
            <text:p>376065</text:p>
          </table:table-cell>
          <table:table-cell office:value-type="float" office:value="454367" calcext:value-type="float">
            <text:p>454367</text:p>
          </table:table-cell>
          <table:table-cell office:value-type="float" office:value="534222" calcext:value-type="float">
            <text:p>5342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467" calcext:value-type="float">
            <text:p>467</text:p>
          </table:table-cell>
          <table:table-cell office:value-type="float" office:value="391" calcext:value-type="float">
            <text:p>391</text:p>
          </table:table-cell>
          <table:table-cell office:value-type="float" office:value="807" calcext:value-type="float">
            <text:p>807</text:p>
          </table:table-cell>
          <table:table-cell office:value-type="float" office:value="1219" calcext:value-type="float">
            <text:p>1219</text:p>
          </table:table-cell>
          <table:table-cell office:value-type="float" office:value="1618" calcext:value-type="float">
            <text:p>1618</text:p>
          </table:table-cell>
          <table:table-cell office:value-type="float" office:value="2001" calcext:value-type="float">
            <text:p>2001</text:p>
          </table:table-cell>
          <table:table-cell office:value-type="float" office:value="2346" calcext:value-type="float">
            <text:p>2346</text:p>
          </table:table-cell>
          <table:table-cell office:value-type="float" office:value="2652" calcext:value-type="float">
            <text:p>2652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467" calcext:value-type="float">
            <text:p>467</text:p>
          </table:table-cell>
          <table:table-cell office:value-type="float" office:value="557" calcext:value-type="float">
            <text:p>557</text:p>
          </table:table-cell>
          <table:table-cell office:value-type="float" office:value="1139" calcext:value-type="float">
            <text:p>1139</text:p>
          </table:table-cell>
          <table:table-cell office:value-type="float" office:value="1696" calcext:value-type="float">
            <text:p>1696</text:p>
          </table:table-cell>
          <table:table-cell office:value-type="float" office:value="2212" calcext:value-type="float">
            <text:p>2212</text:p>
          </table:table-cell>
          <table:table-cell office:value-type="float" office:value="2651" calcext:value-type="float">
            <text:p>2651</text:p>
          </table:table-cell>
          <table:table-cell table:number-columns-repeated="3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467" calcext:value-type="float">
            <text:p>467</text:p>
          </table:table-cell>
          <table:table-cell office:value-type="float" office:value="723" calcext:value-type="float">
            <text:p>723</text:p>
          </table:table-cell>
          <table:table-cell office:value-type="float" office:value="1458" calcext:value-type="float">
            <text:p>1458</text:p>
          </table:table-cell>
          <table:table-cell office:value-type="float" office:value="2144" calcext:value-type="float">
            <text:p>2144</text:p>
          </table:table-cell>
          <table:table-cell office:value-type="float" office:value="2709" calcext:value-type="float">
            <text:p>2709</text:p>
          </table:table-cell>
          <table:table-cell table:number-columns-repeated="4"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3109" calcext:value-type="float">
            <text:p>3109</text:p>
          </table:table-cell>
          <table:table-cell office:value-type="float" office:value="3821" calcext:value-type="float">
            <text:p>3821</text:p>
          </table:table-cell>
          <table:table-cell office:value-type="float" office:value="6498" calcext:value-type="float">
            <text:p>6498</text:p>
          </table:table-cell>
          <table:table-cell office:value-type="float" office:value="9242" calcext:value-type="float">
            <text:p>9242</text:p>
          </table:table-cell>
          <table:table-cell office:value-type="float" office:value="11996" calcext:value-type="float">
            <text:p>11996</text:p>
          </table:table-cell>
          <table:table-cell office:value-type="float" office:value="14803" calcext:value-type="float">
            <text:p>14803</text:p>
          </table:table-cell>
          <table:table-cell office:value-type="float" office:value="17635" calcext:value-type="float">
            <text:p>17635</text:p>
          </table:table-cell>
          <table:table-cell office:value-type="float" office:value="20603" calcext:value-type="float">
            <text:p>20603</text:p>
          </table:table-cell>
          <table:table-cell office:value-type="float" office:value="23725" calcext:value-type="float">
            <text:p>237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3109" calcext:value-type="float">
            <text:p>3109</text:p>
          </table:table-cell>
          <table:table-cell office:value-type="float" office:value="4356" calcext:value-type="float">
            <text:p>4356</text:p>
          </table:table-cell>
          <table:table-cell office:value-type="float" office:value="7540" calcext:value-type="float">
            <text:p>7540</text:p>
          </table:table-cell>
          <table:table-cell office:value-type="float" office:value="10822" calcext:value-type="float">
            <text:p>10822</text:p>
          </table:table-cell>
          <table:table-cell office:value-type="float" office:value="14136" calcext:value-type="float">
            <text:p>14136</text:p>
          </table:table-cell>
          <table:table-cell office:value-type="float" office:value="17511" calcext:value-type="float">
            <text:p>17511</text:p>
          </table:table-cell>
          <table:table-cell office:value-type="float" office:value="21053" calcext:value-type="float">
            <text:p>21053</text:p>
          </table:table-cell>
          <table:table-cell office:value-type="float" office:value="24814" calcext:value-type="float">
            <text:p>24814</text:p>
          </table:table-cell>
          <table:table-cell office:value-type="float" office:value="28769" calcext:value-type="float">
            <text:p>287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3109" calcext:value-type="float">
            <text:p>3109</text:p>
          </table:table-cell>
          <table:table-cell office:value-type="float" office:value="4856" calcext:value-type="float">
            <text:p>4856</text:p>
          </table:table-cell>
          <table:table-cell office:value-type="float" office:value="8587" calcext:value-type="float">
            <text:p>8587</text:p>
          </table:table-cell>
          <table:table-cell office:value-type="float" office:value="12401" calcext:value-type="float">
            <text:p>12401</text:p>
          </table:table-cell>
          <table:table-cell office:value-type="float" office:value="16295" calcext:value-type="float">
            <text:p>16295</text:p>
          </table:table-cell>
          <table:table-cell office:value-type="float" office:value="20339" calcext:value-type="float">
            <text:p>20339</text:p>
          </table:table-cell>
          <table:table-cell office:value-type="float" office:value="24672" calcext:value-type="float">
            <text:p>24672</text:p>
          </table:table-cell>
          <table:table-cell office:value-type="float" office:value="29271" calcext:value-type="float">
            <text:p>29271</text:p>
          </table:table-cell>
          <table:table-cell office:value-type="float" office:value="34064" calcext:value-type="float">
            <text:p>34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office:value-type="float" office:value="280" calcext:value-type="float">
            <text:p>280</text:p>
          </table:table-cell>
          <table:table-cell office:value-type="float" office:value="369" calcext:value-type="float">
            <text:p>369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247" calcext:value-type="float">
            <text:p>247</text:p>
          </table:table-cell>
          <table:table-cell office:value-type="float" office:value="407" calcext:value-type="float">
            <text:p>407</text:p>
          </table:table-cell>
          <table:table-cell table:number-columns-repeated="5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318" calcext:value-type="float">
            <text:p>31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41" calcext:value-type="float">
            <text:p>241</text:p>
          </table:table-cell>
          <table:table-cell office:value-type="float" office:value="308" calcext:value-type="float">
            <text:p>308</text:p>
          </table:table-cell>
          <table:table-cell office:value-type="float" office:value="377" calcext:value-type="float">
            <text:p>377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423" calcext:value-type="float">
            <text:p>423</text:p>
          </table:table-cell>
          <table:table-cell office:value-type="float" office:value="530" calcext:value-type="float">
            <text:p>530</text:p>
          </table:table-cell>
          <table:table-cell office:value-type="float" office:value="649" calcext:value-type="float">
            <text:p>649</text:p>
          </table:table-cell>
          <table:table-cell office:value-type="float" office:value="788" calcext:value-type="float">
            <text:p>788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17002" calcext:value-type="float">
            <text:p>17002</text:p>
          </table:table-cell>
          <table:table-cell office:value-type="float" office:value="15040" calcext:value-type="float">
            <text:p>15040</text:p>
          </table:table-cell>
          <table:table-cell office:value-type="float" office:value="32824" calcext:value-type="float">
            <text:p>32824</text:p>
          </table:table-cell>
          <table:table-cell office:value-type="float" office:value="52369" calcext:value-type="float">
            <text:p>52369</text:p>
          </table:table-cell>
          <table:table-cell office:value-type="float" office:value="73708" calcext:value-type="float">
            <text:p>73708</text:p>
          </table:table-cell>
          <table:table-cell office:value-type="float" office:value="97313" calcext:value-type="float">
            <text:p>97313</text:p>
          </table:table-cell>
          <table:table-cell table:number-columns-repeated="3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17002" calcext:value-type="float">
            <text:p>17002</text:p>
          </table:table-cell>
          <table:table-cell office:value-type="float" office:value="19109" calcext:value-type="float">
            <text:p>19109</text:p>
          </table:table-cell>
          <table:table-cell office:value-type="float" office:value="41948" calcext:value-type="float">
            <text:p>41948</text:p>
          </table:table-cell>
          <table:table-cell office:value-type="float" office:value="67506" calcext:value-type="float">
            <text:p>67506</text:p>
          </table:table-cell>
          <table:table-cell office:value-type="float" office:value="96273" calcext:value-type="float">
            <text:p>96273</text:p>
          </table:table-cell>
          <table:table-cell table:number-columns-repeated="4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17002" calcext:value-type="float">
            <text:p>17002</text:p>
          </table:table-cell>
          <table:table-cell office:value-type="float" office:value="23310" calcext:value-type="float">
            <text:p>23310</text:p>
          </table:table-cell>
          <table:table-cell office:value-type="float" office:value="51511" calcext:value-type="float">
            <text:p>51511</text:p>
          </table:table-cell>
          <table:table-cell office:value-type="float" office:value="83713" calcext:value-type="float">
            <text:p>83713</text:p>
          </table:table-cell>
          <table:table-cell table:number-columns-repeated="5" office:value-type="float" office:value="117904" calcext:value-type="float">
            <text:p>1179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4196" calcext:value-type="float">
            <text:p>14196</text:p>
          </table:table-cell>
          <table:table-cell office:value-type="float" office:value="20519" calcext:value-type="float">
            <text:p>20519</text:p>
          </table:table-cell>
          <table:table-cell office:value-type="float" office:value="35952" calcext:value-type="float">
            <text:p>35952</text:p>
          </table:table-cell>
          <table:table-cell office:value-type="float" office:value="49115" calcext:value-type="float">
            <text:p>49115</text:p>
          </table:table-cell>
          <table:table-cell office:value-type="float" office:value="62669" calcext:value-type="float">
            <text:p>62669</text:p>
          </table:table-cell>
          <table:table-cell office:value-type="float" office:value="76662" calcext:value-type="float">
            <text:p>76662</text:p>
          </table:table-cell>
          <table:table-cell office:value-type="float" office:value="90813" calcext:value-type="float">
            <text:p>90813</text:p>
          </table:table-cell>
          <table:table-cell office:value-type="float" office:value="105290" calcext:value-type="float">
            <text:p>105290</text:p>
          </table:table-cell>
          <table:table-cell office:value-type="float" office:value="120046" calcext:value-type="float">
            <text:p>120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4196" calcext:value-type="float">
            <text:p>14196</text:p>
          </table:table-cell>
          <table:table-cell office:value-type="float" office:value="26593" calcext:value-type="float">
            <text:p>26593</text:p>
          </table:table-cell>
          <table:table-cell office:value-type="float" office:value="44843" calcext:value-type="float">
            <text:p>44843</text:p>
          </table:table-cell>
          <table:table-cell office:value-type="float" office:value="62981" calcext:value-type="float">
            <text:p>62981</text:p>
          </table:table-cell>
          <table:table-cell office:value-type="float" office:value="81770" calcext:value-type="float">
            <text:p>81770</text:p>
          </table:table-cell>
          <table:table-cell office:value-type="float" office:value="100946" calcext:value-type="float">
            <text:p>100946</text:p>
          </table:table-cell>
          <table:table-cell office:value-type="float" office:value="120691" calcext:value-type="float">
            <text:p>120691</text:p>
          </table:table-cell>
          <table:table-cell office:value-type="float" office:value="140640" calcext:value-type="float">
            <text:p>140640</text:p>
          </table:table-cell>
          <table:table-cell office:value-type="float" office:value="160792" calcext:value-type="float">
            <text:p>1607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4196" calcext:value-type="float">
            <text:p>14196</text:p>
          </table:table-cell>
          <table:table-cell office:value-type="float" office:value="31684" calcext:value-type="float">
            <text:p>31684</text:p>
          </table:table-cell>
          <table:table-cell office:value-type="float" office:value="53992" calcext:value-type="float">
            <text:p>53992</text:p>
          </table:table-cell>
          <table:table-cell office:value-type="float" office:value="77285" calcext:value-type="float">
            <text:p>77285</text:p>
          </table:table-cell>
          <table:table-cell office:value-type="float" office:value="101270" calcext:value-type="float">
            <text:p>101270</text:p>
          </table:table-cell>
          <table:table-cell office:value-type="float" office:value="126058" calcext:value-type="float">
            <text:p>126058</text:p>
          </table:table-cell>
          <table:table-cell office:value-type="float" office:value="151195" calcext:value-type="float">
            <text:p>151195</text:p>
          </table:table-cell>
          <table:table-cell office:value-type="float" office:value="176585" calcext:value-type="float">
            <text:p>176585</text:p>
          </table:table-cell>
          <table:table-cell office:value-type="float" office:value="202055" calcext:value-type="float">
            <text:p>20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935" calcext:value-type="float">
            <text:p>935</text:p>
          </table:table-cell>
          <table:table-cell office:value-type="float" office:value="846" calcext:value-type="float">
            <text:p>846</text:p>
          </table:table-cell>
          <table:table-cell office:value-type="float" office:value="1665" calcext:value-type="float">
            <text:p>1665</text:p>
          </table:table-cell>
          <table:table-cell office:value-type="float" office:value="2557" calcext:value-type="float">
            <text:p>2557</text:p>
          </table:table-cell>
          <table:table-cell table:number-columns-repeated="5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935" calcext:value-type="float">
            <text:p>935</text:p>
          </table:table-cell>
          <table:table-cell office:value-type="float" office:value="1087" calcext:value-type="float">
            <text:p>1087</text:p>
          </table:table-cell>
          <table:table-cell office:value-type="float" office:value="2184" calcext:value-type="float">
            <text:p>2184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935" calcext:value-type="float">
            <text:p>935</text:p>
          </table:table-cell>
          <table:table-cell office:value-type="float" office:value="1315" calcext:value-type="float">
            <text:p>1315</text:p>
          </table:table-cell>
          <table:table-cell office:value-type="float" office:value="2678" calcext:value-type="float">
            <text:p>2678</text:p>
          </table:table-cell>
          <table:table-cell table:number-columns-repeated="6"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18690" calcext:value-type="float">
            <text:p>18690</text:p>
          </table:table-cell>
          <table:table-cell office:value-type="float" office:value="15926" calcext:value-type="float">
            <text:p>15926</text:p>
          </table:table-cell>
          <table:table-cell office:value-type="float" office:value="32917" calcext:value-type="float">
            <text:p>32917</text:p>
          </table:table-cell>
          <table:table-cell office:value-type="float" office:value="49352" calcext:value-type="float">
            <text:p>49352</text:p>
          </table:table-cell>
          <table:table-cell office:value-type="float" office:value="65120" calcext:value-type="float">
            <text:p>65120</text:p>
          </table:table-cell>
          <table:table-cell office:value-type="float" office:value="80862" calcext:value-type="float">
            <text:p>80862</text:p>
          </table:table-cell>
          <table:table-cell office:value-type="float" office:value="98731" calcext:value-type="float">
            <text:p>98731</text:p>
          </table:table-cell>
          <table:table-cell office:value-type="float" office:value="121483" calcext:value-type="float">
            <text:p>121483</text:p>
          </table:table-cell>
          <table:table-cell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18690" calcext:value-type="float">
            <text:p>18690</text:p>
          </table:table-cell>
          <table:table-cell office:value-type="float" office:value="21162" calcext:value-type="float">
            <text:p>21162</text:p>
          </table:table-cell>
          <table:table-cell office:value-type="float" office:value="43096" calcext:value-type="float">
            <text:p>43096</text:p>
          </table:table-cell>
          <table:table-cell office:value-type="float" office:value="63858" calcext:value-type="float">
            <text:p>63858</text:p>
          </table:table-cell>
          <table:table-cell office:value-type="float" office:value="84568" calcext:value-type="float">
            <text:p>84568</text:p>
          </table:table-cell>
          <table:table-cell office:value-type="float" office:value="110253" calcext:value-type="float">
            <text:p>110253</text:p>
          </table:table-cell>
          <table:table-cell table:number-columns-repeated="3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18690" calcext:value-type="float">
            <text:p>18690</text:p>
          </table:table-cell>
          <table:table-cell office:value-type="float" office:value="26368" calcext:value-type="float">
            <text:p>26368</text:p>
          </table:table-cell>
          <table:table-cell office:value-type="float" office:value="52936" calcext:value-type="float">
            <text:p>52936</text:p>
          </table:table-cell>
          <table:table-cell office:value-type="float" office:value="78246" calcext:value-type="float">
            <text:p>78246</text:p>
          </table:table-cell>
          <table:table-cell office:value-type="float" office:value="108369" calcext:value-type="float">
            <text:p>108369</text:p>
          </table:table-cell>
          <table:table-cell table:number-columns-repeated="4" office:value-type="float" office:value="128616" calcext:value-type="float">
            <text:p>128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987" calcext:value-type="float">
            <text:p>987</text:p>
          </table:table-cell>
          <table:table-cell office:value-type="float" office:value="572" calcext:value-type="float">
            <text:p>572</text:p>
          </table:table-cell>
          <table:table-cell office:value-type="float" office:value="1174" calcext:value-type="float">
            <text:p>1174</text:p>
          </table:table-cell>
          <table:table-cell office:value-type="float" office:value="1819" calcext:value-type="float">
            <text:p>1819</text:p>
          </table:table-cell>
          <table:table-cell office:value-type="float" office:value="2496" calcext:value-type="float">
            <text:p>2496</text:p>
          </table:table-cell>
          <table:table-cell office:value-type="float" office:value="3195" calcext:value-type="float">
            <text:p>3195</text:p>
          </table:table-cell>
          <table:table-cell office:value-type="float" office:value="3911" calcext:value-type="float">
            <text:p>3911</text:p>
          </table:table-cell>
          <table:table-cell office:value-type="float" office:value="4637" calcext:value-type="float">
            <text:p>4637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987" calcext:value-type="float">
            <text:p>987</text:p>
          </table:table-cell>
          <table:table-cell office:value-type="float" office:value="998" calcext:value-type="float">
            <text:p>998</text:p>
          </table:table-cell>
          <table:table-cell office:value-type="float" office:value="2103" calcext:value-type="float">
            <text:p>2103</text:p>
          </table:table-cell>
          <table:table-cell office:value-type="float" office:value="3291" calcext:value-type="float">
            <text:p>3291</text:p>
          </table:table-cell>
          <table:table-cell office:value-type="float" office:value="4526" calcext:value-type="float">
            <text:p>4526</text:p>
          </table:table-cell>
          <table:table-cell office:value-type="float" office:value="5797" calcext:value-type="float">
            <text:p>5797</text:p>
          </table:table-cell>
          <table:table-cell office:value-type="float" office:value="7140" calcext:value-type="float">
            <text:p>7140</text:p>
          </table:table-cell>
          <table:table-cell office:value-type="float" office:value="8578" calcext:value-type="float">
            <text:p>8578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987" calcext:value-type="float">
            <text:p>987</text:p>
          </table:table-cell>
          <table:table-cell office:value-type="float" office:value="1443" calcext:value-type="float">
            <text:p>1443</text:p>
          </table:table-cell>
          <table:table-cell office:value-type="float" office:value="3087" calcext:value-type="float">
            <text:p>3087</text:p>
          </table:table-cell>
          <table:table-cell office:value-type="float" office:value="4836" calcext:value-type="float">
            <text:p>4836</text:p>
          </table:table-cell>
          <table:table-cell office:value-type="float" office:value="6680" calcext:value-type="float">
            <text:p>6680</text:p>
          </table:table-cell>
          <table:table-cell office:value-type="float" office:value="8698" calcext:value-type="float">
            <text:p>8698</text:p>
          </table:table-cell>
          <table:table-cell office:value-type="float" office:value="10977" calcext:value-type="float">
            <text:p>10977</text:p>
          </table:table-cell>
          <table:table-cell office:value-type="float" office:value="13603" calcext:value-type="float">
            <text:p>13603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301" calcext:value-type="float">
            <text:p>301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349" calcext:value-type="float">
            <text:p>349</text:p>
          </table:table-cell>
          <table:table-cell office:value-type="float" office:value="448" calcext:value-type="float">
            <text:p>448</text:p>
          </table:table-cell>
          <table:table-cell office:value-type="float" office:value="549" calcext:value-type="float">
            <text:p>549</text:p>
          </table:table-cell>
          <table:table-cell office:value-type="float" office:value="655" calcext:value-type="float">
            <text:p>65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373" calcext:value-type="float">
            <text:p>373</text:p>
          </table:table-cell>
          <table:table-cell office:value-type="float" office:value="515" calcext:value-type="float">
            <text:p>515</text:p>
          </table:table-cell>
          <table:table-cell office:value-type="float" office:value="663" calcext:value-type="float">
            <text:p>663</text:p>
          </table:table-cell>
          <table:table-cell office:value-type="float" office:value="822" calcext:value-type="float">
            <text:p>822</text:p>
          </table:table-cell>
          <table:table-cell office:value-type="float" office:value="996" calcext:value-type="float">
            <text:p>996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44771" calcext:value-type="float">
            <text:p>44771</text:p>
          </table:table-cell>
          <table:table-cell office:value-type="float" office:value="36351" calcext:value-type="float">
            <text:p>36351</text:p>
          </table:table-cell>
          <table:table-cell office:value-type="float" office:value="73231" calcext:value-type="float">
            <text:p>73231</text:p>
          </table:table-cell>
          <table:table-cell office:value-type="float" office:value="111936" calcext:value-type="float">
            <text:p>111936</text:p>
          </table:table-cell>
          <table:table-cell office:value-type="float" office:value="152045" calcext:value-type="float">
            <text:p>152045</text:p>
          </table:table-cell>
          <table:table-cell office:value-type="float" office:value="193196" calcext:value-type="float">
            <text:p>193196</text:p>
          </table:table-cell>
          <table:table-cell office:value-type="float" office:value="236102" calcext:value-type="float">
            <text:p>236102</text:p>
          </table:table-cell>
          <table:table-cell table:number-columns-repeated="2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44771" calcext:value-type="float">
            <text:p>44771</text:p>
          </table:table-cell>
          <table:table-cell office:value-type="float" office:value="51250" calcext:value-type="float">
            <text:p>51250</text:p>
          </table:table-cell>
          <table:table-cell office:value-type="float" office:value="104979" calcext:value-type="float">
            <text:p>104979</text:p>
          </table:table-cell>
          <table:table-cell office:value-type="float" office:value="161576" calcext:value-type="float">
            <text:p>161576</text:p>
          </table:table-cell>
          <table:table-cell office:value-type="float" office:value="220610" calcext:value-type="float">
            <text:p>220610</text:p>
          </table:table-cell>
          <table:table-cell table:number-columns-repeated="4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44771" calcext:value-type="float">
            <text:p>44771</text:p>
          </table:table-cell>
          <table:table-cell office:value-type="float" office:value="66555" calcext:value-type="float">
            <text:p>66555</text:p>
          </table:table-cell>
          <table:table-cell office:value-type="float" office:value="137760" calcext:value-type="float">
            <text:p>137760</text:p>
          </table:table-cell>
          <table:table-cell office:value-type="float" office:value="213042" calcext:value-type="float">
            <text:p>213042</text:p>
          </table:table-cell>
          <table:table-cell table:number-columns-repeated="5" office:value-type="float" office:value="265566" calcext:value-type="float">
            <text:p>2655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36257" calcext:value-type="float">
            <text:p>36257</text:p>
          </table:table-cell>
          <table:table-cell office:value-type="float" office:value="26250" calcext:value-type="float">
            <text:p>26250</text:p>
          </table:table-cell>
          <table:table-cell office:value-type="float" office:value="52758" calcext:value-type="float">
            <text:p>52758</text:p>
          </table:table-cell>
          <table:table-cell office:value-type="float" office:value="79885" calcext:value-type="float">
            <text:p>79885</text:p>
          </table:table-cell>
          <table:table-cell office:value-type="float" office:value="105685" calcext:value-type="float">
            <text:p>105685</text:p>
          </table:table-cell>
          <table:table-cell office:value-type="float" office:value="137263" calcext:value-type="float">
            <text:p>137263</text:p>
          </table:table-cell>
          <table:table-cell table:number-columns-repeated="3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36257" calcext:value-type="float">
            <text:p>36257</text:p>
          </table:table-cell>
          <table:table-cell office:value-type="float" office:value="43065" calcext:value-type="float">
            <text:p>43065</text:p>
          </table:table-cell>
          <table:table-cell office:value-type="float" office:value="86923" calcext:value-type="float">
            <text:p>86923</text:p>
          </table:table-cell>
          <table:table-cell office:value-type="float" office:value="133372" calcext:value-type="float">
            <text:p>133372</text:p>
          </table:table-cell>
          <table:table-cell table:number-columns-repeated="5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36257" calcext:value-type="float">
            <text:p>36257</text:p>
          </table:table-cell>
          <table:table-cell office:value-type="float" office:value="60047" calcext:value-type="float">
            <text:p>60047</text:p>
          </table:table-cell>
          <table:table-cell office:value-type="float" office:value="120970" calcext:value-type="float">
            <text:p>120970</text:p>
          </table:table-cell>
          <table:table-cell table:number-columns-repeated="6" office:value-type="float" office:value="171930" calcext:value-type="float">
            <text:p>1719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7496" calcext:value-type="float">
            <text:p>7496</text:p>
          </table:table-cell>
          <table:table-cell office:value-type="float" office:value="6537" calcext:value-type="float">
            <text:p>6537</text:p>
          </table:table-cell>
          <table:table-cell office:value-type="float" office:value="13337" calcext:value-type="float">
            <text:p>13337</text:p>
          </table:table-cell>
          <table:table-cell office:value-type="float" office:value="20445" calcext:value-type="float">
            <text:p>20445</text:p>
          </table:table-cell>
          <table:table-cell office:value-type="float" office:value="28150" calcext:value-type="float">
            <text:p>28150</text:p>
          </table:table-cell>
          <table:table-cell office:value-type="float" office:value="36596" calcext:value-type="float">
            <text:p>36596</text:p>
          </table:table-cell>
          <table:table-cell office:value-type="float" office:value="45475" calcext:value-type="float">
            <text:p>45475</text:p>
          </table:table-cell>
          <table:table-cell office:value-type="float" office:value="54687" calcext:value-type="float">
            <text:p>54687</text:p>
          </table:table-cell>
          <table:table-cell office:value-type="float" office:value="64279" calcext:value-type="float">
            <text:p>642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7496" calcext:value-type="float">
            <text:p>7496</text:p>
          </table:table-cell>
          <table:table-cell office:value-type="float" office:value="8243" calcext:value-type="float">
            <text:p>8243</text:p>
          </table:table-cell>
          <table:table-cell office:value-type="float" office:value="16885" calcext:value-type="float">
            <text:p>16885</text:p>
          </table:table-cell>
          <table:table-cell office:value-type="float" office:value="26247" calcext:value-type="float">
            <text:p>26247</text:p>
          </table:table-cell>
          <table:table-cell office:value-type="float" office:value="36734" calcext:value-type="float">
            <text:p>36734</text:p>
          </table:table-cell>
          <table:table-cell office:value-type="float" office:value="47930" calcext:value-type="float">
            <text:p>47930</text:p>
          </table:table-cell>
          <table:table-cell office:value-type="float" office:value="59652" calcext:value-type="float">
            <text:p>59652</text:p>
          </table:table-cell>
          <table:table-cell office:value-type="float" office:value="72071" calcext:value-type="float">
            <text:p>72071</text:p>
          </table:table-cell>
          <table:table-cell office:value-type="float" office:value="85370" calcext:value-type="float">
            <text:p>853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7496" calcext:value-type="float">
            <text:p>7496</text:p>
          </table:table-cell>
          <table:table-cell office:value-type="float" office:value="9963" calcext:value-type="float">
            <text:p>9963</text:p>
          </table:table-cell>
          <table:table-cell office:value-type="float" office:value="20562" calcext:value-type="float">
            <text:p>20562</text:p>
          </table:table-cell>
          <table:table-cell office:value-type="float" office:value="32502" calcext:value-type="float">
            <text:p>32502</text:p>
          </table:table-cell>
          <table:table-cell office:value-type="float" office:value="45759" calcext:value-type="float">
            <text:p>45759</text:p>
          </table:table-cell>
          <table:table-cell office:value-type="float" office:value="59804" calcext:value-type="float">
            <text:p>59804</text:p>
          </table:table-cell>
          <table:table-cell office:value-type="float" office:value="74849" calcext:value-type="float">
            <text:p>74849</text:p>
          </table:table-cell>
          <table:table-cell office:value-type="float" office:value="91213" calcext:value-type="float">
            <text:p>91213</text:p>
          </table:table-cell>
          <table:table-cell office:value-type="float" office:value="108994" calcext:value-type="float">
            <text:p>1089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0021" calcext:value-type="float">
            <text:p>20021</text:p>
          </table:table-cell>
          <table:table-cell office:value-type="float" office:value="12466" calcext:value-type="float">
            <text:p>12466</text:p>
          </table:table-cell>
          <table:table-cell office:value-type="float" office:value="23547" calcext:value-type="float">
            <text:p>23547</text:p>
          </table:table-cell>
          <table:table-cell office:value-type="float" office:value="34092" calcext:value-type="float">
            <text:p>34092</text:p>
          </table:table-cell>
          <table:table-cell office:value-type="float" office:value="44481" calcext:value-type="float">
            <text:p>44481</text:p>
          </table:table-cell>
          <table:table-cell table:number-columns-repeated="4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0021" calcext:value-type="float">
            <text:p>20021</text:p>
          </table:table-cell>
          <table:table-cell office:value-type="float" office:value="20824" calcext:value-type="float">
            <text:p>20824</text:p>
          </table:table-cell>
          <table:table-cell office:value-type="float" office:value="39200" calcext:value-type="float">
            <text:p>39200</text:p>
          </table:table-cell>
          <table:table-cell table:number-columns-repeated="6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0021" calcext:value-type="float">
            <text:p>20021</text:p>
          </table:table-cell>
          <table:table-cell office:value-type="float" office:value="28675" calcext:value-type="float">
            <text:p>28675</text:p>
          </table:table-cell>
          <table:table-cell table:number-columns-repeated="7" office:value-type="float" office:value="50813" calcext:value-type="float">
            <text:p>508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39939" calcext:value-type="float">
            <text:p>139939</text:p>
          </table:table-cell>
          <table:table-cell office:value-type="float" office:value="133408" calcext:value-type="float">
            <text:p>133408</text:p>
          </table:table-cell>
          <table:table-cell office:value-type="float" office:value="276685" calcext:value-type="float">
            <text:p>276685</text:p>
          </table:table-cell>
          <table:table-cell office:value-type="float" office:value="422553" calcext:value-type="float">
            <text:p>422553</text:p>
          </table:table-cell>
          <table:table-cell office:value-type="float" office:value="569056" calcext:value-type="float">
            <text:p>569056</text:p>
          </table:table-cell>
          <table:table-cell office:value-type="float" office:value="714758" calcext:value-type="float">
            <text:p>714758</text:p>
          </table:table-cell>
          <table:table-cell office:value-type="float" office:value="859371" calcext:value-type="float">
            <text:p>859371</text:p>
          </table:table-cell>
          <table:table-cell office:value-type="float" office:value="1003509" calcext:value-type="float">
            <text:p>1003509</text:p>
          </table:table-cell>
          <table:table-cell office:value-type="float" office:value="1147650" calcext:value-type="float">
            <text:p>11476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39939" calcext:value-type="float">
            <text:p>139939</text:p>
          </table:table-cell>
          <table:table-cell office:value-type="float" office:value="146165" calcext:value-type="float">
            <text:p>146165</text:p>
          </table:table-cell>
          <table:table-cell office:value-type="float" office:value="303378" calcext:value-type="float">
            <text:p>303378</text:p>
          </table:table-cell>
          <table:table-cell office:value-type="float" office:value="462960" calcext:value-type="float">
            <text:p>462960</text:p>
          </table:table-cell>
          <table:table-cell office:value-type="float" office:value="622674" calcext:value-type="float">
            <text:p>622674</text:p>
          </table:table-cell>
          <table:table-cell office:value-type="float" office:value="781175" calcext:value-type="float">
            <text:p>781175</text:p>
          </table:table-cell>
          <table:table-cell office:value-type="float" office:value="938717" calcext:value-type="float">
            <text:p>938717</text:p>
          </table:table-cell>
          <table:table-cell office:value-type="float" office:value="1096102" calcext:value-type="float">
            <text:p>1096102</text:p>
          </table:table-cell>
          <table:table-cell office:value-type="float" office:value="1253547" calcext:value-type="float">
            <text:p>12535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39939" calcext:value-type="float">
            <text:p>139939</text:p>
          </table:table-cell>
          <table:table-cell office:value-type="float" office:value="159160" calcext:value-type="float">
            <text:p>159160</text:p>
          </table:table-cell>
          <table:table-cell office:value-type="float" office:value="330104" calcext:value-type="float">
            <text:p>330104</text:p>
          </table:table-cell>
          <table:table-cell office:value-type="float" office:value="503319" calcext:value-type="float">
            <text:p>503319</text:p>
          </table:table-cell>
          <table:table-cell office:value-type="float" office:value="676193" calcext:value-type="float">
            <text:p>676193</text:p>
          </table:table-cell>
          <table:table-cell office:value-type="float" office:value="847506" calcext:value-type="float">
            <text:p>847506</text:p>
          </table:table-cell>
          <table:table-cell office:value-type="float" office:value="1018052" calcext:value-type="float">
            <text:p>1018052</text:p>
          </table:table-cell>
          <table:table-cell office:value-type="float" office:value="1188654" calcext:value-type="float">
            <text:p>1188654</text:p>
          </table:table-cell>
          <table:table-cell office:value-type="float" office:value="1359673" calcext:value-type="float">
            <text:p>13596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398" calcext:value-type="float">
            <text:p>1398</text:p>
          </table:table-cell>
          <table:table-cell office:value-type="float" office:value="455" calcext:value-type="float">
            <text:p>455</text:p>
          </table:table-cell>
          <table:table-cell office:value-type="float" office:value="1050" calcext:value-type="float">
            <text:p>1050</text:p>
          </table:table-cell>
          <table:table-cell office:value-type="float" office:value="1716" calcext:value-type="float">
            <text:p>1716</text:p>
          </table:table-cell>
          <table:table-cell office:value-type="float" office:value="2437" calcext:value-type="float">
            <text:p>2437</text:p>
          </table:table-cell>
          <table:table-cell office:value-type="float" office:value="3208" calcext:value-type="float">
            <text:p>3208</text:p>
          </table:table-cell>
          <table:table-cell office:value-type="float" office:value="4034" calcext:value-type="float">
            <text:p>4034</text:p>
          </table:table-cell>
          <table:table-cell office:value-type="float" office:value="4907" calcext:value-type="float">
            <text:p>490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398" calcext:value-type="float">
            <text:p>1398</text:p>
          </table:table-cell>
          <table:table-cell office:value-type="float" office:value="1168" calcext:value-type="float">
            <text:p>1168</text:p>
          </table:table-cell>
          <table:table-cell office:value-type="float" office:value="2714" calcext:value-type="float">
            <text:p>2714</text:p>
          </table:table-cell>
          <table:table-cell office:value-type="float" office:value="4506" calcext:value-type="float">
            <text:p>4506</text:p>
          </table:table-cell>
          <table:table-cell office:value-type="float" office:value="6540" calcext:value-type="float">
            <text:p>6540</text:p>
          </table:table-cell>
          <table:table-cell office:value-type="float" office:value="8835" calcext:value-type="float">
            <text:p>8835</text:p>
          </table:table-cell>
          <table:table-cell office:value-type="float" office:value="11415" calcext:value-type="float">
            <text:p>11415</text:p>
          </table:table-cell>
          <table:table-cell table:number-columns-repeated="2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398" calcext:value-type="float">
            <text:p>1398</text:p>
          </table:table-cell>
          <table:table-cell office:value-type="float" office:value="1973" calcext:value-type="float">
            <text:p>1973</text:p>
          </table:table-cell>
          <table:table-cell office:value-type="float" office:value="4666" calcext:value-type="float">
            <text:p>4666</text:p>
          </table:table-cell>
          <table:table-cell office:value-type="float" office:value="7945" calcext:value-type="float">
            <text:p>7945</text:p>
          </table:table-cell>
          <table:table-cell office:value-type="float" office:value="11882" calcext:value-type="float">
            <text:p>11882</text:p>
          </table:table-cell>
          <table:table-cell table:number-columns-repeated="4" office:value-type="float" office:value="13358" calcext:value-type="float">
            <text:p>133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357" calcext:value-type="float">
            <text:p>357</text:p>
          </table:table-cell>
          <table:table-cell office:value-type="float" office:value="426" calcext:value-type="float">
            <text:p>4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office:value-type="float" office:value="273" calcext:value-type="float">
            <text:p>273</text:p>
          </table:table-cell>
          <table:table-cell office:value-type="float" office:value="376" calcext:value-type="float">
            <text:p>376</text:p>
          </table:table-cell>
          <table:table-cell office:value-type="float" office:value="488" calcext:value-type="float">
            <text:p>488</text:p>
          </table:table-cell>
          <table:table-cell office:value-type="float" office:value="612" calcext:value-type="float">
            <text:p>612</text:p>
          </table:table-cell>
          <table:table-cell office:value-type="float" office:value="747" calcext:value-type="float">
            <text:p>747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561" calcext:value-type="float">
            <text:p>13561</text:p>
          </table:table-cell>
          <table:table-cell office:value-type="float" office:value="14205" calcext:value-type="float">
            <text:p>14205</text:p>
          </table:table-cell>
          <table:table-cell office:value-type="float" office:value="28234" calcext:value-type="float">
            <text:p>28234</text:p>
          </table:table-cell>
          <table:table-cell office:value-type="float" office:value="40862" calcext:value-type="float">
            <text:p>40862</text:p>
          </table:table-cell>
          <table:table-cell office:value-type="float" office:value="53279" calcext:value-type="float">
            <text:p>53279</text:p>
          </table:table-cell>
          <table:table-cell office:value-type="float" office:value="65906" calcext:value-type="float">
            <text:p>65906</text:p>
          </table:table-cell>
          <table:table-cell office:value-type="float" office:value="78328" calcext:value-type="float">
            <text:p>78328</text:p>
          </table:table-cell>
          <table:table-cell office:value-type="float" office:value="90534" calcext:value-type="float">
            <text:p>90534</text:p>
          </table:table-cell>
          <table:table-cell office:value-type="float" office:value="102757" calcext:value-type="float">
            <text:p>1027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561" calcext:value-type="float">
            <text:p>13561</text:p>
          </table:table-cell>
          <table:table-cell office:value-type="float" office:value="17657" calcext:value-type="float">
            <text:p>17657</text:p>
          </table:table-cell>
          <table:table-cell office:value-type="float" office:value="34429" calcext:value-type="float">
            <text:p>34429</text:p>
          </table:table-cell>
          <table:table-cell office:value-type="float" office:value="49832" calcext:value-type="float">
            <text:p>49832</text:p>
          </table:table-cell>
          <table:table-cell office:value-type="float" office:value="65469" calcext:value-type="float">
            <text:p>65469</text:p>
          </table:table-cell>
          <table:table-cell office:value-type="float" office:value="80860" calcext:value-type="float">
            <text:p>80860</text:p>
          </table:table-cell>
          <table:table-cell office:value-type="float" office:value="96025" calcext:value-type="float">
            <text:p>96025</text:p>
          </table:table-cell>
          <table:table-cell office:value-type="float" office:value="111146" calcext:value-type="float">
            <text:p>111146</text:p>
          </table:table-cell>
          <table:table-cell office:value-type="float" office:value="126393" calcext:value-type="float">
            <text:p>126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561" calcext:value-type="float">
            <text:p>13561</text:p>
          </table:table-cell>
          <table:table-cell office:value-type="float" office:value="21102" calcext:value-type="float">
            <text:p>21102</text:p>
          </table:table-cell>
          <table:table-cell office:value-type="float" office:value="40450" calcext:value-type="float">
            <text:p>40450</text:p>
          </table:table-cell>
          <table:table-cell office:value-type="float" office:value="58938" calcext:value-type="float">
            <text:p>58938</text:p>
          </table:table-cell>
          <table:table-cell office:value-type="float" office:value="77486" calcext:value-type="float">
            <text:p>77486</text:p>
          </table:table-cell>
          <table:table-cell office:value-type="float" office:value="95605" calcext:value-type="float">
            <text:p>95605</text:p>
          </table:table-cell>
          <table:table-cell office:value-type="float" office:value="113688" calcext:value-type="float">
            <text:p>113688</text:p>
          </table:table-cell>
          <table:table-cell office:value-type="float" office:value="131947" calcext:value-type="float">
            <text:p>131947</text:p>
          </table:table-cell>
          <table:table-cell office:value-type="float" office:value="150447" calcext:value-type="float">
            <text:p>1504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227" calcext:value-type="float">
            <text:p>227</text:p>
          </table:table-cell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 office:value-type="float" office:value="1061" calcext:value-type="float">
            <text:p>1061</text:p>
          </table:table-cell>
          <table:table-cell office:value-type="float" office:value="1354" calcext:value-type="float">
            <text:p>1354</text:p>
          </table:table-cell>
          <table:table-cell office:value-type="float" office:value="1663" calcext:value-type="float">
            <text:p>1663</text:p>
          </table:table-cell>
          <table:table-cell office:value-type="float" office:value="1979" calcext:value-type="float">
            <text:p>1979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1488" calcext:value-type="float">
            <text:p>1488</text:p>
          </table:table-cell>
          <table:table-cell office:value-type="float" office:value="2360" calcext:value-type="float">
            <text:p>2360</text:p>
          </table:table-cell>
          <table:table-cell office:value-type="float" office:value="3292" calcext:value-type="float">
            <text:p>3292</text:p>
          </table:table-cell>
          <table:table-cell office:value-type="float" office:value="4285" calcext:value-type="float">
            <text:p>4285</text:p>
          </table:table-cell>
          <table:table-cell office:value-type="float" office:value="5346" calcext:value-type="float">
            <text:p>5346</text:p>
          </table:table-cell>
          <table:table-cell office:value-type="float" office:value="6494" calcext:value-type="float">
            <text:p>6494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1189" calcext:value-type="float">
            <text:p>1189</text:p>
          </table:table-cell>
          <table:table-cell office:value-type="float" office:value="2602" calcext:value-type="float">
            <text:p>2602</text:p>
          </table:table-cell>
          <table:table-cell office:value-type="float" office:value="4182" calcext:value-type="float">
            <text:p>4182</text:p>
          </table:table-cell>
          <table:table-cell office:value-type="float" office:value="5944" calcext:value-type="float">
            <text:p>5944</text:p>
          </table:table-cell>
          <table:table-cell office:value-type="float" office:value="7968" calcext:value-type="float">
            <text:p>7968</text:p>
          </table:table-cell>
          <table:table-cell office:value-type="float" office:value="9347" calcext:value-type="float">
            <text:p>9347</text:p>
          </table:table-cell>
          <table:table-cell table:number-columns-repeated="2" office:value-type="float" office:value="11539" calcext:value-type="float">
            <text:p>115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97556" calcext:value-type="float">
            <text:p>97556</text:p>
          </table:table-cell>
          <table:table-cell office:value-type="float" office:value="61993" calcext:value-type="float">
            <text:p>61993</text:p>
          </table:table-cell>
          <table:table-cell office:value-type="float" office:value="131601" calcext:value-type="float">
            <text:p>131601</text:p>
          </table:table-cell>
          <table:table-cell office:value-type="float" office:value="209349" calcext:value-type="float">
            <text:p>209349</text:p>
          </table:table-cell>
          <table:table-cell office:value-type="float" office:value="292081" calcext:value-type="float">
            <text:p>292081</text:p>
          </table:table-cell>
          <table:table-cell office:value-type="float" office:value="379831" calcext:value-type="float">
            <text:p>379831</text:p>
          </table:table-cell>
          <table:table-cell office:value-type="float" office:value="471932" calcext:value-type="float">
            <text:p>471932</text:p>
          </table:table-cell>
          <table:table-cell office:value-type="float" office:value="567789" calcext:value-type="float">
            <text:p>567789</text:p>
          </table:table-cell>
          <table:table-cell office:value-type="float" office:value="667054" calcext:value-type="float">
            <text:p>667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97556" calcext:value-type="float">
            <text:p>97556</text:p>
          </table:table-cell>
          <table:table-cell office:value-type="float" office:value="93530" calcext:value-type="float">
            <text:p>93530</text:p>
          </table:table-cell>
          <table:table-cell office:value-type="float" office:value="204950" calcext:value-type="float">
            <text:p>204950</text:p>
          </table:table-cell>
          <table:table-cell office:value-type="float" office:value="328050" calcext:value-type="float">
            <text:p>328050</text:p>
          </table:table-cell>
          <table:table-cell office:value-type="float" office:value="461546" calcext:value-type="float">
            <text:p>461546</text:p>
          </table:table-cell>
          <table:table-cell office:value-type="float" office:value="603318" calcext:value-type="float">
            <text:p>603318</text:p>
          </table:table-cell>
          <table:table-cell office:value-type="float" office:value="752535" calcext:value-type="float">
            <text:p>752535</text:p>
          </table:table-cell>
          <table:table-cell office:value-type="float" office:value="908785" calcext:value-type="float">
            <text:p>908785</text:p>
          </table:table-cell>
          <table:table-cell office:value-type="float" office:value="1069926" calcext:value-type="float">
            <text:p>10699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97556" calcext:value-type="float">
            <text:p>97556</text:p>
          </table:table-cell>
          <table:table-cell office:value-type="float" office:value="127483" calcext:value-type="float">
            <text:p>127483</text:p>
          </table:table-cell>
          <table:table-cell office:value-type="float" office:value="282679" calcext:value-type="float">
            <text:p>282679</text:p>
          </table:table-cell>
          <table:table-cell office:value-type="float" office:value="456354" calcext:value-type="float">
            <text:p>456354</text:p>
          </table:table-cell>
          <table:table-cell office:value-type="float" office:value="644838" calcext:value-type="float">
            <text:p>644838</text:p>
          </table:table-cell>
          <table:table-cell office:value-type="float" office:value="846163" calcext:value-type="float">
            <text:p>846163</text:p>
          </table:table-cell>
          <table:table-cell office:value-type="float" office:value="1057730" calcext:value-type="float">
            <text:p>1057730</text:p>
          </table:table-cell>
          <table:table-cell office:value-type="float" office:value="1275595" calcext:value-type="float">
            <text:p>1275595</text:p>
          </table:table-cell>
          <table:table-cell office:value-type="float" office:value="1498053" calcext:value-type="float">
            <text:p>1498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table:number-columns-repeated="5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42339" calcext:value-type="float">
            <text:p>42339</text:p>
          </table:table-cell>
          <table:table-cell office:value-type="float" office:value="38483" calcext:value-type="float">
            <text:p>38483</text:p>
          </table:table-cell>
          <table:table-cell office:value-type="float" office:value="74395" calcext:value-type="float">
            <text:p>74395</text:p>
          </table:table-cell>
          <table:table-cell office:value-type="float" office:value="110679" calcext:value-type="float">
            <text:p>110679</text:p>
          </table:table-cell>
          <table:table-cell office:value-type="float" office:value="148678" calcext:value-type="float">
            <text:p>148678</text:p>
          </table:table-cell>
          <table:table-cell office:value-type="float" office:value="187475" calcext:value-type="float">
            <text:p>187475</text:p>
          </table:table-cell>
          <table:table-cell office:value-type="float" office:value="226296" calcext:value-type="float">
            <text:p>226296</text:p>
          </table:table-cell>
          <table:table-cell office:value-type="float" office:value="273121" calcext:value-type="float">
            <text:p>273121</text:p>
          </table:table-cell>
          <table:table-cell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42339" calcext:value-type="float">
            <text:p>42339</text:p>
          </table:table-cell>
          <table:table-cell office:value-type="float" office:value="50866" calcext:value-type="float">
            <text:p>50866</text:p>
          </table:table-cell>
          <table:table-cell office:value-type="float" office:value="99434" calcext:value-type="float">
            <text:p>99434</text:p>
          </table:table-cell>
          <table:table-cell office:value-type="float" office:value="150323" calcext:value-type="float">
            <text:p>150323</text:p>
          </table:table-cell>
          <table:table-cell office:value-type="float" office:value="202743" calcext:value-type="float">
            <text:p>202743</text:p>
          </table:table-cell>
          <table:table-cell office:value-type="float" office:value="258170" calcext:value-type="float">
            <text:p>258170</text:p>
          </table:table-cell>
          <table:table-cell table:number-columns-repeated="3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42339" calcext:value-type="float">
            <text:p>42339</text:p>
          </table:table-cell>
          <table:table-cell office:value-type="float" office:value="63403" calcext:value-type="float">
            <text:p>63403</text:p>
          </table:table-cell>
          <table:table-cell office:value-type="float" office:value="125259" calcext:value-type="float">
            <text:p>125259</text:p>
          </table:table-cell>
          <table:table-cell office:value-type="float" office:value="190786" calcext:value-type="float">
            <text:p>190786</text:p>
          </table:table-cell>
          <table:table-cell office:value-type="float" office:value="260401" calcext:value-type="float">
            <text:p>260401</text:p>
          </table:table-cell>
          <table:table-cell table:number-columns-repeated="4" office:value-type="float" office:value="361820" calcext:value-type="float">
            <text:p>3618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97" calcext:value-type="float">
            <text:p>97</text:p>
          </table:table-cell>
          <table:table-cell office:value-type="float" office:value="315" calcext:value-type="float">
            <text:p>315</text:p>
          </table:table-cell>
          <table:table-cell office:value-type="float" office:value="648" calcext:value-type="float">
            <text:p>648</text:p>
          </table:table-cell>
          <table:table-cell office:value-type="float" office:value="1025" calcext:value-type="float">
            <text:p>1025</text:p>
          </table:table-cell>
          <table:table-cell office:value-type="float" office:value="1463" calcext:value-type="float">
            <text:p>1463</text:p>
          </table:table-cell>
          <table:table-cell office:value-type="float" office:value="1966" calcext:value-type="float">
            <text:p>1966</text:p>
          </table:table-cell>
          <table:table-cell office:value-type="float" office:value="2546" calcext:value-type="float">
            <text:p>2546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423" calcext:value-type="float">
            <text:p>423</text:p>
          </table:table-cell>
          <table:table-cell office:value-type="float" office:value="1308" calcext:value-type="float">
            <text:p>1308</text:p>
          </table:table-cell>
          <table:table-cell office:value-type="float" office:value="2540" calcext:value-type="float">
            <text:p>2540</text:p>
          </table:table-cell>
          <table:table-cell office:value-type="float" office:value="3743" calcext:value-type="float">
            <text:p>3743</text:p>
          </table:table-cell>
          <table:table-cell table:number-columns-repeated="4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890" calcext:value-type="float">
            <text:p>890</text:p>
          </table:table-cell>
          <table:table-cell office:value-type="float" office:value="2748" calcext:value-type="float">
            <text:p>2748</text:p>
          </table:table-cell>
          <table:table-cell table:number-columns-repeated="6" office:value-type="float" office:value="4759" calcext:value-type="float">
            <text:p>47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6009" calcext:value-type="float">
            <text:p>56009</text:p>
          </table:table-cell>
          <table:table-cell office:value-type="float" office:value="34316" calcext:value-type="float">
            <text:p>34316</text:p>
          </table:table-cell>
          <table:table-cell office:value-type="float" office:value="75791" calcext:value-type="float">
            <text:p>75791</text:p>
          </table:table-cell>
          <table:table-cell office:value-type="float" office:value="123421" calcext:value-type="float">
            <text:p>123421</text:p>
          </table:table-cell>
          <table:table-cell office:value-type="float" office:value="175875" calcext:value-type="float">
            <text:p>175875</text:p>
          </table:table-cell>
          <table:table-cell office:value-type="float" office:value="231652" calcext:value-type="float">
            <text:p>231652</text:p>
          </table:table-cell>
          <table:table-cell office:value-type="float" office:value="289742" calcext:value-type="float">
            <text:p>289742</text:p>
          </table:table-cell>
          <table:table-cell office:value-type="float" office:value="349967" calcext:value-type="float">
            <text:p>349967</text:p>
          </table:table-cell>
          <table:table-cell office:value-type="float" office:value="412231" calcext:value-type="float">
            <text:p>4122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6009" calcext:value-type="float">
            <text:p>56009</text:p>
          </table:table-cell>
          <table:table-cell office:value-type="float" office:value="47310" calcext:value-type="float">
            <text:p>47310</text:p>
          </table:table-cell>
          <table:table-cell office:value-type="float" office:value="106440" calcext:value-type="float">
            <text:p>106440</text:p>
          </table:table-cell>
          <table:table-cell office:value-type="float" office:value="175177" calcext:value-type="float">
            <text:p>175177</text:p>
          </table:table-cell>
          <table:table-cell office:value-type="float" office:value="249799" calcext:value-type="float">
            <text:p>249799</text:p>
          </table:table-cell>
          <table:table-cell office:value-type="float" office:value="328339" calcext:value-type="float">
            <text:p>328339</text:p>
          </table:table-cell>
          <table:table-cell office:value-type="float" office:value="410576" calcext:value-type="float">
            <text:p>410576</text:p>
          </table:table-cell>
          <table:table-cell office:value-type="float" office:value="497143" calcext:value-type="float">
            <text:p>497143</text:p>
          </table:table-cell>
          <table:table-cell office:value-type="float" office:value="588951" calcext:value-type="float">
            <text:p>5889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6009" calcext:value-type="float">
            <text:p>56009</text:p>
          </table:table-cell>
          <table:table-cell office:value-type="float" office:value="60944" calcext:value-type="float">
            <text:p>60944</text:p>
          </table:table-cell>
          <table:table-cell office:value-type="float" office:value="139581" calcext:value-type="float">
            <text:p>139581</text:p>
          </table:table-cell>
          <table:table-cell office:value-type="float" office:value="230150" calcext:value-type="float">
            <text:p>230150</text:p>
          </table:table-cell>
          <table:table-cell office:value-type="float" office:value="327544" calcext:value-type="float">
            <text:p>327544</text:p>
          </table:table-cell>
          <table:table-cell office:value-type="float" office:value="430681" calcext:value-type="float">
            <text:p>430681</text:p>
          </table:table-cell>
          <table:table-cell office:value-type="float" office:value="541021" calcext:value-type="float">
            <text:p>541021</text:p>
          </table:table-cell>
          <table:table-cell office:value-type="float" office:value="659478" calcext:value-type="float">
            <text:p>659478</text:p>
          </table:table-cell>
          <table:table-cell office:value-type="float" office:value="784815" calcext:value-type="float">
            <text:p>7848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24479" calcext:value-type="float">
            <text:p>24479</text:p>
          </table:table-cell>
          <table:table-cell office:value-type="float" office:value="25905" calcext:value-type="float">
            <text:p>25905</text:p>
          </table:table-cell>
          <table:table-cell office:value-type="float" office:value="46124" calcext:value-type="float">
            <text:p>46124</text:p>
          </table:table-cell>
          <table:table-cell office:value-type="float" office:value="66583" calcext:value-type="float">
            <text:p>66583</text:p>
          </table:table-cell>
          <table:table-cell office:value-type="float" office:value="87986" calcext:value-type="float">
            <text:p>87986</text:p>
          </table:table-cell>
          <table:table-cell office:value-type="float" office:value="110000" calcext:value-type="float">
            <text:p>110000</text:p>
          </table:table-cell>
          <table:table-cell office:value-type="float" office:value="132898" calcext:value-type="float">
            <text:p>132898</text:p>
          </table:table-cell>
          <table:table-cell office:value-type="float" office:value="157207" calcext:value-type="float">
            <text:p>157207</text:p>
          </table:table-cell>
          <table:table-cell office:value-type="float" office:value="183354" calcext:value-type="float">
            <text:p>1833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24479" calcext:value-type="float">
            <text:p>24479</text:p>
          </table:table-cell>
          <table:table-cell office:value-type="float" office:value="33080" calcext:value-type="float">
            <text:p>33080</text:p>
          </table:table-cell>
          <table:table-cell office:value-type="float" office:value="60165" calcext:value-type="float">
            <text:p>60165</text:p>
          </table:table-cell>
          <table:table-cell office:value-type="float" office:value="88789" calcext:value-type="float">
            <text:p>88789</text:p>
          </table:table-cell>
          <table:table-cell office:value-type="float" office:value="118595" calcext:value-type="float">
            <text:p>118595</text:p>
          </table:table-cell>
          <table:table-cell office:value-type="float" office:value="150425" calcext:value-type="float">
            <text:p>150425</text:p>
          </table:table-cell>
          <table:table-cell office:value-type="float" office:value="185332" calcext:value-type="float">
            <text:p>185332</text:p>
          </table:table-cell>
          <table:table-cell office:value-type="float" office:value="224688" calcext:value-type="float">
            <text:p>224688</text:p>
          </table:table-cell>
          <table:table-cell office:value-type="float" office:value="269054" calcext:value-type="float">
            <text:p>269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24479" calcext:value-type="float">
            <text:p>24479</text:p>
          </table:table-cell>
          <table:table-cell office:value-type="float" office:value="39937" calcext:value-type="float">
            <text:p>39937</text:p>
          </table:table-cell>
          <table:table-cell office:value-type="float" office:value="74677" calcext:value-type="float">
            <text:p>74677</text:p>
          </table:table-cell>
          <table:table-cell office:value-type="float" office:value="111621" calcext:value-type="float">
            <text:p>111621</text:p>
          </table:table-cell>
          <table:table-cell office:value-type="float" office:value="151306" calcext:value-type="float">
            <text:p>151306</text:p>
          </table:table-cell>
          <table:table-cell office:value-type="float" office:value="195992" calcext:value-type="float">
            <text:p>195992</text:p>
          </table:table-cell>
          <table:table-cell office:value-type="float" office:value="248045" calcext:value-type="float">
            <text:p>248045</text:p>
          </table:table-cell>
          <table:table-cell office:value-type="float" office:value="307894" calcext:value-type="float">
            <text:p>307894</text:p>
          </table:table-cell>
          <table:table-cell office:value-type="float" office:value="376069" calcext:value-type="float">
            <text:p>376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69" calcext:value-type="float">
            <text:p>269</text:p>
          </table:table-cell>
          <table:table-cell office:value-type="float" office:value="322" calcext:value-type="float">
            <text:p>322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132" calcext:value-type="float">
            <text:p>132</text:p>
          </table:table-cell>
          <table:table-cell office:value-type="float" office:value="345" calcext:value-type="float">
            <text:p>345</text:p>
          </table:table-cell>
          <table:table-cell office:value-type="float" office:value="869" calcext:value-type="float">
            <text:p>869</text:p>
          </table:table-cell>
          <table:table-cell office:value-type="float" office:value="1489" calcext:value-type="float">
            <text:p>1489</text:p>
          </table:table-cell>
          <table:table-cell office:value-type="float" office:value="2211" calcext:value-type="float">
            <text:p>2211</text:p>
          </table:table-cell>
          <table:table-cell office:value-type="float" office:value="3045" calcext:value-type="float">
            <text:p>3045</text:p>
          </table:table-cell>
          <table:table-cell office:value-type="float" office:value="3992" calcext:value-type="float">
            <text:p>3992</text:p>
          </table:table-cell>
          <table:table-cell table:number-columns-repeated="2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132" calcext:value-type="float">
            <text:p>132</text:p>
          </table:table-cell>
          <table:table-cell office:value-type="float" office:value="793" calcext:value-type="float">
            <text:p>793</text:p>
          </table:table-cell>
          <table:table-cell office:value-type="float" office:value="2004" calcext:value-type="float">
            <text:p>2004</text:p>
          </table:table-cell>
          <table:table-cell office:value-type="float" office:value="3610" calcext:value-type="float">
            <text:p>3610</text:p>
          </table:table-cell>
          <table:table-cell table:number-columns-repeated="5" office:value-type="float" office:value="5465" calcext:value-type="float">
            <text:p>54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7893" calcext:value-type="float">
            <text:p>27893</text:p>
          </table:table-cell>
          <table:table-cell office:value-type="float" office:value="36500" calcext:value-type="float">
            <text:p>36500</text:p>
          </table:table-cell>
          <table:table-cell office:value-type="float" office:value="60807" calcext:value-type="float">
            <text:p>60807</text:p>
          </table:table-cell>
          <table:table-cell office:value-type="float" office:value="91332" calcext:value-type="float">
            <text:p>91332</text:p>
          </table:table-cell>
          <table:table-cell office:value-type="float" office:value="126974" calcext:value-type="float">
            <text:p>126974</text:p>
          </table:table-cell>
          <table:table-cell office:value-type="float" office:value="168614" calcext:value-type="float">
            <text:p>168614</text:p>
          </table:table-cell>
          <table:table-cell office:value-type="float" office:value="211254" calcext:value-type="float">
            <text:p>211254</text:p>
          </table:table-cell>
          <table:table-cell office:value-type="float" office:value="255154" calcext:value-type="float">
            <text:p>255154</text:p>
          </table:table-cell>
          <table:table-cell office:value-type="float" office:value="300628" calcext:value-type="float">
            <text:p>3006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7893" calcext:value-type="float">
            <text:p>27893</text:p>
          </table:table-cell>
          <table:table-cell office:value-type="float" office:value="44217" calcext:value-type="float">
            <text:p>44217</text:p>
          </table:table-cell>
          <table:table-cell office:value-type="float" office:value="81399" calcext:value-type="float">
            <text:p>81399</text:p>
          </table:table-cell>
          <table:table-cell office:value-type="float" office:value="128203" calcext:value-type="float">
            <text:p>128203</text:p>
          </table:table-cell>
          <table:table-cell office:value-type="float" office:value="184281" calcext:value-type="float">
            <text:p>184281</text:p>
          </table:table-cell>
          <table:table-cell office:value-type="float" office:value="242727" calcext:value-type="float">
            <text:p>242727</text:p>
          </table:table-cell>
          <table:table-cell office:value-type="float" office:value="303534" calcext:value-type="float">
            <text:p>303534</text:p>
          </table:table-cell>
          <table:table-cell office:value-type="float" office:value="369342" calcext:value-type="float">
            <text:p>369342</text:p>
          </table:table-cell>
          <table:table-cell office:value-type="float" office:value="440883" calcext:value-type="float">
            <text:p>4408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7893" calcext:value-type="float">
            <text:p>27893</text:p>
          </table:table-cell>
          <table:table-cell office:value-type="float" office:value="52319" calcext:value-type="float">
            <text:p>52319</text:p>
          </table:table-cell>
          <table:table-cell office:value-type="float" office:value="103770" calcext:value-type="float">
            <text:p>103770</text:p>
          </table:table-cell>
          <table:table-cell office:value-type="float" office:value="171194" calcext:value-type="float">
            <text:p>171194</text:p>
          </table:table-cell>
          <table:table-cell office:value-type="float" office:value="244081" calcext:value-type="float">
            <text:p>244081</text:p>
          </table:table-cell>
          <table:table-cell office:value-type="float" office:value="321325" calcext:value-type="float">
            <text:p>321325</text:p>
          </table:table-cell>
          <table:table-cell office:value-type="float" office:value="406699" calcext:value-type="float">
            <text:p>406699</text:p>
          </table:table-cell>
          <table:table-cell office:value-type="float" office:value="501730" calcext:value-type="float">
            <text:p>501730</text:p>
          </table:table-cell>
          <table:table-cell office:value-type="float" office:value="604451" calcext:value-type="float">
            <text:p>6044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589846" calcext:value-type="float">
            <text:p>589846</text:p>
          </table:table-cell>
          <table:table-cell office:value-type="float" office:value="553767" calcext:value-type="float">
            <text:p>553767</text:p>
          </table:table-cell>
          <table:table-cell office:value-type="float" office:value="1224105" calcext:value-type="float">
            <text:p>1224105</text:p>
          </table:table-cell>
          <table:table-cell office:value-type="float" office:value="1971768" calcext:value-type="float">
            <text:p>1971768</text:p>
          </table:table-cell>
          <table:table-cell office:value-type="float" office:value="2784066" calcext:value-type="float">
            <text:p>2784066</text:p>
          </table:table-cell>
          <table:table-cell office:value-type="float" office:value="3651189" calcext:value-type="float">
            <text:p>3651189</text:p>
          </table:table-cell>
          <table:table-cell office:value-type="float" office:value="4587859" calcext:value-type="float">
            <text:p>4587859</text:p>
          </table:table-cell>
          <table:table-cell office:value-type="float" office:value="5611076" calcext:value-type="float">
            <text:p>5611076</text:p>
          </table:table-cell>
          <table:table-cell office:value-type="float" office:value="6714747" calcext:value-type="float">
            <text:p>67147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589846" calcext:value-type="float">
            <text:p>589846</text:p>
          </table:table-cell>
          <table:table-cell office:value-type="float" office:value="668534" calcext:value-type="float">
            <text:p>668534</text:p>
          </table:table-cell>
          <table:table-cell office:value-type="float" office:value="1485694" calcext:value-type="float">
            <text:p>1485694</text:p>
          </table:table-cell>
          <table:table-cell office:value-type="float" office:value="2402524" calcext:value-type="float">
            <text:p>2402524</text:p>
          </table:table-cell>
          <table:table-cell office:value-type="float" office:value="3400887" calcext:value-type="float">
            <text:p>3400887</text:p>
          </table:table-cell>
          <table:table-cell office:value-type="float" office:value="4489176" calcext:value-type="float">
            <text:p>4489176</text:p>
          </table:table-cell>
          <table:table-cell office:value-type="float" office:value="5694735" calcext:value-type="float">
            <text:p>5694735</text:p>
          </table:table-cell>
          <table:table-cell office:value-type="float" office:value="7006815" calcext:value-type="float">
            <text:p>7006815</text:p>
          </table:table-cell>
          <table:table-cell office:value-type="float" office:value="8365399" calcext:value-type="float">
            <text:p>83653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589846" calcext:value-type="float">
            <text:p>589846</text:p>
          </table:table-cell>
          <table:table-cell office:value-type="float" office:value="785873" calcext:value-type="float">
            <text:p>785873</text:p>
          </table:table-cell>
          <table:table-cell office:value-type="float" office:value="1755047" calcext:value-type="float">
            <text:p>1755047</text:p>
          </table:table-cell>
          <table:table-cell office:value-type="float" office:value="2849829" calcext:value-type="float">
            <text:p>2849829</text:p>
          </table:table-cell>
          <table:table-cell office:value-type="float" office:value="4051413" calcext:value-type="float">
            <text:p>4051413</text:p>
          </table:table-cell>
          <table:table-cell office:value-type="float" office:value="5395130" calcext:value-type="float">
            <text:p>5395130</text:p>
          </table:table-cell>
          <table:table-cell office:value-type="float" office:value="6891195" calcext:value-type="float">
            <text:p>6891195</text:p>
          </table:table-cell>
          <table:table-cell office:value-type="float" office:value="8455953" calcext:value-type="float">
            <text:p>8455953</text:p>
          </table:table-cell>
          <table:table-cell office:value-type="float" office:value="10043394" calcext:value-type="float">
            <text:p>100433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3425" calcext:value-type="float">
            <text:p>3425</text:p>
          </table:table-cell>
          <table:table-cell office:value-type="float" office:value="3048" calcext:value-type="float">
            <text:p>3048</text:p>
          </table:table-cell>
          <table:table-cell office:value-type="float" office:value="5924" calcext:value-type="float">
            <text:p>5924</text:p>
          </table:table-cell>
          <table:table-cell office:value-type="float" office:value="8940" calcext:value-type="float">
            <text:p>8940</text:p>
          </table:table-cell>
          <table:table-cell office:value-type="float" office:value="12006" calcext:value-type="float">
            <text:p>12006</text:p>
          </table:table-cell>
          <table:table-cell office:value-type="float" office:value="15141" calcext:value-type="float">
            <text:p>15141</text:p>
          </table:table-cell>
          <table:table-cell office:value-type="float" office:value="18333" calcext:value-type="float">
            <text:p>18333</text:p>
          </table:table-cell>
          <table:table-cell office:value-type="float" office:value="21604" calcext:value-type="float">
            <text:p>21604</text:p>
          </table:table-cell>
          <table:table-cell office:value-type="float" office:value="24914" calcext:value-type="float">
            <text:p>249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3425" calcext:value-type="float">
            <text:p>3425</text:p>
          </table:table-cell>
          <table:table-cell office:value-type="float" office:value="3932" calcext:value-type="float">
            <text:p>3932</text:p>
          </table:table-cell>
          <table:table-cell office:value-type="float" office:value="7908" calcext:value-type="float">
            <text:p>7908</text:p>
          </table:table-cell>
          <table:table-cell office:value-type="float" office:value="11961" calcext:value-type="float">
            <text:p>11961</text:p>
          </table:table-cell>
          <table:table-cell office:value-type="float" office:value="16139" calcext:value-type="float">
            <text:p>16139</text:p>
          </table:table-cell>
          <table:table-cell office:value-type="float" office:value="20420" calcext:value-type="float">
            <text:p>20420</text:p>
          </table:table-cell>
          <table:table-cell office:value-type="float" office:value="24810" calcext:value-type="float">
            <text:p>24810</text:p>
          </table:table-cell>
          <table:table-cell office:value-type="float" office:value="29265" calcext:value-type="float">
            <text:p>29265</text:p>
          </table:table-cell>
          <table:table-cell office:value-type="float" office:value="33766" calcext:value-type="float">
            <text:p>337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3425" calcext:value-type="float">
            <text:p>3425</text:p>
          </table:table-cell>
          <table:table-cell office:value-type="float" office:value="4889" calcext:value-type="float">
            <text:p>4889</text:p>
          </table:table-cell>
          <table:table-cell office:value-type="float" office:value="9889" calcext:value-type="float">
            <text:p>9889</text:p>
          </table:table-cell>
          <table:table-cell office:value-type="float" office:value="15047" calcext:value-type="float">
            <text:p>15047</text:p>
          </table:table-cell>
          <table:table-cell office:value-type="float" office:value="20378" calcext:value-type="float">
            <text:p>20378</text:p>
          </table:table-cell>
          <table:table-cell office:value-type="float" office:value="25873" calcext:value-type="float">
            <text:p>25873</text:p>
          </table:table-cell>
          <table:table-cell office:value-type="float" office:value="31443" calcext:value-type="float">
            <text:p>31443</text:p>
          </table:table-cell>
          <table:table-cell office:value-type="float" office:value="37108" calcext:value-type="float">
            <text:p>37108</text:p>
          </table:table-cell>
          <table:table-cell office:value-type="float" office:value="42855" calcext:value-type="float">
            <text:p>428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7808" calcext:value-type="float">
            <text:p>37808</text:p>
          </table:table-cell>
          <table:table-cell office:value-type="float" office:value="37461" calcext:value-type="float">
            <text:p>37461</text:p>
          </table:table-cell>
          <table:table-cell office:value-type="float" office:value="81836" calcext:value-type="float">
            <text:p>81836</text:p>
          </table:table-cell>
          <table:table-cell office:value-type="float" office:value="134137" calcext:value-type="float">
            <text:p>134137</text:p>
          </table:table-cell>
          <table:table-cell table:number-columns-repeated="5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7808" calcext:value-type="float">
            <text:p>37808</text:p>
          </table:table-cell>
          <table:table-cell office:value-type="float" office:value="54939" calcext:value-type="float">
            <text:p>54939</text:p>
          </table:table-cell>
          <table:table-cell office:value-type="float" office:value="124335" calcext:value-type="float">
            <text:p>124335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7808" calcext:value-type="float">
            <text:p>37808</text:p>
          </table:table-cell>
          <table:table-cell office:value-type="float" office:value="73842" calcext:value-type="float">
            <text:p>73842</text:p>
          </table:table-cell>
          <table:table-cell office:value-type="float" office:value="176078" calcext:value-type="float">
            <text:p>176078</text:p>
          </table:table-cell>
          <table:table-cell table:number-columns-repeated="6" office:value-type="float" office:value="196490" calcext:value-type="float">
            <text:p>196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2364" calcext:value-type="float">
            <text:p>12364</text:p>
          </table:table-cell>
          <table:table-cell office:value-type="float" office:value="11206" calcext:value-type="float">
            <text:p>11206</text:p>
          </table:table-cell>
          <table:table-cell office:value-type="float" office:value="18643" calcext:value-type="float">
            <text:p>18643</text:p>
          </table:table-cell>
          <table:table-cell office:value-type="float" office:value="25871" calcext:value-type="float">
            <text:p>25871</text:p>
          </table:table-cell>
          <table:table-cell office:value-type="float" office:value="33245" calcext:value-type="float">
            <text:p>33245</text:p>
          </table:table-cell>
          <table:table-cell office:value-type="float" office:value="41051" calcext:value-type="float">
            <text:p>41051</text:p>
          </table:table-cell>
          <table:table-cell office:value-type="float" office:value="49241" calcext:value-type="float">
            <text:p>49241</text:p>
          </table:table-cell>
          <table:table-cell office:value-type="float" office:value="57950" calcext:value-type="float">
            <text:p>57950</text:p>
          </table:table-cell>
          <table:table-cell office:value-type="float" office:value="67085" calcext:value-type="float">
            <text:p>67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2364" calcext:value-type="float">
            <text:p>12364</text:p>
          </table:table-cell>
          <table:table-cell office:value-type="float" office:value="15061" calcext:value-type="float">
            <text:p>15061</text:p>
          </table:table-cell>
          <table:table-cell office:value-type="float" office:value="25942" calcext:value-type="float">
            <text:p>25942</text:p>
          </table:table-cell>
          <table:table-cell office:value-type="float" office:value="37224" calcext:value-type="float">
            <text:p>37224</text:p>
          </table:table-cell>
          <table:table-cell office:value-type="float" office:value="49414" calcext:value-type="float">
            <text:p>49414</text:p>
          </table:table-cell>
          <table:table-cell office:value-type="float" office:value="62717" calcext:value-type="float">
            <text:p>62717</text:p>
          </table:table-cell>
          <table:table-cell office:value-type="float" office:value="76622" calcext:value-type="float">
            <text:p>76622</text:p>
          </table:table-cell>
          <table:table-cell office:value-type="float" office:value="90787" calcext:value-type="float">
            <text:p>90787</text:p>
          </table:table-cell>
          <table:table-cell office:value-type="float" office:value="105239" calcext:value-type="float">
            <text:p>1052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2364" calcext:value-type="float">
            <text:p>12364</text:p>
          </table:table-cell>
          <table:table-cell office:value-type="float" office:value="18714" calcext:value-type="float">
            <text:p>18714</text:p>
          </table:table-cell>
          <table:table-cell office:value-type="float" office:value="33399" calcext:value-type="float">
            <text:p>33399</text:p>
          </table:table-cell>
          <table:table-cell office:value-type="float" office:value="49486" calcext:value-type="float">
            <text:p>49486</text:p>
          </table:table-cell>
          <table:table-cell office:value-type="float" office:value="67451" calcext:value-type="float">
            <text:p>67451</text:p>
          </table:table-cell>
          <table:table-cell office:value-type="float" office:value="86172" calcext:value-type="float">
            <text:p>86172</text:p>
          </table:table-cell>
          <table:table-cell office:value-type="float" office:value="105429" calcext:value-type="float">
            <text:p>105429</text:p>
          </table:table-cell>
          <table:table-cell office:value-type="float" office:value="125188" calcext:value-type="float">
            <text:p>125188</text:p>
          </table:table-cell>
          <table:table-cell office:value-type="float" office:value="145408" calcext:value-type="float">
            <text:p>1454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28878" calcext:value-type="float">
            <text:p>28878</text:p>
          </table:table-cell>
          <table:table-cell office:value-type="float" office:value="20918" calcext:value-type="float">
            <text:p>20918</text:p>
          </table:table-cell>
          <table:table-cell office:value-type="float" office:value="41771" calcext:value-type="float">
            <text:p>41771</text:p>
          </table:table-cell>
          <table:table-cell office:value-type="float" office:value="64940" calcext:value-type="float">
            <text:p>64940</text:p>
          </table:table-cell>
          <table:table-cell office:value-type="float" office:value="100940" calcext:value-type="float">
            <text:p>100940</text:p>
          </table:table-cell>
          <table:table-cell table:number-columns-repeated="4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28878" calcext:value-type="float">
            <text:p>28878</text:p>
          </table:table-cell>
          <table:table-cell office:value-type="float" office:value="35672" calcext:value-type="float">
            <text:p>35672</text:p>
          </table:table-cell>
          <table:table-cell office:value-type="float" office:value="76457" calcext:value-type="float">
            <text:p>76457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28878" calcext:value-type="float">
            <text:p>28878</text:p>
          </table:table-cell>
          <table:table-cell office:value-type="float" office:value="50371" calcext:value-type="float">
            <text:p>50371</text:p>
          </table:table-cell>
          <table:table-cell office:value-type="float" office:value="172308" calcext:value-type="float">
            <text:p>172308</text:p>
          </table:table-cell>
          <table:table-cell table:number-columns-repeated="6" office:value-type="float" office:value="185093" calcext:value-type="float">
            <text:p>185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4144" calcext:value-type="float">
            <text:p>14144</text:p>
          </table:table-cell>
          <table:table-cell office:value-type="float" office:value="16239" calcext:value-type="float">
            <text:p>16239</text:p>
          </table:table-cell>
          <table:table-cell office:value-type="float" office:value="38956" calcext:value-type="float">
            <text:p>38956</text:p>
          </table:table-cell>
          <table:table-cell table:number-columns-repeated="6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4144" calcext:value-type="float">
            <text:p>14144</text:p>
          </table:table-cell>
          <table:table-cell office:value-type="float" office:value="20165" calcext:value-type="float">
            <text:p>20165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4144" calcext:value-type="float">
            <text:p>14144</text:p>
          </table:table-cell>
          <table:table-cell office:value-type="float" office:value="24592" calcext:value-type="float">
            <text:p>24592</text:p>
          </table:table-cell>
          <table:table-cell table:number-columns-repeated="7" office:value-type="float" office:value="53057" calcext:value-type="float">
            <text:p>530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734" calcext:value-type="float">
            <text:p>734</text:p>
          </table:table-cell>
          <table:table-cell office:value-type="float" office:value="736" calcext:value-type="float">
            <text:p>736</text:p>
          </table:table-cell>
          <table:table-cell office:value-type="float" office:value="1271" calcext:value-type="float">
            <text:p>1271</text:p>
          </table:table-cell>
          <table:table-cell office:value-type="float" office:value="1744" calcext:value-type="float">
            <text:p>1744</text:p>
          </table:table-cell>
          <table:table-cell office:value-type="float" office:value="2207" calcext:value-type="float">
            <text:p>2207</text:p>
          </table:table-cell>
          <table:table-cell office:value-type="float" office:value="2683" calcext:value-type="float">
            <text:p>2683</text:p>
          </table:table-cell>
          <table:table-cell office:value-type="float" office:value="3182" calcext:value-type="float">
            <text:p>3182</text:p>
          </table:table-cell>
          <table:table-cell table:number-columns-repeated="2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734" calcext:value-type="float">
            <text:p>734</text:p>
          </table:table-cell>
          <table:table-cell office:value-type="float" office:value="816" calcext:value-type="float">
            <text:p>816</text:p>
          </table:table-cell>
          <table:table-cell office:value-type="float" office:value="1394" calcext:value-type="float">
            <text:p>1394</text:p>
          </table:table-cell>
          <table:table-cell office:value-type="float" office:value="1921" calcext:value-type="float">
            <text:p>1921</text:p>
          </table:table-cell>
          <table:table-cell office:value-type="float" office:value="2448" calcext:value-type="float">
            <text:p>2448</text:p>
          </table:table-cell>
          <table:table-cell office:value-type="float" office:value="2997" calcext:value-type="float">
            <text:p>2997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734" calcext:value-type="float">
            <text:p>734</text:p>
          </table:table-cell>
          <table:table-cell office:value-type="float" office:value="887" calcext:value-type="float">
            <text:p>887</text:p>
          </table:table-cell>
          <table:table-cell office:value-type="float" office:value="1513" calcext:value-type="float">
            <text:p>1513</text:p>
          </table:table-cell>
          <table:table-cell office:value-type="float" office:value="2097" calcext:value-type="float">
            <text:p>2097</text:p>
          </table:table-cell>
          <table:table-cell office:value-type="float" office:value="2692" calcext:value-type="float">
            <text:p>2692</text:p>
          </table:table-cell>
          <table:table-cell office:value-type="float" office:value="3324" calcext:value-type="float">
            <text:p>3324</text:p>
          </table:table-cell>
          <table:table-cell table:number-columns-repeated="3"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98703" calcext:value-type="float">
            <text:p>98703</text:p>
          </table:table-cell>
          <table:table-cell office:value-type="float" office:value="73719" calcext:value-type="float">
            <text:p>73719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98703" calcext:value-type="float">
            <text:p>98703</text:p>
          </table:table-cell>
          <table:table-cell office:value-type="float" office:value="100147" calcext:value-type="float">
            <text:p>100147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98703" calcext:value-type="float">
            <text:p>98703</text:p>
          </table:table-cell>
          <table:table-cell office:value-type="float" office:value="132457" calcext:value-type="float">
            <text:p>132457</text:p>
          </table:table-cell>
          <table:table-cell table:number-columns-repeated="7" office:value-type="float" office:value="230698" calcext:value-type="float">
            <text:p>2306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6963" calcext:value-type="float">
            <text:p>6963</text:p>
          </table:table-cell>
          <table:table-cell office:value-type="float" office:value="6060" calcext:value-type="float">
            <text:p>6060</text:p>
          </table:table-cell>
          <table:table-cell office:value-type="float" office:value="12634" calcext:value-type="float">
            <text:p>12634</text:p>
          </table:table-cell>
          <table:table-cell office:value-type="float" office:value="19799" calcext:value-type="float">
            <text:p>19799</text:p>
          </table:table-cell>
          <table:table-cell office:value-type="float" office:value="27229" calcext:value-type="float">
            <text:p>27229</text:p>
          </table:table-cell>
          <table:table-cell office:value-type="float" office:value="34708" calcext:value-type="float">
            <text:p>34708</text:p>
          </table:table-cell>
          <table:table-cell office:value-type="float" office:value="42570" calcext:value-type="float">
            <text:p>42570</text:p>
          </table:table-cell>
          <table:table-cell office:value-type="float" office:value="51638" calcext:value-type="float">
            <text:p>51638</text:p>
          </table:table-cell>
          <table:table-cell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6963" calcext:value-type="float">
            <text:p>6963</text:p>
          </table:table-cell>
          <table:table-cell office:value-type="float" office:value="11762" calcext:value-type="float">
            <text:p>11762</text:p>
          </table:table-cell>
          <table:table-cell office:value-type="float" office:value="25310" calcext:value-type="float">
            <text:p>25310</text:p>
          </table:table-cell>
          <table:table-cell office:value-type="float" office:value="39410" calcext:value-type="float">
            <text:p>39410</text:p>
          </table:table-cell>
          <table:table-cell table:number-columns-repeated="5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6963" calcext:value-type="float">
            <text:p>6963</text:p>
          </table:table-cell>
          <table:table-cell office:value-type="float" office:value="17893" calcext:value-type="float">
            <text:p>17893</text:p>
          </table:table-cell>
          <table:table-cell office:value-type="float" office:value="38400" calcext:value-type="float">
            <text:p>38400</text:p>
          </table:table-cell>
          <table:table-cell table:number-columns-repeated="6"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59882" calcext:value-type="float">
            <text:p>59882</text:p>
          </table:table-cell>
          <table:table-cell office:value-type="float" office:value="36771" calcext:value-type="float">
            <text:p>36771</text:p>
          </table:table-cell>
          <table:table-cell office:value-type="float" office:value="77276" calcext:value-type="float">
            <text:p>77276</text:p>
          </table:table-cell>
          <table:table-cell office:value-type="float" office:value="130027" calcext:value-type="float">
            <text:p>130027</text:p>
          </table:table-cell>
          <table:table-cell office:value-type="float" office:value="194176" calcext:value-type="float">
            <text:p>194176</text:p>
          </table:table-cell>
          <table:table-cell office:value-type="float" office:value="270001" calcext:value-type="float">
            <text:p>270001</text:p>
          </table:table-cell>
          <table:table-cell office:value-type="float" office:value="356819" calcext:value-type="float">
            <text:p>356819</text:p>
          </table:table-cell>
          <table:table-cell office:value-type="float" office:value="452405" calcext:value-type="float">
            <text:p>452405</text:p>
          </table:table-cell>
          <table:table-cell office:value-type="float" office:value="554702" calcext:value-type="float">
            <text:p>5547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59882" calcext:value-type="float">
            <text:p>59882</text:p>
          </table:table-cell>
          <table:table-cell office:value-type="float" office:value="52576" calcext:value-type="float">
            <text:p>52576</text:p>
          </table:table-cell>
          <table:table-cell office:value-type="float" office:value="120411" calcext:value-type="float">
            <text:p>120411</text:p>
          </table:table-cell>
          <table:table-cell office:value-type="float" office:value="212149" calcext:value-type="float">
            <text:p>212149</text:p>
          </table:table-cell>
          <table:table-cell office:value-type="float" office:value="327274" calcext:value-type="float">
            <text:p>327274</text:p>
          </table:table-cell>
          <table:table-cell office:value-type="float" office:value="461249" calcext:value-type="float">
            <text:p>461249</text:p>
          </table:table-cell>
          <table:table-cell office:value-type="float" office:value="608462" calcext:value-type="float">
            <text:p>608462</text:p>
          </table:table-cell>
          <table:table-cell office:value-type="float" office:value="765358" calcext:value-type="float">
            <text:p>765358</text:p>
          </table:table-cell>
          <table:table-cell office:value-type="float" office:value="929370" calcext:value-type="float">
            <text:p>92937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59882" calcext:value-type="float">
            <text:p>59882</text:p>
          </table:table-cell>
          <table:table-cell office:value-type="float" office:value="69909" calcext:value-type="float">
            <text:p>69909</text:p>
          </table:table-cell>
          <table:table-cell office:value-type="float" office:value="172053" calcext:value-type="float">
            <text:p>172053</text:p>
          </table:table-cell>
          <table:table-cell office:value-type="float" office:value="312820" calcext:value-type="float">
            <text:p>312820</text:p>
          </table:table-cell>
          <table:table-cell office:value-type="float" office:value="486714" calcext:value-type="float">
            <text:p>486714</text:p>
          </table:table-cell>
          <table:table-cell office:value-type="float" office:value="681576" calcext:value-type="float">
            <text:p>681576</text:p>
          </table:table-cell>
          <table:table-cell office:value-type="float" office:value="891694" calcext:value-type="float">
            <text:p>891694</text:p>
          </table:table-cell>
          <table:table-cell table:number-columns-repeated="2" office:value-type="float" office:value="1006208" calcext:value-type="float">
            <text:p>10062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91721" calcext:value-type="float">
            <text:p>91721</text:p>
          </table:table-cell>
          <table:table-cell office:value-type="float" office:value="87703" calcext:value-type="float">
            <text:p>87703</text:p>
          </table:table-cell>
          <table:table-cell office:value-type="float" office:value="190940" calcext:value-type="float">
            <text:p>190940</text:p>
          </table:table-cell>
          <table:table-cell office:value-type="float" office:value="302629" calcext:value-type="float">
            <text:p>302629</text:p>
          </table:table-cell>
          <table:table-cell office:value-type="float" office:value="427711" calcext:value-type="float">
            <text:p>427711</text:p>
          </table:table-cell>
          <table:table-cell table:number-columns-repeated="4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91721" calcext:value-type="float">
            <text:p>91721</text:p>
          </table:table-cell>
          <table:table-cell office:value-type="float" office:value="111335" calcext:value-type="float">
            <text:p>111335</text:p>
          </table:table-cell>
          <table:table-cell office:value-type="float" office:value="245191" calcext:value-type="float">
            <text:p>245191</text:p>
          </table:table-cell>
          <table:table-cell office:value-type="float" office:value="393253" calcext:value-type="float">
            <text:p>393253</text:p>
          </table:table-cell>
          <table:table-cell table:number-columns-repeated="5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91721" calcext:value-type="float">
            <text:p>91721</text:p>
          </table:table-cell>
          <table:table-cell office:value-type="float" office:value="136200" calcext:value-type="float">
            <text:p>136200</text:p>
          </table:table-cell>
          <table:table-cell office:value-type="float" office:value="300761" calcext:value-type="float">
            <text:p>300761</text:p>
          </table:table-cell>
          <table:table-cell table:number-columns-repeated="6" office:value-type="float" office:value="495034" calcext:value-type="float">
            <text:p>495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2015" calcext:value-type="float">
            <text:p>2015</text:p>
          </table:table-cell>
          <table:table-cell office:value-type="float" office:value="1603" calcext:value-type="float">
            <text:p>1603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2015" calcext:value-type="float">
            <text:p>2015</text:p>
          </table:table-cell>
          <table:table-cell office:value-type="float" office:value="2291" calcext:value-type="float">
            <text:p>2291</text:p>
          </table:table-cell>
          <table:table-cell table:number-columns-repeated="7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2015" calcext:value-type="float">
            <text:p>2015</text:p>
          </table:table-cell>
          <table:table-cell table:number-columns-repeated="8"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float" office:value="491" calcext:value-type="float">
            <text:p>49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527" calcext:value-type="float">
            <text:p>527</text:p>
          </table:table-cell>
          <table:table-cell table:number-columns-repeated="6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34" calcext:value-type="float">
            <text:p>234</text:p>
          </table:table-cell>
          <table:table-cell office:value-type="float" office:value="459" calcext:value-type="float">
            <text:p>459</text:p>
          </table:table-cell>
          <table:table-cell table:number-columns-repeated="7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25568" calcext:value-type="float">
            <text:p>25568</text:p>
          </table:table-cell>
          <table:table-cell office:value-type="float" office:value="18573" calcext:value-type="float">
            <text:p>18573</text:p>
          </table:table-cell>
          <table:table-cell office:value-type="float" office:value="39867" calcext:value-type="float">
            <text:p>39867</text:p>
          </table:table-cell>
          <table:table-cell office:value-type="float" office:value="64459" calcext:value-type="float">
            <text:p>64459</text:p>
          </table:table-cell>
          <table:table-cell office:value-type="float" office:value="90271" calcext:value-type="float">
            <text:p>90271</text:p>
          </table:table-cell>
          <table:table-cell office:value-type="float" office:value="120427" calcext:value-type="float">
            <text:p>120427</text:p>
          </table:table-cell>
          <table:table-cell office:value-type="float" office:value="156825" calcext:value-type="float">
            <text:p>156825</text:p>
          </table:table-cell>
          <table:table-cell office:value-type="float" office:value="197279" calcext:value-type="float">
            <text:p>197279</text:p>
          </table:table-cell>
          <table:table-cell office:value-type="float" office:value="239755" calcext:value-type="float">
            <text:p>2397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25568" calcext:value-type="float">
            <text:p>25568</text:p>
          </table:table-cell>
          <table:table-cell office:value-type="float" office:value="28055" calcext:value-type="float">
            <text:p>28055</text:p>
          </table:table-cell>
          <table:table-cell office:value-type="float" office:value="62845" calcext:value-type="float">
            <text:p>62845</text:p>
          </table:table-cell>
          <table:table-cell office:value-type="float" office:value="101884" calcext:value-type="float">
            <text:p>101884</text:p>
          </table:table-cell>
          <table:table-cell office:value-type="float" office:value="151776" calcext:value-type="float">
            <text:p>151776</text:p>
          </table:table-cell>
          <table:table-cell office:value-type="float" office:value="211090" calcext:value-type="float">
            <text:p>211090</text:p>
          </table:table-cell>
          <table:table-cell office:value-type="float" office:value="284663" calcext:value-type="float">
            <text:p>284663</text:p>
          </table:table-cell>
          <table:table-cell table:number-columns-repeated="2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25568" calcext:value-type="float">
            <text:p>25568</text:p>
          </table:table-cell>
          <table:table-cell office:value-type="float" office:value="38377" calcext:value-type="float">
            <text:p>38377</text:p>
          </table:table-cell>
          <table:table-cell office:value-type="float" office:value="86743" calcext:value-type="float">
            <text:p>86743</text:p>
          </table:table-cell>
          <table:table-cell office:value-type="float" office:value="149284" calcext:value-type="float">
            <text:p>149284</text:p>
          </table:table-cell>
          <table:table-cell office:value-type="float" office:value="228205" calcext:value-type="float">
            <text:p>228205</text:p>
          </table:table-cell>
          <table:table-cell table:number-columns-repeated="4" office:value-type="float" office:value="313164" calcext:value-type="float">
            <text:p>3131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628" calcext:value-type="float">
            <text:p>628</text:p>
          </table:table-cell>
          <table:table-cell office:value-type="float" office:value="401" calcext:value-type="float">
            <text:p>401</text:p>
          </table:table-cell>
          <table:table-cell office:value-type="float" office:value="1508" calcext:value-type="float">
            <text:p>1508</text:p>
          </table:table-cell>
          <table:table-cell office:value-type="float" office:value="3815" calcext:value-type="float">
            <text:p>3815</text:p>
          </table:table-cell>
          <table:table-cell office:value-type="float" office:value="6531" calcext:value-type="float">
            <text:p>6531</text:p>
          </table:table-cell>
          <table:table-cell office:value-type="float" office:value="8095" calcext:value-type="float">
            <text:p>8095</text:p>
          </table:table-cell>
          <table:table-cell table:number-columns-repeated="3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628" calcext:value-type="float">
            <text:p>628</text:p>
          </table:table-cell>
          <table:table-cell office:value-type="float" office:value="1567" calcext:value-type="float">
            <text:p>1567</text:p>
          </table:table-cell>
          <table:table-cell office:value-type="float" office:value="6721" calcext:value-type="float">
            <text:p>6721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628" calcext:value-type="float">
            <text:p>628</text:p>
          </table:table-cell>
          <table:table-cell office:value-type="float" office:value="3968" calcext:value-type="float">
            <text:p>3968</text:p>
          </table:table-cell>
          <table:table-cell table:number-columns-repeated="7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391" calcext:value-type="float">
            <text:p>391</text:p>
          </table:table-cell>
          <table:table-cell office:value-type="float" office:value="462" calcext:value-type="float">
            <text:p>46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6638" calcext:value-type="float">
            <text:p>36638</text:p>
          </table:table-cell>
          <table:table-cell office:value-type="float" office:value="38465" calcext:value-type="float">
            <text:p>38465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6638" calcext:value-type="float">
            <text:p>36638</text:p>
          </table:table-cell>
          <table:table-cell office:value-type="float" office:value="54484" calcext:value-type="float">
            <text:p>54484</text:p>
          </table:table-cell>
          <table:table-cell table:number-columns-repeated="7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6638" calcext:value-type="float">
            <text:p>36638</text:p>
          </table:table-cell>
          <table:table-cell table:number-columns-repeated="8" office:value-type="float" office:value="82271" calcext:value-type="float">
            <text:p>8227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1121" calcext:value-type="float">
            <text:p>1121</text:p>
          </table:table-cell>
          <table:table-cell office:value-type="float" office:value="469" calcext:value-type="float">
            <text:p>469</text:p>
          </table:table-cell>
          <table:table-cell office:value-type="float" office:value="1414" calcext:value-type="float">
            <text:p>1414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1121" calcext:value-type="float">
            <text:p>1121</text:p>
          </table:table-cell>
          <table:table-cell office:value-type="float" office:value="679" calcext:value-type="float">
            <text:p>679</text:p>
          </table:table-cell>
          <table:table-cell office:value-type="float" office:value="2219" calcext:value-type="float">
            <text:p>2219</text:p>
          </table:table-cell>
          <table:table-cell table:number-columns-repeated="6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1121" calcext:value-type="float">
            <text:p>1121</text:p>
          </table:table-cell>
          <table:table-cell office:value-type="float" office:value="999" calcext:value-type="float">
            <text:p>999</text:p>
          </table:table-cell>
          <table:table-cell table:number-columns-repeated="7"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4445" calcext:value-type="float">
            <text:p>4445</text:p>
          </table:table-cell>
          <table:table-cell office:value-type="float" office:value="3820" calcext:value-type="float">
            <text:p>3820</text:p>
          </table:table-cell>
          <table:table-cell office:value-type="float" office:value="8559" calcext:value-type="float">
            <text:p>8559</text:p>
          </table:table-cell>
          <table:table-cell office:value-type="float" office:value="13523" calcext:value-type="float">
            <text:p>13523</text:p>
          </table:table-cell>
          <table:table-cell office:value-type="float" office:value="18992" calcext:value-type="float">
            <text:p>18992</text:p>
          </table:table-cell>
          <table:table-cell office:value-type="float" office:value="24972" calcext:value-type="float">
            <text:p>24972</text:p>
          </table:table-cell>
          <table:table-cell office:value-type="float" office:value="31444" calcext:value-type="float">
            <text:p>31444</text:p>
          </table:table-cell>
          <table:table-cell office:value-type="float" office:value="38413" calcext:value-type="float">
            <text:p>38413</text:p>
          </table:table-cell>
          <table:table-cell office:value-type="float" office:value="46006" calcext:value-type="float">
            <text:p>460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4445" calcext:value-type="float">
            <text:p>4445</text:p>
          </table:table-cell>
          <table:table-cell office:value-type="float" office:value="5775" calcext:value-type="float">
            <text:p>5775</text:p>
          </table:table-cell>
          <table:table-cell office:value-type="float" office:value="12742" calcext:value-type="float">
            <text:p>12742</text:p>
          </table:table-cell>
          <table:table-cell office:value-type="float" office:value="20590" calcext:value-type="float">
            <text:p>20590</text:p>
          </table:table-cell>
          <table:table-cell office:value-type="float" office:value="29464" calcext:value-type="float">
            <text:p>29464</text:p>
          </table:table-cell>
          <table:table-cell office:value-type="float" office:value="39336" calcext:value-type="float">
            <text:p>39336</text:p>
          </table:table-cell>
          <table:table-cell office:value-type="float" office:value="50480" calcext:value-type="float">
            <text:p>50480</text:p>
          </table:table-cell>
          <table:table-cell office:value-type="float" office:value="63128" calcext:value-type="float">
            <text:p>63128</text:p>
          </table:table-cell>
          <table:table-cell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4445" calcext:value-type="float">
            <text:p>4445</text:p>
          </table:table-cell>
          <table:table-cell office:value-type="float" office:value="7829" calcext:value-type="float">
            <text:p>7829</text:p>
          </table:table-cell>
          <table:table-cell office:value-type="float" office:value="17318" calcext:value-type="float">
            <text:p>17318</text:p>
          </table:table-cell>
          <table:table-cell office:value-type="float" office:value="28489" calcext:value-type="float">
            <text:p>28489</text:p>
          </table:table-cell>
          <table:table-cell office:value-type="float" office:value="41384" calcext:value-type="float">
            <text:p>41384</text:p>
          </table:table-cell>
          <table:table-cell office:value-type="float" office:value="56493" calcext:value-type="float">
            <text:p>56493</text:p>
          </table:table-cell>
          <table:table-cell office:value-type="float" office:value="71795" calcext:value-type="float">
            <text:p>71795</text:p>
          </table:table-cell>
          <table:table-cell table:number-columns-repeated="2" office:value-type="float" office:value="78233" calcext:value-type="float">
            <text:p>782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555" calcext:value-type="float">
            <text:p>555</text:p>
          </table:table-cell>
          <table:table-cell office:value-type="float" office:value="365" calcext:value-type="float">
            <text:p>365</text:p>
          </table:table-cell>
          <table:table-cell office:value-type="float" office:value="752" calcext:value-type="float">
            <text:p>752</text:p>
          </table:table-cell>
          <table:table-cell table:number-columns-repeated="6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555" calcext:value-type="float">
            <text:p>555</text:p>
          </table:table-cell>
          <table:table-cell office:value-type="float" office:value="650" calcext:value-type="float">
            <text:p>650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555" calcext:value-type="float">
            <text:p>555</text:p>
          </table:table-cell>
          <table:table-cell office:value-type="float" office:value="993" calcext:value-type="float">
            <text:p>993</text:p>
          </table:table-cell>
          <table:table-cell table:number-columns-repeated="7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1109" calcext:value-type="float">
            <text:p>11109</text:p>
          </table:table-cell>
          <table:table-cell office:value-type="float" office:value="16082" calcext:value-type="float">
            <text:p>16082</text:p>
          </table:table-cell>
          <table:table-cell office:value-type="float" office:value="48350" calcext:value-type="float">
            <text:p>48350</text:p>
          </table:table-cell>
          <table:table-cell table:number-columns-repeated="6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1109" calcext:value-type="float">
            <text:p>11109</text:p>
          </table:table-cell>
          <table:table-cell office:value-type="float" office:value="27559" calcext:value-type="float">
            <text:p>27559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1109" calcext:value-type="float">
            <text:p>11109</text:p>
          </table:table-cell>
          <table:table-cell office:value-type="float" office:value="41515" calcext:value-type="float">
            <text:p>41515</text:p>
          </table:table-cell>
          <table:table-cell table:number-columns-repeated="7" office:value-type="float" office:value="65026" calcext:value-type="float">
            <text:p>650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27" calcext:value-type="float">
            <text:p>1827</text:p>
          </table:table-cell>
          <table:table-cell office:value-type="float" office:value="1306" calcext:value-type="float">
            <text:p>1306</text:p>
          </table:table-cell>
          <table:table-cell office:value-type="float" office:value="2673" calcext:value-type="float">
            <text:p>2673</text:p>
          </table:table-cell>
          <table:table-cell office:value-type="float" office:value="3777" calcext:value-type="float">
            <text:p>3777</text:p>
          </table:table-cell>
          <table:table-cell table:number-columns-repeated="5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27" calcext:value-type="float">
            <text:p>1827</text:p>
          </table:table-cell>
          <table:table-cell office:value-type="float" office:value="2013" calcext:value-type="float">
            <text:p>2013</text:p>
          </table:table-cell>
          <table:table-cell office:value-type="float" office:value="3818" calcext:value-type="float">
            <text:p>3818</text:p>
          </table:table-cell>
          <table:table-cell table:number-columns-repeated="6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27" calcext:value-type="float">
            <text:p>1827</text:p>
          </table:table-cell>
          <table:table-cell office:value-type="float" office:value="2726" calcext:value-type="float">
            <text:p>2726</text:p>
          </table:table-cell>
          <table:table-cell table:number-columns-repeated="7"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15785" calcext:value-type="float">
            <text:p>15785</text:p>
          </table:table-cell>
          <table:table-cell office:value-type="float" office:value="12144" calcext:value-type="float">
            <text:p>12144</text:p>
          </table:table-cell>
          <table:table-cell office:value-type="float" office:value="23708" calcext:value-type="float">
            <text:p>23708</text:p>
          </table:table-cell>
          <table:table-cell office:value-type="float" office:value="34893" calcext:value-type="float">
            <text:p>34893</text:p>
          </table:table-cell>
          <table:table-cell office:value-type="float" office:value="45800" calcext:value-type="float">
            <text:p>45800</text:p>
          </table:table-cell>
          <table:table-cell office:value-type="float" office:value="56653" calcext:value-type="float">
            <text:p>56653</text:p>
          </table:table-cell>
          <table:table-cell office:value-type="float" office:value="67431" calcext:value-type="float">
            <text:p>67431</text:p>
          </table:table-cell>
          <table:table-cell office:value-type="float" office:value="78276" calcext:value-type="float">
            <text:p>78276</text:p>
          </table:table-cell>
          <table:table-cell office:value-type="float" office:value="89239" calcext:value-type="float">
            <text:p>892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15785" calcext:value-type="float">
            <text:p>15785</text:p>
          </table:table-cell>
          <table:table-cell office:value-type="float" office:value="20888" calcext:value-type="float">
            <text:p>20888</text:p>
          </table:table-cell>
          <table:table-cell office:value-type="float" office:value="40412" calcext:value-type="float">
            <text:p>40412</text:p>
          </table:table-cell>
          <table:table-cell office:value-type="float" office:value="59427" calcext:value-type="float">
            <text:p>59427</text:p>
          </table:table-cell>
          <table:table-cell office:value-type="float" office:value="78378" calcext:value-type="float">
            <text:p>78378</text:p>
          </table:table-cell>
          <table:table-cell office:value-type="float" office:value="97704" calcext:value-type="float">
            <text:p>97704</text:p>
          </table:table-cell>
          <table:table-cell office:value-type="float" office:value="118126" calcext:value-type="float">
            <text:p>118126</text:p>
          </table:table-cell>
          <table:table-cell office:value-type="float" office:value="139893" calcext:value-type="float">
            <text:p>139893</text:p>
          </table:table-cell>
          <table:table-cell office:value-type="float" office:value="163237" calcext:value-type="float">
            <text:p>16323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15785" calcext:value-type="float">
            <text:p>15785</text:p>
          </table:table-cell>
          <table:table-cell office:value-type="float" office:value="29411" calcext:value-type="float">
            <text:p>29411</text:p>
          </table:table-cell>
          <table:table-cell office:value-type="float" office:value="56763" calcext:value-type="float">
            <text:p>56763</text:p>
          </table:table-cell>
          <table:table-cell office:value-type="float" office:value="83915" calcext:value-type="float">
            <text:p>83915</text:p>
          </table:table-cell>
          <table:table-cell office:value-type="float" office:value="112241" calcext:value-type="float">
            <text:p>112241</text:p>
          </table:table-cell>
          <table:table-cell office:value-type="float" office:value="143210" calcext:value-type="float">
            <text:p>143210</text:p>
          </table:table-cell>
          <table:table-cell office:value-type="float" office:value="177524" calcext:value-type="float">
            <text:p>177524</text:p>
          </table:table-cell>
          <table:table-cell office:value-type="float" office:value="215132" calcext:value-type="float">
            <text:p>215132</text:p>
          </table:table-cell>
          <table:table-cell office:value-type="float" office:value="254926" calcext:value-type="float">
            <text:p>2549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2288" calcext:value-type="float">
            <text:p>2288</text:p>
          </table:table-cell>
          <table:table-cell office:value-type="float" office:value="2371" calcext:value-type="float">
            <text:p>2371</text:p>
          </table:table-cell>
          <table:table-cell office:value-type="float" office:value="4132" calcext:value-type="float">
            <text:p>4132</text:p>
          </table:table-cell>
          <table:table-cell office:value-type="float" office:value="5664" calcext:value-type="float">
            <text:p>5664</text:p>
          </table:table-cell>
          <table:table-cell office:value-type="float" office:value="7176" calcext:value-type="float">
            <text:p>7176</text:p>
          </table:table-cell>
          <table:table-cell office:value-type="float" office:value="8742" calcext:value-type="float">
            <text:p>8742</text:p>
          </table:table-cell>
          <table:table-cell office:value-type="float" office:value="10409" calcext:value-type="float">
            <text:p>10409</text:p>
          </table:table-cell>
          <table:table-cell office:value-type="float" office:value="12193" calcext:value-type="float">
            <text:p>12193</text:p>
          </table:table-cell>
          <table:table-cell office:value-type="float" office:value="14029" calcext:value-type="float">
            <text:p>140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2288" calcext:value-type="float">
            <text:p>2288</text:p>
          </table:table-cell>
          <table:table-cell office:value-type="float" office:value="3220" calcext:value-type="float">
            <text:p>3220</text:p>
          </table:table-cell>
          <table:table-cell office:value-type="float" office:value="5489" calcext:value-type="float">
            <text:p>5489</text:p>
          </table:table-cell>
          <table:table-cell office:value-type="float" office:value="7677" calcext:value-type="float">
            <text:p>7677</text:p>
          </table:table-cell>
          <table:table-cell office:value-type="float" office:value="10006" calcext:value-type="float">
            <text:p>10006</text:p>
          </table:table-cell>
          <table:table-cell office:value-type="float" office:value="12578" calcext:value-type="float">
            <text:p>12578</text:p>
          </table:table-cell>
          <table:table-cell office:value-type="float" office:value="15252" calcext:value-type="float">
            <text:p>15252</text:p>
          </table:table-cell>
          <table:table-cell office:value-type="float" office:value="18002" calcext:value-type="float">
            <text:p>18002</text:p>
          </table:table-cell>
          <table:table-cell office:value-type="float" office:value="20773" calcext:value-type="float">
            <text:p>2077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2288" calcext:value-type="float">
            <text:p>2288</text:p>
          </table:table-cell>
          <table:table-cell office:value-type="float" office:value="3950" calcext:value-type="float">
            <text:p>3950</text:p>
          </table:table-cell>
          <table:table-cell office:value-type="float" office:value="6829" calcext:value-type="float">
            <text:p>6829</text:p>
          </table:table-cell>
          <table:table-cell office:value-type="float" office:value="9809" calcext:value-type="float">
            <text:p>9809</text:p>
          </table:table-cell>
          <table:table-cell office:value-type="float" office:value="13175" calcext:value-type="float">
            <text:p>13175</text:p>
          </table:table-cell>
          <table:table-cell office:value-type="float" office:value="16713" calcext:value-type="float">
            <text:p>16713</text:p>
          </table:table-cell>
          <table:table-cell office:value-type="float" office:value="20327" calcext:value-type="float">
            <text:p>20327</text:p>
          </table:table-cell>
          <table:table-cell office:value-type="float" office:value="24042" calcext:value-type="float">
            <text:p>24042</text:p>
          </table:table-cell>
          <table:table-cell office:value-type="float" office:value="27852" calcext:value-type="float">
            <text:p>278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11700" calcext:value-type="float">
            <text:p>11700</text:p>
          </table:table-cell>
          <table:table-cell office:value-type="float" office:value="10108" calcext:value-type="float">
            <text:p>10108</text:p>
          </table:table-cell>
          <table:table-cell office:value-type="float" office:value="20617" calcext:value-type="float">
            <text:p>20617</text:p>
          </table:table-cell>
          <table:table-cell office:value-type="float" office:value="31568" calcext:value-type="float">
            <text:p>31568</text:p>
          </table:table-cell>
          <table:table-cell office:value-type="float" office:value="42572" calcext:value-type="float">
            <text:p>42572</text:p>
          </table:table-cell>
          <table:table-cell office:value-type="float" office:value="53661" calcext:value-type="float">
            <text:p>53661</text:p>
          </table:table-cell>
          <table:table-cell office:value-type="float" office:value="64740" calcext:value-type="float">
            <text:p>64740</text:p>
          </table:table-cell>
          <table:table-cell office:value-type="float" office:value="75883" calcext:value-type="float">
            <text:p>75883</text:p>
          </table:table-cell>
          <table:table-cell office:value-type="float" office:value="87144" calcext:value-type="float">
            <text:p>87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11700" calcext:value-type="float">
            <text:p>11700</text:p>
          </table:table-cell>
          <table:table-cell office:value-type="float" office:value="13178" calcext:value-type="float">
            <text:p>13178</text:p>
          </table:table-cell>
          <table:table-cell office:value-type="float" office:value="27052" calcext:value-type="float">
            <text:p>27052</text:p>
          </table:table-cell>
          <table:table-cell office:value-type="float" office:value="41314" calcext:value-type="float">
            <text:p>41314</text:p>
          </table:table-cell>
          <table:table-cell office:value-type="float" office:value="55680" calcext:value-type="float">
            <text:p>55680</text:p>
          </table:table-cell>
          <table:table-cell office:value-type="float" office:value="70036" calcext:value-type="float">
            <text:p>70036</text:p>
          </table:table-cell>
          <table:table-cell office:value-type="float" office:value="84572" calcext:value-type="float">
            <text:p>84572</text:p>
          </table:table-cell>
          <table:table-cell office:value-type="float" office:value="99224" calcext:value-type="float">
            <text:p>99224</text:p>
          </table:table-cell>
          <table:table-cell office:value-type="float" office:value="113939" calcext:value-type="float">
            <text:p>1139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11700" calcext:value-type="float">
            <text:p>11700</text:p>
          </table:table-cell>
          <table:table-cell office:value-type="float" office:value="16265" calcext:value-type="float">
            <text:p>16265</text:p>
          </table:table-cell>
          <table:table-cell office:value-type="float" office:value="33543" calcext:value-type="float">
            <text:p>33543</text:p>
          </table:table-cell>
          <table:table-cell office:value-type="float" office:value="51139" calcext:value-type="float">
            <text:p>51139</text:p>
          </table:table-cell>
          <table:table-cell office:value-type="float" office:value="68776" calcext:value-type="float">
            <text:p>68776</text:p>
          </table:table-cell>
          <table:table-cell office:value-type="float" office:value="86629" calcext:value-type="float">
            <text:p>86629</text:p>
          </table:table-cell>
          <table:table-cell office:value-type="float" office:value="104627" calcext:value-type="float">
            <text:p>104627</text:p>
          </table:table-cell>
          <table:table-cell office:value-type="float" office:value="122837" calcext:value-type="float">
            <text:p>122837</text:p>
          </table:table-cell>
          <table:table-cell office:value-type="float" office:value="141267" calcext:value-type="float">
            <text:p>1412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88" calcext:value-type="float">
            <text:p>588</text:p>
          </table:table-cell>
          <table:table-cell office:value-type="float" office:value="359" calcext:value-type="float">
            <text:p>359</text:p>
          </table:table-cell>
          <table:table-cell office:value-type="float" office:value="881" calcext:value-type="float">
            <text:p>881</text:p>
          </table:table-cell>
          <table:table-cell office:value-type="float" office:value="1451" calcext:value-type="float">
            <text:p>1451</text:p>
          </table:table-cell>
          <table:table-cell office:value-type="float" office:value="2051" calcext:value-type="float">
            <text:p>2051</text:p>
          </table:table-cell>
          <table:table-cell office:value-type="float" office:value="2642" calcext:value-type="float">
            <text:p>2642</text:p>
          </table:table-cell>
          <table:table-cell office:value-type="float" office:value="3223" calcext:value-type="float">
            <text:p>3223</text:p>
          </table:table-cell>
          <table:table-cell office:value-type="float" office:value="3804" calcext:value-type="float">
            <text:p>3804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88" calcext:value-type="float">
            <text:p>588</text:p>
          </table:table-cell>
          <table:table-cell office:value-type="float" office:value="519" calcext:value-type="float">
            <text:p>519</text:p>
          </table:table-cell>
          <table:table-cell office:value-type="float" office:value="1239" calcext:value-type="float">
            <text:p>1239</text:p>
          </table:table-cell>
          <table:table-cell office:value-type="float" office:value="2023" calcext:value-type="float">
            <text:p>2023</text:p>
          </table:table-cell>
          <table:table-cell office:value-type="float" office:value="2798" calcext:value-type="float">
            <text:p>2798</text:p>
          </table:table-cell>
          <table:table-cell office:value-type="float" office:value="3562" calcext:value-type="float">
            <text:p>3562</text:p>
          </table:table-cell>
          <table:table-cell office:value-type="float" office:value="4342" calcext:value-type="float">
            <text:p>4342</text:p>
          </table:table-cell>
          <table:table-cell office:value-type="float" office:value="5151" calcext:value-type="float">
            <text:p>5151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88" calcext:value-type="float">
            <text:p>588</text:p>
          </table:table-cell>
          <table:table-cell office:value-type="float" office:value="686" calcext:value-type="float">
            <text:p>686</text:p>
          </table:table-cell>
          <table:table-cell office:value-type="float" office:value="1613" calcext:value-type="float">
            <text:p>1613</text:p>
          </table:table-cell>
          <table:table-cell office:value-type="float" office:value="2587" calcext:value-type="float">
            <text:p>2587</text:p>
          </table:table-cell>
          <table:table-cell office:value-type="float" office:value="3538" calcext:value-type="float">
            <text:p>3538</text:p>
          </table:table-cell>
          <table:table-cell office:value-type="float" office:value="4508" calcext:value-type="float">
            <text:p>4508</text:p>
          </table:table-cell>
          <table:table-cell office:value-type="float" office:value="5525" calcext:value-type="float">
            <text:p>5525</text:p>
          </table:table-cell>
          <table:table-cell office:value-type="float" office:value="6589" calcext:value-type="float">
            <text:p>6589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103030" calcext:value-type="float">
            <text:p>103030</text:p>
          </table:table-cell>
          <table:table-cell office:value-type="float" office:value="72713" calcext:value-type="float">
            <text:p>72713</text:p>
          </table:table-cell>
          <table:table-cell office:value-type="float" office:value="153945" calcext:value-type="float">
            <text:p>153945</text:p>
          </table:table-cell>
          <table:table-cell office:value-type="float" office:value="247569" calcext:value-type="float">
            <text:p>247569</text:p>
          </table:table-cell>
          <table:table-cell table:number-columns-repeated="5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103030" calcext:value-type="float">
            <text:p>103030</text:p>
          </table:table-cell>
          <table:table-cell office:value-type="float" office:value="104972" calcext:value-type="float">
            <text:p>104972</text:p>
          </table:table-cell>
          <table:table-cell office:value-type="float" office:value="231626" calcext:value-type="float">
            <text:p>231626</text:p>
          </table:table-cell>
          <table:table-cell table:number-columns-repeated="6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103030" calcext:value-type="float">
            <text:p>103030</text:p>
          </table:table-cell>
          <table:table-cell office:value-type="float" office:value="139692" calcext:value-type="float">
            <text:p>139692</text:p>
          </table:table-cell>
          <table:table-cell table:number-columns-repeated="7" office:value-type="float" office:value="307566" calcext:value-type="float">
            <text:p>3075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1133" calcext:value-type="float">
            <text:p>1133</text:p>
          </table:table-cell>
          <table:table-cell office:value-type="float" office:value="256" calcext:value-type="float">
            <text:p>256</text:p>
          </table:table-cell>
          <table:table-cell office:value-type="float" office:value="545" calcext:value-type="float">
            <text:p>545</text:p>
          </table:table-cell>
          <table:table-cell office:value-type="float" office:value="889" calcext:value-type="float">
            <text:p>889</text:p>
          </table:table-cell>
          <table:table-cell office:value-type="float" office:value="1277" calcext:value-type="float">
            <text:p>1277</text:p>
          </table:table-cell>
          <table:table-cell office:value-type="float" office:value="1700" calcext:value-type="float">
            <text:p>1700</text:p>
          </table:table-cell>
          <table:table-cell office:value-type="float" office:value="2145" calcext:value-type="float">
            <text:p>2145</text:p>
          </table:table-cell>
          <table:table-cell office:value-type="float" office:value="2599" calcext:value-type="float">
            <text:p>259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1133" calcext:value-type="float">
            <text:p>1133</text:p>
          </table:table-cell>
          <table:table-cell office:value-type="float" office:value="852" calcext:value-type="float">
            <text:p>852</text:p>
          </table:table-cell>
          <table:table-cell office:value-type="float" office:value="2058" calcext:value-type="float">
            <text:p>2058</text:p>
          </table:table-cell>
          <table:table-cell office:value-type="float" office:value="3365" calcext:value-type="float">
            <text:p>3365</text:p>
          </table:table-cell>
          <table:table-cell office:value-type="float" office:value="4614" calcext:value-type="float">
            <text:p>4614</text:p>
          </table:table-cell>
          <table:table-cell office:value-type="float" office:value="5846" calcext:value-type="float">
            <text:p>5846</text:p>
          </table:table-cell>
          <table:table-cell office:value-type="float" office:value="7104" calcext:value-type="float">
            <text:p>7104</text:p>
          </table:table-cell>
          <table:table-cell office:value-type="float" office:value="8409" calcext:value-type="float">
            <text:p>8409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1133" calcext:value-type="float">
            <text:p>1133</text:p>
          </table:table-cell>
          <table:table-cell office:value-type="float" office:value="1615" calcext:value-type="float">
            <text:p>1615</text:p>
          </table:table-cell>
          <table:table-cell office:value-type="float" office:value="3764" calcext:value-type="float">
            <text:p>3764</text:p>
          </table:table-cell>
          <table:table-cell office:value-type="float" office:value="5805" calcext:value-type="float">
            <text:p>5805</text:p>
          </table:table-cell>
          <table:table-cell office:value-type="float" office:value="7914" calcext:value-type="float">
            <text:p>7914</text:p>
          </table:table-cell>
          <table:table-cell office:value-type="float" office:value="10118" calcext:value-type="float">
            <text:p>10118</text:p>
          </table:table-cell>
          <table:table-cell office:value-type="float" office:value="12355" calcext:value-type="float">
            <text:p>12355</text:p>
          </table:table-cell>
          <table:table-cell office:value-type="float" office:value="14636" calcext:value-type="float">
            <text:p>14636</text:p>
          </table:table-cell>
          <table:table-cell office:value-type="float" office:value="17003" calcext:value-type="float">
            <text:p>170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52510" calcext:value-type="float">
            <text:p>52510</text:p>
          </table:table-cell>
          <table:table-cell office:value-type="float" office:value="43675" calcext:value-type="float">
            <text:p>43675</text:p>
          </table:table-cell>
          <table:table-cell office:value-type="float" office:value="92335" calcext:value-type="float">
            <text:p>92335</text:p>
          </table:table-cell>
          <table:table-cell office:value-type="float" office:value="144191" calcext:value-type="float">
            <text:p>144191</text:p>
          </table:table-cell>
          <table:table-cell office:value-type="float" office:value="198628" calcext:value-type="float">
            <text:p>198628</text:p>
          </table:table-cell>
          <table:table-cell office:value-type="float" office:value="255263" calcext:value-type="float">
            <text:p>255263</text:p>
          </table:table-cell>
          <table:table-cell office:value-type="float" office:value="314030" calcext:value-type="float">
            <text:p>314030</text:p>
          </table:table-cell>
          <table:table-cell office:value-type="float" office:value="374964" calcext:value-type="float">
            <text:p>374964</text:p>
          </table:table-cell>
          <table:table-cell office:value-type="float" office:value="438206" calcext:value-type="float">
            <text:p>43820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52510" calcext:value-type="float">
            <text:p>52510</text:p>
          </table:table-cell>
          <table:table-cell office:value-type="float" office:value="63438" calcext:value-type="float">
            <text:p>63438</text:p>
          </table:table-cell>
          <table:table-cell office:value-type="float" office:value="135174" calcext:value-type="float">
            <text:p>135174</text:p>
          </table:table-cell>
          <table:table-cell office:value-type="float" office:value="212326" calcext:value-type="float">
            <text:p>212326</text:p>
          </table:table-cell>
          <table:table-cell office:value-type="float" office:value="293827" calcext:value-type="float">
            <text:p>293827</text:p>
          </table:table-cell>
          <table:table-cell office:value-type="float" office:value="379649" calcext:value-type="float">
            <text:p>379649</text:p>
          </table:table-cell>
          <table:table-cell office:value-type="float" office:value="470011" calcext:value-type="float">
            <text:p>470011</text:p>
          </table:table-cell>
          <table:table-cell office:value-type="float" office:value="563993" calcext:value-type="float">
            <text:p>563993</text:p>
          </table:table-cell>
          <table:table-cell office:value-type="float" office:value="654320" calcext:value-type="float">
            <text:p>6543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52510" calcext:value-type="float">
            <text:p>52510</text:p>
          </table:table-cell>
          <table:table-cell office:value-type="float" office:value="83836" calcext:value-type="float">
            <text:p>83836</text:p>
          </table:table-cell>
          <table:table-cell office:value-type="float" office:value="179847" calcext:value-type="float">
            <text:p>179847</text:p>
          </table:table-cell>
          <table:table-cell office:value-type="float" office:value="283827" calcext:value-type="float">
            <text:p>283827</text:p>
          </table:table-cell>
          <table:table-cell office:value-type="float" office:value="394978" calcext:value-type="float">
            <text:p>394978</text:p>
          </table:table-cell>
          <table:table-cell office:value-type="float" office:value="513653" calcext:value-type="float">
            <text:p>513653</text:p>
          </table:table-cell>
          <table:table-cell office:value-type="float" office:value="634002" calcext:value-type="float">
            <text:p>634002</text:p>
          </table:table-cell>
          <table:table-cell table:number-columns-repeated="2" office:value-type="float" office:value="683486" calcext:value-type="float">
            <text:p>6834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23665" calcext:value-type="float">
            <text:p>23665</text:p>
          </table:table-cell>
          <table:table-cell office:value-type="float" office:value="14533" calcext:value-type="float">
            <text:p>14533</text:p>
          </table:table-cell>
          <table:table-cell office:value-type="float" office:value="36975" calcext:value-type="float">
            <text:p>36975</text:p>
          </table:table-cell>
          <table:table-cell office:value-type="float" office:value="64479" calcext:value-type="float">
            <text:p>64479</text:p>
          </table:table-cell>
          <table:table-cell office:value-type="float" office:value="94561" calcext:value-type="float">
            <text:p>94561</text:p>
          </table:table-cell>
          <table:table-cell office:value-type="float" office:value="126811" calcext:value-type="float">
            <text:p>126811</text:p>
          </table:table-cell>
          <table:table-cell table:number-columns-repeated="3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23665" calcext:value-type="float">
            <text:p>23665</text:p>
          </table:table-cell>
          <table:table-cell office:value-type="float" office:value="23872" calcext:value-type="float">
            <text:p>23872</text:p>
          </table:table-cell>
          <table:table-cell office:value-type="float" office:value="61664" calcext:value-type="float">
            <text:p>61664</text:p>
          </table:table-cell>
          <table:table-cell office:value-type="float" office:value="105652" calcext:value-type="float">
            <text:p>105652</text:p>
          </table:table-cell>
          <table:table-cell office:value-type="float" office:value="155801" calcext:value-type="float">
            <text:p>155801</text:p>
          </table:table-cell>
          <table:table-cell table:number-columns-repeated="4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23665" calcext:value-type="float">
            <text:p>23665</text:p>
          </table:table-cell>
          <table:table-cell office:value-type="float" office:value="34575" calcext:value-type="float">
            <text:p>34575</text:p>
          </table:table-cell>
          <table:table-cell office:value-type="float" office:value="88618" calcext:value-type="float">
            <text:p>88618</text:p>
          </table:table-cell>
          <table:table-cell office:value-type="float" office:value="152372" calcext:value-type="float">
            <text:p>152372</text:p>
          </table:table-cell>
          <table:table-cell table:number-columns-repeated="5" office:value-type="float" office:value="158881" calcext:value-type="float">
            <text:p>1588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914811" calcext:value-type="float">
            <text:p>914811</text:p>
          </table:table-cell>
          <table:table-cell office:value-type="float" office:value="648283" calcext:value-type="float">
            <text:p>648283</text:p>
          </table:table-cell>
          <table:table-cell office:value-type="float" office:value="1421733" calcext:value-type="float">
            <text:p>1421733</text:p>
          </table:table-cell>
          <table:table-cell office:value-type="float" office:value="2359066" calcext:value-type="float">
            <text:p>2359066</text:p>
          </table:table-cell>
          <table:table-cell office:value-type="float" office:value="3452475" calcext:value-type="float">
            <text:p>3452475</text:p>
          </table:table-cell>
          <table:table-cell office:value-type="float" office:value="4675332" calcext:value-type="float">
            <text:p>4675332</text:p>
          </table:table-cell>
          <table:table-cell office:value-type="float" office:value="5998995" calcext:value-type="float">
            <text:p>5998995</text:p>
          </table:table-cell>
          <table:table-cell office:value-type="float" office:value="7399642" calcext:value-type="float">
            <text:p>7399642</text:p>
          </table:table-cell>
          <table:table-cell office:value-type="float" office:value="8849108" calcext:value-type="float">
            <text:p>88491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914811" calcext:value-type="float">
            <text:p>914811</text:p>
          </table:table-cell>
          <table:table-cell office:value-type="float" office:value="869154" calcext:value-type="float">
            <text:p>869154</text:p>
          </table:table-cell>
          <table:table-cell office:value-type="float" office:value="1970429" calcext:value-type="float">
            <text:p>1970429</text:p>
          </table:table-cell>
          <table:table-cell office:value-type="float" office:value="3350195" calcext:value-type="float">
            <text:p>3350195</text:p>
          </table:table-cell>
          <table:table-cell office:value-type="float" office:value="4953032" calcext:value-type="float">
            <text:p>4953032</text:p>
          </table:table-cell>
          <table:table-cell office:value-type="float" office:value="6719072" calcext:value-type="float">
            <text:p>6719072</text:p>
          </table:table-cell>
          <table:table-cell office:value-type="float" office:value="8589979" calcext:value-type="float">
            <text:p>8589979</text:p>
          </table:table-cell>
          <table:table-cell office:value-type="float" office:value="10516543" calcext:value-type="float">
            <text:p>10516543</text:p>
          </table:table-cell>
          <table:table-cell office:value-type="float" office:value="12486265" calcext:value-type="float">
            <text:p>124862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914811" calcext:value-type="float">
            <text:p>914811</text:p>
          </table:table-cell>
          <table:table-cell office:value-type="float" office:value="1101456" calcext:value-type="float">
            <text:p>1101456</text:p>
          </table:table-cell>
          <table:table-cell office:value-type="float" office:value="2582986" calcext:value-type="float">
            <text:p>2582986</text:p>
          </table:table-cell>
          <table:table-cell office:value-type="float" office:value="4451321" calcext:value-type="float">
            <text:p>4451321</text:p>
          </table:table-cell>
          <table:table-cell office:value-type="float" office:value="6594924" calcext:value-type="float">
            <text:p>6594924</text:p>
          </table:table-cell>
          <table:table-cell office:value-type="float" office:value="8906250" calcext:value-type="float">
            <text:p>8906250</text:p>
          </table:table-cell>
          <table:table-cell office:value-type="float" office:value="11295379" calcext:value-type="float">
            <text:p>11295379</text:p>
          </table:table-cell>
          <table:table-cell office:value-type="float" office:value="13764576" calcext:value-type="float">
            <text:p>13764576</text:p>
          </table:table-cell>
          <table:table-cell office:value-type="float" office:value="15686232" calcext:value-type="float">
            <text:p>1568623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46776" calcext:value-type="float">
            <text:p>146776</text:p>
          </table:table-cell>
          <table:table-cell office:value-type="float" office:value="124872" calcext:value-type="float">
            <text:p>124872</text:p>
          </table:table-cell>
          <table:table-cell office:value-type="float" office:value="264064" calcext:value-type="float">
            <text:p>264064</text:p>
          </table:table-cell>
          <table:table-cell office:value-type="float" office:value="410864" calcext:value-type="float">
            <text:p>410864</text:p>
          </table:table-cell>
          <table:table-cell office:value-type="float" office:value="567109" calcext:value-type="float">
            <text:p>567109</text:p>
          </table:table-cell>
          <table:table-cell office:value-type="float" office:value="736590" calcext:value-type="float">
            <text:p>736590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46776" calcext:value-type="float">
            <text:p>146776</text:p>
          </table:table-cell>
          <table:table-cell office:value-type="float" office:value="149682" calcext:value-type="float">
            <text:p>149682</text:p>
          </table:table-cell>
          <table:table-cell office:value-type="float" office:value="316723" calcext:value-type="float">
            <text:p>316723</text:p>
          </table:table-cell>
          <table:table-cell office:value-type="float" office:value="495157" calcext:value-type="float">
            <text:p>495157</text:p>
          </table:table-cell>
          <table:table-cell office:value-type="float" office:value="689059" calcext:value-type="float">
            <text:p>689059</text:p>
          </table:table-cell>
          <table:table-cell office:value-type="float" office:value="916788" calcext:value-type="float">
            <text:p>916788</text:p>
          </table:table-cell>
          <table:table-cell table:number-columns-repeated="3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46776" calcext:value-type="float">
            <text:p>146776</text:p>
          </table:table-cell>
          <table:table-cell office:value-type="float" office:value="174807" calcext:value-type="float">
            <text:p>174807</text:p>
          </table:table-cell>
          <table:table-cell office:value-type="float" office:value="370468" calcext:value-type="float">
            <text:p>370468</text:p>
          </table:table-cell>
          <table:table-cell office:value-type="float" office:value="582636" calcext:value-type="float">
            <text:p>582636</text:p>
          </table:table-cell>
          <table:table-cell office:value-type="float" office:value="822850" calcext:value-type="float">
            <text:p>822850</text:p>
          </table:table-cell>
          <table:table-cell table:number-columns-repeated="4" office:value-type="float" office:value="929158" calcext:value-type="float">
            <text:p>9291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37535" calcext:value-type="float">
            <text:p>237535</text:p>
          </table:table-cell>
          <table:table-cell office:value-type="float" office:value="178805" calcext:value-type="float">
            <text:p>178805</text:p>
          </table:table-cell>
          <table:table-cell office:value-type="float" office:value="411559" calcext:value-type="float">
            <text:p>411559</text:p>
          </table:table-cell>
          <table:table-cell office:value-type="float" office:value="694472" calcext:value-type="float">
            <text:p>694472</text:p>
          </table:table-cell>
          <table:table-cell office:value-type="float" office:value="1015715" calcext:value-type="float">
            <text:p>1015715</text:p>
          </table:table-cell>
          <table:table-cell office:value-type="float" office:value="1364029" calcext:value-type="float">
            <text:p>1364029</text:p>
          </table:table-cell>
          <table:table-cell office:value-type="float" office:value="1734911" calcext:value-type="float">
            <text:p>1734911</text:p>
          </table:table-cell>
          <table:table-cell office:value-type="float" office:value="2119165" calcext:value-type="float">
            <text:p>2119165</text:p>
          </table:table-cell>
          <table:table-cell office:value-type="float" office:value="2505255" calcext:value-type="float">
            <text:p>25052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37535" calcext:value-type="float">
            <text:p>237535</text:p>
          </table:table-cell>
          <table:table-cell office:value-type="float" office:value="227400" calcext:value-type="float">
            <text:p>227400</text:p>
          </table:table-cell>
          <table:table-cell office:value-type="float" office:value="534348" calcext:value-type="float">
            <text:p>534348</text:p>
          </table:table-cell>
          <table:table-cell office:value-type="float" office:value="910307" calcext:value-type="float">
            <text:p>910307</text:p>
          </table:table-cell>
          <table:table-cell office:value-type="float" office:value="1331425" calcext:value-type="float">
            <text:p>1331425</text:p>
          </table:table-cell>
          <table:table-cell office:value-type="float" office:value="1786739" calcext:value-type="float">
            <text:p>1786739</text:p>
          </table:table-cell>
          <table:table-cell office:value-type="float" office:value="2260364" calcext:value-type="float">
            <text:p>2260364</text:p>
          </table:table-cell>
          <table:table-cell office:value-type="float" office:value="2732426" calcext:value-type="float">
            <text:p>2732426</text:p>
          </table:table-cell>
          <table:table-cell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37535" calcext:value-type="float">
            <text:p>237535</text:p>
          </table:table-cell>
          <table:table-cell office:value-type="float" office:value="278452" calcext:value-type="float">
            <text:p>278452</text:p>
          </table:table-cell>
          <table:table-cell office:value-type="float" office:value="666982" calcext:value-type="float">
            <text:p>666982</text:p>
          </table:table-cell>
          <table:table-cell office:value-type="float" office:value="1139504" calcext:value-type="float">
            <text:p>1139504</text:p>
          </table:table-cell>
          <table:table-cell office:value-type="float" office:value="1666347" calcext:value-type="float">
            <text:p>1666347</text:p>
          </table:table-cell>
          <table:table-cell office:value-type="float" office:value="2225019" calcext:value-type="float">
            <text:p>2225019</text:p>
          </table:table-cell>
          <table:table-cell office:value-type="float" office:value="2782833" calcext:value-type="float">
            <text:p>2782833</text:p>
          </table:table-cell>
          <table:table-cell table:number-columns-repeated="2" office:value-type="float" office:value="2955147" calcext:value-type="float">
            <text:p>29551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207346" calcext:value-type="float">
            <text:p>207346</text:p>
          </table:table-cell>
          <table:table-cell office:value-type="float" office:value="172386" calcext:value-type="float">
            <text:p>172386</text:p>
          </table:table-cell>
          <table:table-cell office:value-type="float" office:value="377502" calcext:value-type="float">
            <text:p>377502</text:p>
          </table:table-cell>
          <table:table-cell office:value-type="float" office:value="596245" calcext:value-type="float">
            <text:p>596245</text:p>
          </table:table-cell>
          <table:table-cell office:value-type="float" office:value="826119" calcext:value-type="float">
            <text:p>826119</text:p>
          </table:table-cell>
          <table:table-cell office:value-type="float" office:value="1068407" calcext:value-type="float">
            <text:p>1068407</text:p>
          </table:table-cell>
          <table:table-cell office:value-type="float" office:value="1325525" calcext:value-type="float">
            <text:p>1325525</text:p>
          </table:table-cell>
          <table:table-cell office:value-type="float" office:value="1600937" calcext:value-type="float">
            <text:p>1600937</text:p>
          </table:table-cell>
          <table:table-cell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207346" calcext:value-type="float">
            <text:p>207346</text:p>
          </table:table-cell>
          <table:table-cell office:value-type="float" office:value="220978" calcext:value-type="float">
            <text:p>220978</text:p>
          </table:table-cell>
          <table:table-cell office:value-type="float" office:value="483837" calcext:value-type="float">
            <text:p>483837</text:p>
          </table:table-cell>
          <table:table-cell office:value-type="float" office:value="765004" calcext:value-type="float">
            <text:p>765004</text:p>
          </table:table-cell>
          <table:table-cell office:value-type="float" office:value="1064699" calcext:value-type="float">
            <text:p>1064699</text:p>
          </table:table-cell>
          <table:table-cell office:value-type="float" office:value="1387478" calcext:value-type="float">
            <text:p>1387478</text:p>
          </table:table-cell>
          <table:table-cell office:value-type="float" office:value="1739056" calcext:value-type="float">
            <text:p>1739056</text:p>
          </table:table-cell>
          <table:table-cell table:number-columns-repeated="2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207346" calcext:value-type="float">
            <text:p>207346</text:p>
          </table:table-cell>
          <table:table-cell office:value-type="float" office:value="271050" calcext:value-type="float">
            <text:p>271050</text:p>
          </table:table-cell>
          <table:table-cell office:value-type="float" office:value="592884" calcext:value-type="float">
            <text:p>592884</text:p>
          </table:table-cell>
          <table:table-cell office:value-type="float" office:value="940157" calcext:value-type="float">
            <text:p>940157</text:p>
          </table:table-cell>
          <table:table-cell office:value-type="float" office:value="1317583" calcext:value-type="float">
            <text:p>1317583</text:p>
          </table:table-cell>
          <table:table-cell office:value-type="float" office:value="1734270" calcext:value-type="float">
            <text:p>1734270</text:p>
          </table:table-cell>
          <table:table-cell table:number-columns-repeated="3" office:value-type="float" office:value="1813034" calcext:value-type="float">
            <text:p>18130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63247" calcext:value-type="float">
            <text:p>63247</text:p>
          </table:table-cell>
          <table:table-cell office:value-type="float" office:value="45761" calcext:value-type="float">
            <text:p>45761</text:p>
          </table:table-cell>
          <table:table-cell office:value-type="float" office:value="83586" calcext:value-type="float">
            <text:p>83586</text:p>
          </table:table-cell>
          <table:table-cell office:value-type="float" office:value="122053" calcext:value-type="float">
            <text:p>122053</text:p>
          </table:table-cell>
          <table:table-cell office:value-type="float" office:value="159738" calcext:value-type="float">
            <text:p>159738</text:p>
          </table:table-cell>
          <table:table-cell office:value-type="float" office:value="197529" calcext:value-type="float">
            <text:p>197529</text:p>
          </table:table-cell>
          <table:table-cell office:value-type="float" office:value="235761" calcext:value-type="float">
            <text:p>235761</text:p>
          </table:table-cell>
          <table:table-cell office:value-type="float" office:value="274861" calcext:value-type="float">
            <text:p>274861</text:p>
          </table:table-cell>
          <table:table-cell office:value-type="float" office:value="315025" calcext:value-type="float">
            <text:p>31502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63247" calcext:value-type="float">
            <text:p>63247</text:p>
          </table:table-cell>
          <table:table-cell office:value-type="float" office:value="70691" calcext:value-type="float">
            <text:p>70691</text:p>
          </table:table-cell>
          <table:table-cell office:value-type="float" office:value="134449" calcext:value-type="float">
            <text:p>134449</text:p>
          </table:table-cell>
          <table:table-cell office:value-type="float" office:value="197216" calcext:value-type="float">
            <text:p>197216</text:p>
          </table:table-cell>
          <table:table-cell office:value-type="float" office:value="261274" calcext:value-type="float">
            <text:p>261274</text:p>
          </table:table-cell>
          <table:table-cell office:value-type="float" office:value="328061" calcext:value-type="float">
            <text:p>328061</text:p>
          </table:table-cell>
          <table:table-cell office:value-type="float" office:value="397132" calcext:value-type="float">
            <text:p>397132</text:p>
          </table:table-cell>
          <table:table-cell office:value-type="float" office:value="468228" calcext:value-type="float">
            <text:p>468228</text:p>
          </table:table-cell>
          <table:table-cell office:value-type="float" office:value="540884" calcext:value-type="float">
            <text:p>5408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63247" calcext:value-type="float">
            <text:p>63247</text:p>
          </table:table-cell>
          <table:table-cell office:value-type="float" office:value="96268" calcext:value-type="float">
            <text:p>96268</text:p>
          </table:table-cell>
          <table:table-cell office:value-type="float" office:value="184466" calcext:value-type="float">
            <text:p>184466</text:p>
          </table:table-cell>
          <table:table-cell office:value-type="float" office:value="274208" calcext:value-type="float">
            <text:p>274208</text:p>
          </table:table-cell>
          <table:table-cell office:value-type="float" office:value="368976" calcext:value-type="float">
            <text:p>368976</text:p>
          </table:table-cell>
          <table:table-cell office:value-type="float" office:value="467884" calcext:value-type="float">
            <text:p>467884</text:p>
          </table:table-cell>
          <table:table-cell office:value-type="float" office:value="569932" calcext:value-type="float">
            <text:p>569932</text:p>
          </table:table-cell>
          <table:table-cell office:value-type="float" office:value="674808" calcext:value-type="float">
            <text:p>674808</text:p>
          </table:table-cell>
          <table:table-cell office:value-type="float" office:value="782178" calcext:value-type="float">
            <text:p>7821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71381" calcext:value-type="float">
            <text:p>71381</text:p>
          </table:table-cell>
          <table:table-cell office:value-type="float" office:value="31895" calcext:value-type="float">
            <text:p>31895</text:p>
          </table:table-cell>
          <table:table-cell office:value-type="float" office:value="71099" calcext:value-type="float">
            <text:p>71099</text:p>
          </table:table-cell>
          <table:table-cell office:value-type="float" office:value="112560" calcext:value-type="float">
            <text:p>112560</text:p>
          </table:table-cell>
          <table:table-cell office:value-type="float" office:value="154873" calcext:value-type="float">
            <text:p>154873</text:p>
          </table:table-cell>
          <table:table-cell office:value-type="float" office:value="197502" calcext:value-type="float">
            <text:p>197502</text:p>
          </table:table-cell>
          <table:table-cell office:value-type="float" office:value="240526" calcext:value-type="float">
            <text:p>240526</text:p>
          </table:table-cell>
          <table:table-cell office:value-type="float" office:value="283989" calcext:value-type="float">
            <text:p>283989</text:p>
          </table:table-cell>
          <table:table-cell office:value-type="float" office:value="327985" calcext:value-type="float">
            <text:p>3279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71381" calcext:value-type="float">
            <text:p>71381</text:p>
          </table:table-cell>
          <table:table-cell office:value-type="float" office:value="65165" calcext:value-type="float">
            <text:p>65165</text:p>
          </table:table-cell>
          <table:table-cell office:value-type="float" office:value="142476" calcext:value-type="float">
            <text:p>142476</text:p>
          </table:table-cell>
          <table:table-cell office:value-type="float" office:value="221641" calcext:value-type="float">
            <text:p>221641</text:p>
          </table:table-cell>
          <table:table-cell office:value-type="float" office:value="302236" calcext:value-type="float">
            <text:p>302236</text:p>
          </table:table-cell>
          <table:table-cell office:value-type="float" office:value="385410" calcext:value-type="float">
            <text:p>385410</text:p>
          </table:table-cell>
          <table:table-cell office:value-type="float" office:value="473820" calcext:value-type="float">
            <text:p>473820</text:p>
          </table:table-cell>
          <table:table-cell office:value-type="float" office:value="569880" calcext:value-type="float">
            <text:p>569880</text:p>
          </table:table-cell>
          <table:table-cell office:value-type="float" office:value="676223" calcext:value-type="float">
            <text:p>6762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71381" calcext:value-type="float">
            <text:p>71381</text:p>
          </table:table-cell>
          <table:table-cell office:value-type="float" office:value="100306" calcext:value-type="float">
            <text:p>100306</text:p>
          </table:table-cell>
          <table:table-cell office:value-type="float" office:value="215359" calcext:value-type="float">
            <text:p>215359</text:p>
          </table:table-cell>
          <table:table-cell office:value-type="float" office:value="333536" calcext:value-type="float">
            <text:p>333536</text:p>
          </table:table-cell>
          <table:table-cell office:value-type="float" office:value="459461" calcext:value-type="float">
            <text:p>459461</text:p>
          </table:table-cell>
          <table:table-cell office:value-type="float" office:value="600946" calcext:value-type="float">
            <text:p>600946</text:p>
          </table:table-cell>
          <table:table-cell office:value-type="float" office:value="765467" calcext:value-type="float">
            <text:p>765467</text:p>
          </table:table-cell>
          <table:table-cell office:value-type="float" office:value="956331" calcext:value-type="float">
            <text:p>956331</text:p>
          </table:table-cell>
          <table:table-cell office:value-type="float" office:value="1132494" calcext:value-type="float">
            <text:p>11324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office:value-type="float" office:value="270" calcext:value-type="float">
            <text:p>270</text:p>
          </table:table-cell>
          <table:table-cell office:value-type="float" office:value="343" calcext:value-type="float">
            <text:p>34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7206" calcext:value-type="float">
            <text:p>7206</text:p>
          </table:table-cell>
          <table:table-cell office:value-type="float" office:value="4171" calcext:value-type="float">
            <text:p>4171</text:p>
          </table:table-cell>
          <table:table-cell office:value-type="float" office:value="9352" calcext:value-type="float">
            <text:p>9352</text:p>
          </table:table-cell>
          <table:table-cell office:value-type="float" office:value="15457" calcext:value-type="float">
            <text:p>15457</text:p>
          </table:table-cell>
          <table:table-cell office:value-type="float" office:value="22263" calcext:value-type="float">
            <text:p>22263</text:p>
          </table:table-cell>
          <table:table-cell office:value-type="float" office:value="29650" calcext:value-type="float">
            <text:p>29650</text:p>
          </table:table-cell>
          <table:table-cell office:value-type="float" office:value="37486" calcext:value-type="float">
            <text:p>37486</text:p>
          </table:table-cell>
          <table:table-cell office:value-type="float" office:value="45658" calcext:value-type="float">
            <text:p>45658</text:p>
          </table:table-cell>
          <table:table-cell office:value-type="float" office:value="54151" calcext:value-type="float">
            <text:p>54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7206" calcext:value-type="float">
            <text:p>7206</text:p>
          </table:table-cell>
          <table:table-cell office:value-type="float" office:value="6827" calcext:value-type="float">
            <text:p>6827</text:p>
          </table:table-cell>
          <table:table-cell office:value-type="float" office:value="15929" calcext:value-type="float">
            <text:p>15929</text:p>
          </table:table-cell>
          <table:table-cell office:value-type="float" office:value="26703" calcext:value-type="float">
            <text:p>26703</text:p>
          </table:table-cell>
          <table:table-cell office:value-type="float" office:value="38654" calcext:value-type="float">
            <text:p>38654</text:p>
          </table:table-cell>
          <table:table-cell office:value-type="float" office:value="51410" calcext:value-type="float">
            <text:p>51410</text:p>
          </table:table-cell>
          <table:table-cell office:value-type="float" office:value="65052" calcext:value-type="float">
            <text:p>65052</text:p>
          </table:table-cell>
          <table:table-cell office:value-type="float" office:value="80629" calcext:value-type="float">
            <text:p>80629</text:p>
          </table:table-cell>
          <table:table-cell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7206" calcext:value-type="float">
            <text:p>7206</text:p>
          </table:table-cell>
          <table:table-cell office:value-type="float" office:value="9769" calcext:value-type="float">
            <text:p>9769</text:p>
          </table:table-cell>
          <table:table-cell office:value-type="float" office:value="23306" calcext:value-type="float">
            <text:p>23306</text:p>
          </table:table-cell>
          <table:table-cell office:value-type="float" office:value="39244" calcext:value-type="float">
            <text:p>39244</text:p>
          </table:table-cell>
          <table:table-cell office:value-type="float" office:value="56689" calcext:value-type="float">
            <text:p>56689</text:p>
          </table:table-cell>
          <table:table-cell office:value-type="float" office:value="76342" calcext:value-type="float">
            <text:p>76342</text:p>
          </table:table-cell>
          <table:table-cell table:number-columns-repeated="3" office:value-type="float" office:value="90093" calcext:value-type="float">
            <text:p>900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45144" calcext:value-type="float">
            <text:p>45144</text:p>
          </table:table-cell>
          <table:table-cell office:value-type="float" office:value="28594" calcext:value-type="float">
            <text:p>28594</text:p>
          </table:table-cell>
          <table:table-cell office:value-type="float" office:value="61626" calcext:value-type="float">
            <text:p>61626</text:p>
          </table:table-cell>
          <table:table-cell office:value-type="float" office:value="96998" calcext:value-type="float">
            <text:p>96998</text:p>
          </table:table-cell>
          <table:table-cell office:value-type="float" office:value="134266" calcext:value-type="float">
            <text:p>134266</text:p>
          </table:table-cell>
          <table:table-cell office:value-type="float" office:value="173043" calcext:value-type="float">
            <text:p>173043</text:p>
          </table:table-cell>
          <table:table-cell office:value-type="float" office:value="213198" calcext:value-type="float">
            <text:p>213198</text:p>
          </table:table-cell>
          <table:table-cell office:value-type="float" office:value="254624" calcext:value-type="float">
            <text:p>254624</text:p>
          </table:table-cell>
          <table:table-cell office:value-type="float" office:value="297236" calcext:value-type="float">
            <text:p>29723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45144" calcext:value-type="float">
            <text:p>45144</text:p>
          </table:table-cell>
          <table:table-cell office:value-type="float" office:value="43952" calcext:value-type="float">
            <text:p>43952</text:p>
          </table:table-cell>
          <table:table-cell office:value-type="float" office:value="95174" calcext:value-type="float">
            <text:p>95174</text:p>
          </table:table-cell>
          <table:table-cell office:value-type="float" office:value="150574" calcext:value-type="float">
            <text:p>150574</text:p>
          </table:table-cell>
          <table:table-cell office:value-type="float" office:value="209119" calcext:value-type="float">
            <text:p>209119</text:p>
          </table:table-cell>
          <table:table-cell office:value-type="float" office:value="270474" calcext:value-type="float">
            <text:p>270474</text:p>
          </table:table-cell>
          <table:table-cell office:value-type="float" office:value="334395" calcext:value-type="float">
            <text:p>334395</text:p>
          </table:table-cell>
          <table:table-cell office:value-type="float" office:value="401088" calcext:value-type="float">
            <text:p>401088</text:p>
          </table:table-cell>
          <table:table-cell office:value-type="float" office:value="471925" calcext:value-type="float">
            <text:p>47192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45144" calcext:value-type="float">
            <text:p>45144</text:p>
          </table:table-cell>
          <table:table-cell office:value-type="float" office:value="59915" calcext:value-type="float">
            <text:p>59915</text:p>
          </table:table-cell>
          <table:table-cell office:value-type="float" office:value="130468" calcext:value-type="float">
            <text:p>130468</text:p>
          </table:table-cell>
          <table:table-cell office:value-type="float" office:value="207088" calcext:value-type="float">
            <text:p>207088</text:p>
          </table:table-cell>
          <table:table-cell office:value-type="float" office:value="288629" calcext:value-type="float">
            <text:p>288629</text:p>
          </table:table-cell>
          <table:table-cell office:value-type="float" office:value="374709" calcext:value-type="float">
            <text:p>374709</text:p>
          </table:table-cell>
          <table:table-cell office:value-type="float" office:value="466811" calcext:value-type="float">
            <text:p>466811</text:p>
          </table:table-cell>
          <table:table-cell table:number-columns-repeated="2" office:value-type="float" office:value="600949" calcext:value-type="float">
            <text:p>60094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953" calcext:value-type="float">
            <text:p>953</text:p>
          </table:table-cell>
          <table:table-cell office:value-type="float" office:value="498" calcext:value-type="float">
            <text:p>498</text:p>
          </table:table-cell>
          <table:table-cell office:value-type="float" office:value="993" calcext:value-type="float">
            <text:p>993</text:p>
          </table:table-cell>
          <table:table-cell office:value-type="float" office:value="1509" calcext:value-type="float">
            <text:p>1509</text:p>
          </table:table-cell>
          <table:table-cell office:value-type="float" office:value="2044" calcext:value-type="float">
            <text:p>2044</text:p>
          </table:table-cell>
          <table:table-cell office:value-type="float" office:value="2574" calcext:value-type="float">
            <text:p>2574</text:p>
          </table:table-cell>
          <table:table-cell office:value-type="float" office:value="3107" calcext:value-type="float">
            <text:p>3107</text:p>
          </table:table-cell>
          <table:table-cell office:value-type="float" office:value="3645" calcext:value-type="float">
            <text:p>3645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953" calcext:value-type="float">
            <text:p>953</text:p>
          </table:table-cell>
          <table:table-cell office:value-type="float" office:value="1249" calcext:value-type="float">
            <text:p>1249</text:p>
          </table:table-cell>
          <table:table-cell office:value-type="float" office:value="2580" calcext:value-type="float">
            <text:p>2580</text:p>
          </table:table-cell>
          <table:table-cell office:value-type="float" office:value="3925" calcext:value-type="float">
            <text:p>3925</text:p>
          </table:table-cell>
          <table:table-cell table:number-columns-repeated="5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953" calcext:value-type="float">
            <text:p>953</text:p>
          </table:table-cell>
          <table:table-cell office:value-type="float" office:value="2050" calcext:value-type="float">
            <text:p>2050</text:p>
          </table:table-cell>
          <table:table-cell office:value-type="float" office:value="4199" calcext:value-type="float">
            <text:p>4199</text:p>
          </table:table-cell>
          <table:table-cell table:number-columns-repeated="6"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86024" calcext:value-type="float">
            <text:p>86024</text:p>
          </table:table-cell>
          <table:table-cell office:value-type="float" office:value="73415" calcext:value-type="float">
            <text:p>73415</text:p>
          </table:table-cell>
          <table:table-cell office:value-type="float" office:value="154246" calcext:value-type="float">
            <text:p>154246</text:p>
          </table:table-cell>
          <table:table-cell office:value-type="float" office:value="241400" calcext:value-type="float">
            <text:p>241400</text:p>
          </table:table-cell>
          <table:table-cell office:value-type="float" office:value="334472" calcext:value-type="float">
            <text:p>334472</text:p>
          </table:table-cell>
          <table:table-cell office:value-type="float" office:value="434869" calcext:value-type="float">
            <text:p>434869</text:p>
          </table:table-cell>
          <table:table-cell office:value-type="float" office:value="546964" calcext:value-type="float">
            <text:p>546964</text:p>
          </table:table-cell>
          <table:table-cell table:number-columns-repeated="2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86024" calcext:value-type="float">
            <text:p>86024</text:p>
          </table:table-cell>
          <table:table-cell office:value-type="float" office:value="92045" calcext:value-type="float">
            <text:p>92045</text:p>
          </table:table-cell>
          <table:table-cell office:value-type="float" office:value="195466" calcext:value-type="float">
            <text:p>195466</text:p>
          </table:table-cell>
          <table:table-cell office:value-type="float" office:value="307935" calcext:value-type="float">
            <text:p>307935</text:p>
          </table:table-cell>
          <table:table-cell office:value-type="float" office:value="430900" calcext:value-type="float">
            <text:p>430900</text:p>
          </table:table-cell>
          <table:table-cell office:value-type="float" office:value="571546" calcext:value-type="float">
            <text:p>571546</text:p>
          </table:table-cell>
          <table:table-cell table:number-columns-repeated="3" office:value-type="float" office:value="668067" calcext:value-type="float">
            <text:p>6680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86024" calcext:value-type="float">
            <text:p>86024</text:p>
          </table:table-cell>
          <table:table-cell office:value-type="float" office:value="111281" calcext:value-type="float">
            <text:p>111281</text:p>
          </table:table-cell>
          <table:table-cell office:value-type="float" office:value="238010" calcext:value-type="float">
            <text:p>238010</text:p>
          </table:table-cell>
          <table:table-cell office:value-type="float" office:value="377916" calcext:value-type="float">
            <text:p>377916</text:p>
          </table:table-cell>
          <table:table-cell office:value-type="float" office:value="537973" calcext:value-type="float">
            <text:p>537973</text:p>
          </table:table-cell>
          <table:table-cell table:number-columns-repeated="4" office:value-type="float" office:value="668067" calcext:value-type="float">
            <text:p>668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012" meta:object-count="0"/>
    <meta:generator>LibreOffice/7.0.4.2$Linux_X86_64 LibreOffice_project/00$Build-2</meta:generator>
  </office:meta>
</office:document-meta>
</file>